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5cm"/>
    </style:style>
    <style:style style:name="co11" style:family="table-column">
      <style:table-column-properties fo:break-before="auto" style:column-width="5.584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1.499cm"/>
    </style:style>
    <style:style style:name="co14" style:family="table-column">
      <style:table-column-properties fo:break-before="auto" style:column-width="5.465cm"/>
    </style:style>
    <style:style style:name="co7" style:family="table-column">
      <style:table-column-properties fo:break-before="auto" style:column-width="5.431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1.626cm"/>
    </style:style>
    <style:style style:name="co10" style:family="table-column">
      <style:table-column-properties fo:break-before="auto" style:column-width="1.517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1.586cm"/>
    </style:style>
    <style:style style:name="co17" style:family="table-column">
      <style:table-column-properties fo:break-before="auto" style:column-width="1.744cm"/>
    </style:style>
    <style:style style:name="co18" style:family="table-column">
      <style:table-column-properties fo:break-before="auto" style:column-width="1.464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zczecińska Pętla</text:p>
          </table:table-cell>
          <table:table-cell office:value-type="string">
            <text:p>Władysława IV Pętl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zczecińska STW</text:p>
          </table:table-cell>
          <table:table-cell office:value-type="string">
            <text:p>Władysława IV Kwiatkowskieg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zczecińska ZDW</text:p>
          </table:table-cell>
          <table:table-cell office:value-type="string">
            <text:p>Władysława IV Sikorskiego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zczecińska Jasna</text:p>
          </table:table-cell>
          <table:table-cell office:value-type="string">
            <text:p>Władysława IV Kutrzeby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worzec PKP</text:p>
          </table:table-cell>
          <table:table-cell office:value-type="string">
            <text:p>Monte Cassino Młyńska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wycięstwa Krakusa i Wandy</text:p>
          </table:table-cell>
          <table:table-cell office:value-type="string">
            <text:p>Waryńskiego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 Maja Bank</text:p>
          </table:table-cell>
          <table:table-cell office:value-type="string">
            <text:p>Zwycięstwa Waryńskiego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wisińskiego Połczyńska</text:p>
          </table:table-cell>
          <table:table-cell office:value-type="string">
            <text:p>Stawisińskiego Andersa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awisińskiego Politechnika</text:p>
          </table:table-cell>
          <table:table-cell office:value-type="string">
            <text:p>Stawisińskiego Racławicka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otmistrza Witolda Pileckiego</text:p>
          </table:table-cell>
          <table:table-cell office:value-type="string">
            <text:p>I Maja Andersa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Zwycięstwa Słowackiego</text:p>
          </table:table-cell>
          <table:table-cell office:value-type="string">
            <text:p>Zwycięstwa Piłsudskiego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wycięstwa Plac Wolności</text:p>
          </table:table-cell>
          <table:table-cell office:value-type="string">
            <text:p>Rynek Staromiejski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wycięstwa Clausiusa</text:p>
          </table:table-cell>
          <table:table-cell office:value-type="string">
            <text:p>Dworzec PKS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aryńskiego Zwycięstwa</text:p>
          </table:table-cell>
          <table:table-cell office:value-type="string">
            <text:p>Szczecińska Mieszka I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ościuszki Piłsudskiego</text:p>
          </table:table-cell>
          <table:table-cell office:value-type="string">
            <text:p>Szczecińska Brzozowa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onte Cassino Fałata</text:p>
          </table:table-cell>
          <table:table-cell office:value-type="string">
            <text:p>Szczecińska Syrenki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ładysława IV Wańkowicza</text:p>
          </table:table-cell>
          <table:table-cell office:value-type="string">
            <text:p>Szczecińska Zakłady Usługowe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ładysława IV EMKA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 table:number-columns-spanned="2" table:number-rows-spanned="1">
            <text:p>Kierunek</text:p>
          </table:table-cell>
          <table:covered-table-cell/>
          <table:table-cell table:number-columns-repeated="3"/>
        </table:table-row>
        <table:table-row table:style-name="ro1">
          <table:table-cell table:style-name="Default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/>
        </table:table-row>
      </table:table>
      <table:table table:name="1_1" table:style-name="ta1" table:print="false">
        <office:forms form:automatic-focus="false" form:apply-design-mode="false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5" table:default-cell-style-name="ce8"/>
        <table:table-column table:style-name="co9" table:default-cell-style-name="ce8"/>
        <table:table-column table:style-name="co15" table:number-columns-repeated="3" table:default-cell-style-name="ce8"/>
        <table:table-column table:style-name="co16" table:default-cell-style-name="ce8"/>
        <table:table-column table:style-name="co15" table:number-columns-repeated="6" table:default-cell-style-name="ce8"/>
        <table:table-column table:style-name="co9" table:default-cell-style-name="ce8"/>
        <table:table-column table:style-name="co15" table:default-cell-style-name="ce8"/>
        <table:table-column table:style-name="co17" table:default-cell-style-name="ce8"/>
        <table:table-column table:style-name="co9" table:default-cell-style-name="ce8"/>
        <table:table-column table:style-name="co15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6" table:default-cell-style-name="ce8"/>
        <table:table-column table:style-name="co15" table:number-columns-repeated="3" table:default-cell-style-name="ce8"/>
        <table:table-column table:style-name="co16" table:default-cell-style-name="ce8"/>
        <table:table-column table:style-name="co15" table:number-columns-repeated="2" table:default-cell-style-name="ce8"/>
        <table:table-column table:style-name="co17" table:default-cell-style-name="ce8"/>
        <table:table-column table:style-name="co18" table:default-cell-style-name="ce8"/>
        <table:table-column table:style-name="co19" table:number-columns-repeated="987" table:default-cell-style-name="ce8"/>
        <table:table-row table:style-name="ro2">
          <table:table-cell table:style-name="ce7" office:value-type="string">
            <text:p>Szczecińska Pętla</text:p>
          </table:table-cell>
          <table:table-cell office:value-type="string">
            <text:p>5:52v</text:p>
          </table:table-cell>
          <table:table-cell office:value-type="string">
            <text:p>6:22v</text:p>
          </table:table-cell>
          <table:table-cell office:value-type="string">
            <text:p>6:41v</text:p>
          </table:table-cell>
          <table:table-cell office:value-type="string">
            <text:p>7:06Sv</text:p>
          </table:table-cell>
          <table:table-cell office:value-type="string">
            <text:p>7:26v</text:p>
          </table:table-cell>
          <table:table-cell office:value-type="string">
            <text:p>7:41v</text:p>
          </table:table-cell>
          <table:table-cell office:value-type="string">
            <text:p>8:04v</text:p>
          </table:table-cell>
          <table:table-cell office:value-type="string">
            <text:p>8:24</text:p>
          </table:table-cell>
          <table:table-cell table:style-name="ce10" office:value-type="string">
            <text:p>8:44v</text:p>
          </table:table-cell>
          <table:table-cell table:style-name="ce9" office:value-type="string">
            <text:p>8:52xv</text:p>
          </table:table-cell>
          <table:table-cell office:value-type="string">
            <text:p>9:30</text:p>
          </table:table-cell>
          <table:table-cell office:value-type="string">
            <text:p>10:10v</text:p>
          </table:table-cell>
          <table:table-cell office:value-type="string">
            <text:p>10:50v</text:p>
          </table:table-cell>
          <table:table-cell office:value-type="string">
            <text:p>11:30</text:p>
          </table:table-cell>
          <table:table-cell office:value-type="string">
            <text:p>12:10v</text:p>
          </table:table-cell>
          <table:table-cell office:value-type="string">
            <text:p>13:09v</text:p>
          </table:table-cell>
          <table:table-cell office:value-type="string">
            <text:p>13:24v</text:p>
          </table:table-cell>
          <table:table-cell office:value-type="string">
            <text:p>13:44</text:p>
          </table:table-cell>
          <table:table-cell office:value-type="string">
            <text:p>14:09v</text:p>
          </table:table-cell>
          <table:table-cell office:value-type="string">
            <text:p>14:44v</text:p>
          </table:table-cell>
          <table:table-cell office:value-type="string">
            <text:p>15:09v</text:p>
          </table:table-cell>
          <table:table-cell office:value-type="string">
            <text:p>15:24v</text:p>
          </table:table-cell>
          <table:table-cell office:value-type="string">
            <text:p>15:44</text:p>
          </table:table-cell>
          <table:table-cell office:value-type="string">
            <text:p>16:04v</text:p>
          </table:table-cell>
          <table:table-cell office:value-type="string">
            <text:p>16:44v</text:p>
          </table:table-cell>
          <table:table-cell office:value-type="string">
            <text:p>17:09v</text:p>
          </table:table-cell>
          <table:table-cell office:value-type="string">
            <text:p>17:24v</text:p>
          </table:table-cell>
          <table:table-cell office:value-type="string">
            <text:p>18:24v</text:p>
          </table:table-cell>
          <table:table-cell office:value-type="string">
            <text:p>19:55v</text:p>
          </table:table-cell>
          <table:table-cell office:value-type="string">
            <text:p>21:46</text:p>
          </table:table-cell>
          <table:table-cell table:number-columns-repeated="3"/>
          <table:table-cell table:style-name="ce7"/>
          <table:table-cell table:number-columns-repeated="989"/>
        </table:table-row>
        <table:table-row table:style-name="ro2">
          <table:table-cell table:style-name="ce7" office:value-type="string">
            <text:p>Szczecińska STW</text:p>
          </table:table-cell>
          <table:table-cell office:value-type="string">
            <text:p>5:53v</text:p>
          </table:table-cell>
          <table:table-cell office:value-type="string">
            <text:p>6:23v</text:p>
          </table:table-cell>
          <table:table-cell office:value-type="string">
            <text:p>6:42v</text:p>
          </table:table-cell>
          <table:table-cell office:value-type="string">
            <text:p>7:07Sv</text:p>
          </table:table-cell>
          <table:table-cell office:value-type="string">
            <text:p>7:27v</text:p>
          </table:table-cell>
          <table:table-cell office:value-type="string">
            <text:p>7:42v</text:p>
          </table:table-cell>
          <table:table-cell office:value-type="string">
            <text:p>8:05v</text:p>
          </table:table-cell>
          <table:table-cell office:value-type="string">
            <text:p>8:25</text:p>
          </table:table-cell>
          <table:table-cell table:style-name="ce10" office:value-type="string">
            <text:p>8:45v</text:p>
          </table:table-cell>
          <table:table-cell table:style-name="ce9" office:value-type="string">
            <text:p>8:53xv</text:p>
          </table:table-cell>
          <table:table-cell office:value-type="string">
            <text:p>9:31</text:p>
          </table:table-cell>
          <table:table-cell office:value-type="string">
            <text:p>10:11v</text:p>
          </table:table-cell>
          <table:table-cell office:value-type="string">
            <text:p>10:51v</text:p>
          </table:table-cell>
          <table:table-cell office:value-type="string">
            <text:p>11:31</text:p>
          </table:table-cell>
          <table:table-cell office:value-type="string">
            <text:p>12:11v</text:p>
          </table:table-cell>
          <table:table-cell office:value-type="string">
            <text:p>13:10v</text:p>
          </table:table-cell>
          <table:table-cell office:value-type="string">
            <text:p>13:25v</text:p>
          </table:table-cell>
          <table:table-cell office:value-type="string">
            <text:p>13:45</text:p>
          </table:table-cell>
          <table:table-cell office:value-type="string">
            <text:p>14:10v</text:p>
          </table:table-cell>
          <table:table-cell office:value-type="string">
            <text:p>14:45v</text:p>
          </table:table-cell>
          <table:table-cell office:value-type="string">
            <text:p>15:10v</text:p>
          </table:table-cell>
          <table:table-cell office:value-type="string">
            <text:p>15:25v</text:p>
          </table:table-cell>
          <table:table-cell office:value-type="string">
            <text:p>15:45</text:p>
          </table:table-cell>
          <table:table-cell office:value-type="string">
            <text:p>16:05v</text:p>
          </table:table-cell>
          <table:table-cell office:value-type="string">
            <text:p>16:45v</text:p>
          </table:table-cell>
          <table:table-cell office:value-type="string">
            <text:p>17:10v</text:p>
          </table:table-cell>
          <table:table-cell office:value-type="string">
            <text:p>17:25v</text:p>
          </table:table-cell>
          <table:table-cell office:value-type="string">
            <text:p>18:25v</text:p>
          </table:table-cell>
          <table:table-cell office:value-type="string">
            <text:p>19:56v</text:p>
          </table:table-cell>
          <table:table-cell office:value-type="string">
            <text:p>21:47</text:p>
          </table:table-cell>
          <table:table-cell table:number-columns-repeated="3"/>
          <table:table-cell table:style-name="ce7"/>
          <table:table-cell table:number-columns-repeated="989"/>
        </table:table-row>
        <table:table-row table:style-name="ro2">
          <table:table-cell table:style-name="ce7" office:value-type="string">
            <text:p>Szczecińska ZDW</text:p>
          </table:table-cell>
          <table:table-cell office:value-type="string">
            <text:p>5:55v</text:p>
          </table:table-cell>
          <table:table-cell office:value-type="string">
            <text:p>6:25v</text:p>
          </table:table-cell>
          <table:table-cell office:value-type="string">
            <text:p>6:44v</text:p>
          </table:table-cell>
          <table:table-cell office:value-type="string">
            <text:p>7:10Sv</text:p>
          </table:table-cell>
          <table:table-cell office:value-type="string">
            <text:p>7:29v</text:p>
          </table:table-cell>
          <table:table-cell office:value-type="string">
            <text:p>7:44v</text:p>
          </table:table-cell>
          <table:table-cell office:value-type="string">
            <text:p>8:08v</text:p>
          </table:table-cell>
          <table:table-cell office:value-type="string">
            <text:p>8:28</text:p>
          </table:table-cell>
          <table:table-cell table:style-name="ce10" office:value-type="string">
            <text:p>8:48v</text:p>
          </table:table-cell>
          <table:table-cell table:style-name="ce9" office:value-type="string">
            <text:p>8:55xv</text:p>
          </table:table-cell>
          <table:table-cell office:value-type="string">
            <text:p>9:34</text:p>
          </table:table-cell>
          <table:table-cell office:value-type="string">
            <text:p>10:14v</text:p>
          </table:table-cell>
          <table:table-cell office:value-type="string">
            <text:p>10:54v</text:p>
          </table:table-cell>
          <table:table-cell office:value-type="string">
            <text:p>11:34</text:p>
          </table:table-cell>
          <table:table-cell office:value-type="string">
            <text:p>12:14v</text:p>
          </table:table-cell>
          <table:table-cell office:value-type="string">
            <text:p>13:13v</text:p>
          </table:table-cell>
          <table:table-cell office:value-type="string">
            <text:p>13:28v</text:p>
          </table:table-cell>
          <table:table-cell office:value-type="string">
            <text:p>13:48</text:p>
          </table:table-cell>
          <table:table-cell office:value-type="string">
            <text:p>14:13v</text:p>
          </table:table-cell>
          <table:table-cell office:value-type="string">
            <text:p>14:48v</text:p>
          </table:table-cell>
          <table:table-cell office:value-type="string">
            <text:p>15:13v</text:p>
          </table:table-cell>
          <table:table-cell office:value-type="string">
            <text:p>15:28v</text:p>
          </table:table-cell>
          <table:table-cell office:value-type="string">
            <text:p>15:48</text:p>
          </table:table-cell>
          <table:table-cell office:value-type="string">
            <text:p>16:08v</text:p>
          </table:table-cell>
          <table:table-cell office:value-type="string">
            <text:p>16:48v</text:p>
          </table:table-cell>
          <table:table-cell office:value-type="string">
            <text:p>17:12v</text:p>
          </table:table-cell>
          <table:table-cell office:value-type="string">
            <text:p>17:27v</text:p>
          </table:table-cell>
          <table:table-cell office:value-type="string">
            <text:p>18:27v</text:p>
          </table:table-cell>
          <table:table-cell office:value-type="string">
            <text:p>19:58v</text:p>
          </table:table-cell>
          <table:table-cell office:value-type="string">
            <text:p>21:49</text:p>
          </table:table-cell>
          <table:table-cell table:number-columns-repeated="3"/>
          <table:table-cell table:style-name="ce7"/>
          <table:table-cell table:number-columns-repeated="989"/>
        </table:table-row>
        <table:table-row table:style-name="ro2">
          <table:table-cell table:style-name="ce7" office:value-type="string">
            <text:p>Szczecińska Jasna</text:p>
          </table:table-cell>
          <table:table-cell table:style-name="ce9" office:value-type="string">
            <text:p>5:56v</text:p>
          </table:table-cell>
          <table:table-cell table:style-name="ce10" office:value-type="string">
            <text:p>6:26v</text:p>
          </table:table-cell>
          <table:table-cell office:value-type="string">
            <text:p>6:46v</text:p>
          </table:table-cell>
          <table:table-cell office:value-type="string">
            <text:p>7:12Sv</text:p>
          </table:table-cell>
          <table:table-cell office:value-type="string">
            <text:p>7:31v</text:p>
          </table:table-cell>
          <table:table-cell office:value-type="string">
            <text:p>7:46v</text:p>
          </table:table-cell>
          <table:table-cell table:style-name="ce7" office:value-type="string">
            <text:p>8:10v</text:p>
          </table:table-cell>
          <table:table-cell table:style-name="ce7" office:value-type="string">
            <text:p>8:30</text:p>
          </table:table-cell>
          <table:table-cell table:style-name="ce7" office:value-type="string">
            <text:p>8:50v</text:p>
          </table:table-cell>
          <table:table-cell table:style-name="ce7" office:value-type="string">
            <text:p>9:36</text:p>
          </table:table-cell>
          <table:table-cell table:style-name="ce7" office:value-type="string">
            <text:p>10:16v</text:p>
          </table:table-cell>
          <table:table-cell table:style-name="ce7" office:value-type="string">
            <text:p>10:56v</text:p>
          </table:table-cell>
          <table:table-cell table:style-name="ce7" office:value-type="string">
            <text:p>11:36</text:p>
          </table:table-cell>
          <table:table-cell table:style-name="ce7" office:value-type="string">
            <text:p>12:16v</text:p>
          </table:table-cell>
          <table:table-cell table:style-name="ce7" office:value-type="string">
            <text:p>13:15v</text:p>
          </table:table-cell>
          <table:table-cell table:style-name="ce7" office:value-type="string">
            <text:p>13:30v</text:p>
          </table:table-cell>
          <table:table-cell table:style-name="ce7" office:value-type="string">
            <text:p>13:50</text:p>
          </table:table-cell>
          <table:table-cell table:style-name="ce7" office:value-type="string">
            <text:p>14:15v</text:p>
          </table:table-cell>
          <table:table-cell table:style-name="ce7" office:value-type="string">
            <text:p>14:50v</text:p>
          </table:table-cell>
          <table:table-cell table:style-name="ce7" office:value-type="string">
            <text:p>15:15v</text:p>
          </table:table-cell>
          <table:table-cell table:style-name="ce7" office:value-type="string">
            <text:p>15:30v</text:p>
          </table:table-cell>
          <table:table-cell table:style-name="ce7" office:value-type="string">
            <text:p>15:50</text:p>
          </table:table-cell>
          <table:table-cell table:style-name="ce7" office:value-type="string">
            <text:p>16:10v</text:p>
          </table:table-cell>
          <table:table-cell table:style-name="ce7" office:value-type="string">
            <text:p>16:50v</text:p>
          </table:table-cell>
          <table:table-cell table:style-name="ce7" office:value-type="string">
            <text:p>17:14v</text:p>
          </table:table-cell>
          <table:table-cell table:style-name="ce7" office:value-type="string">
            <text:p>17:29v</text:p>
          </table:table-cell>
          <table:table-cell table:style-name="ce7" office:value-type="string">
            <text:p>18:29v</text:p>
          </table:table-cell>
          <table:table-cell table:style-name="ce7" office:value-type="string">
            <text:p>20:00v</text:p>
          </table:table-cell>
          <table:table-cell table:style-name="ce7" office:value-type="string">
            <text:p>21:50</text:p>
          </table:table-cell>
          <table:table-cell table:style-name="ce7" table:number-columns-repeated="2"/>
          <table:table-cell table:number-columns-repeated="2"/>
          <table:table-cell table:style-name="ce7"/>
          <table:table-cell table:number-columns-repeated="989"/>
        </table:table-row>
        <table:table-row table:style-name="ro2">
          <table:table-cell table:style-name="ce7" office:value-type="string">
            <text:p>Dworzec PKP</text:p>
          </table:table-cell>
          <table:table-cell table:style-name="ce9" office:value-type="string">
            <text:p>5:31</text:p>
          </table:table-cell>
          <table:table-cell table:style-name="ce10" office:value-type="string">
            <text:p>5:41v</text:p>
          </table:table-cell>
          <table:table-cell office:value-type="string">
            <text:p>6:11v</text:p>
          </table:table-cell>
          <table:table-cell office:value-type="string">
            <text:p>7:01v</text:p>
          </table:table-cell>
          <table:table-cell office:value-type="string">
            <text:p>7:21</text:p>
          </table:table-cell>
          <table:table-cell office:value-type="string">
            <text:p>8:01v</text:p>
          </table:table-cell>
          <table:table-cell office:value-type="string">
            <text:p>9:10v</text:p>
          </table:table-cell>
          <table:table-cell office:value-type="string">
            <text:p>9:50v</text:p>
          </table:table-cell>
          <table:table-cell office:value-type="string">
            <text:p>10:30</text:p>
          </table:table-cell>
          <table:table-cell office:value-type="string">
            <text:p>11:10v</text:p>
          </table:table-cell>
          <table:table-cell office:value-type="string">
            <text:p>11:50v</text:p>
          </table:table-cell>
          <table:table-cell office:value-type="string">
            <text:p>12:30</text:p>
          </table:table-cell>
          <table:table-cell office:value-type="string">
            <text:p>13:41v</text:p>
          </table:table-cell>
          <table:table-cell office:value-type="string">
            <text:p>14:01v</text:p>
          </table:table-cell>
          <table:table-cell office:value-type="string">
            <text:p>14:26v</text:p>
          </table:table-cell>
          <table:table-cell office:value-type="string">
            <text:p>14:41</text:p>
          </table:table-cell>
          <table:table-cell office:value-type="string">
            <text:p>15:01v</text:p>
          </table:table-cell>
          <table:table-cell office:value-type="string">
            <text:p>15:41Sv</text:p>
          </table:table-cell>
          <table:table-cell office:value-type="string">
            <text:p>16:01v</text:p>
          </table:table-cell>
          <table:table-cell office:value-type="string">
            <text:p>16:26v</text:p>
          </table:table-cell>
          <table:table-cell office:value-type="string">
            <text:p>16:41</text:p>
          </table:table-cell>
          <table:table-cell office:value-type="string">
            <text:p>17:40</text:p>
          </table:table-cell>
          <table:table-cell office:value-type="string">
            <text:p>18:10v</text:p>
          </table:table-cell>
          <table:table-cell office:value-type="string">
            <text:p>18:50</text:p>
          </table:table-cell>
          <table:table-cell office:value-type="string">
            <text:p>19:10v</text:p>
          </table:table-cell>
          <table:table-cell office:value-type="string">
            <text:p>19:30</text:p>
          </table:table-cell>
          <table:table-cell office:value-type="string">
            <text:p>20:30</text:p>
          </table:table-cell>
          <table:table-cell office:value-type="string">
            <text:p>21:00v</text:p>
          </table:table-cell>
          <table:table-cell table:number-columns-repeated="3"/>
          <table:table-cell table:style-name="ce7" table:number-columns-repeated="4"/>
          <table:table-cell table:number-columns-repeated="988"/>
        </table:table-row>
        <table:table-row table:style-name="ro2">
          <table:table-cell table:style-name="ce7" office:value-type="string">
            <text:p>Zwycięstwa Krakusa i Wandy</text:p>
          </table:table-cell>
          <table:table-cell table:style-name="ce9" office:value-type="string">
            <text:p>5:33</text:p>
          </table:table-cell>
          <table:table-cell table:style-name="ce10" office:value-type="string">
            <text:p>5:43v</text:p>
          </table:table-cell>
          <table:table-cell office:value-type="string">
            <text:p>5:58v</text:p>
          </table:table-cell>
          <table:table-cell office:value-type="string">
            <text:p>6:13v</text:p>
          </table:table-cell>
          <table:table-cell office:value-type="string">
            <text:p>6:28v</text:p>
          </table:table-cell>
          <table:table-cell office:value-type="string">
            <text:p>6:48v</text:p>
          </table:table-cell>
          <table:table-cell office:value-type="string">
            <text:p>7:03v</text:p>
          </table:table-cell>
          <table:table-cell office:value-type="string">
            <text:p>7:14Sv</text:p>
          </table:table-cell>
          <table:table-cell office:value-type="string">
            <text:p>7:23</text:p>
          </table:table-cell>
          <table:table-cell office:value-type="string">
            <text:p>7:33v</text:p>
          </table:table-cell>
          <table:table-cell office:value-type="string">
            <text:p>7:48v</text:p>
          </table:table-cell>
          <table:table-cell office:value-type="string">
            <text:p>8:03v</text:p>
          </table:table-cell>
          <table:table-cell office:value-type="string">
            <text:p>8:12v</text:p>
          </table:table-cell>
          <table:table-cell office:value-type="string">
            <text:p>8:32</text:p>
          </table:table-cell>
          <table:table-cell office:value-type="string">
            <text:p>8:52v</text:p>
          </table:table-cell>
          <table:table-cell office:value-type="string">
            <text:p>9:12v</text:p>
          </table:table-cell>
          <table:table-cell office:value-type="string">
            <text:p>9:38</text:p>
          </table:table-cell>
          <table:table-cell office:value-type="string">
            <text:p>9:52v</text:p>
          </table:table-cell>
          <table:table-cell office:value-type="string">
            <text:p>10:18v</text:p>
          </table:table-cell>
          <table:table-cell office:value-type="string">
            <text:p>10:32</text:p>
          </table:table-cell>
          <table:table-cell office:value-type="string">
            <text:p>10:58v</text:p>
          </table:table-cell>
          <table:table-cell office:value-type="string">
            <text:p>11:12v</text:p>
          </table:table-cell>
          <table:table-cell office:value-type="string">
            <text:p>11:38</text:p>
          </table:table-cell>
          <table:table-cell office:value-type="string">
            <text:p>11:52v</text:p>
          </table:table-cell>
          <table:table-cell office:value-type="string">
            <text:p>12:18v</text:p>
          </table:table-cell>
          <table:table-cell office:value-type="string">
            <text:p>12:32</text:p>
          </table:table-cell>
          <table:table-cell office:value-type="string">
            <text:p>13:17v</text:p>
          </table:table-cell>
          <table:table-cell office:value-type="string">
            <text:p>13:33v</text:p>
          </table:table-cell>
          <table:table-cell office:value-type="string">
            <text:p>13:43v</text:p>
          </table:table-cell>
          <table:table-cell office:value-type="string">
            <text:p>13:53</text:p>
          </table:table-cell>
          <table:table-cell office:value-type="string">
            <text:p>14:03v</text:p>
          </table:table-cell>
          <table:table-cell office:value-type="string">
            <text:p>14:18v</text:p>
          </table:table-cell>
          <table:table-cell office:value-type="string">
            <text:p>14:28v</text:p>
          </table:table-cell>
          <table:table-cell table:style-name="ce7" office:value-type="string">
            <text:p>14:43</text:p>
          </table:table-cell>
          <table:table-cell office:value-type="string">
            <text:p>14:53v</text:p>
          </table:table-cell>
          <table:table-cell office:value-type="string">
            <text:p>15:03v</text:p>
          </table:table-cell>
          <table:table-cell office:value-type="string">
            <text:p>15:18v</text:p>
          </table:table-cell>
          <table:table-cell office:value-type="string">
            <text:p>15:33v</text:p>
          </table:table-cell>
          <table:table-cell office:value-type="string">
            <text:p>15:44Sv</text:p>
          </table:table-cell>
          <table:table-cell office:value-type="string">
            <text:p>15:53</text:p>
          </table:table-cell>
          <table:table-cell office:value-type="string">
            <text:p>16:03v</text:p>
          </table:table-cell>
          <table:table-cell office:value-type="string">
            <text:p>16:13v</text:p>
          </table:table-cell>
          <table:table-cell office:value-type="string">
            <text:p>16:28v</text:p>
          </table:table-cell>
          <table:table-cell office:value-type="string">
            <text:p>16:43</text:p>
          </table:table-cell>
          <table:table-cell office:value-type="string">
            <text:p>16:53v</text:p>
          </table:table-cell>
          <table:table-cell office:value-type="string">
            <text:p>17:17v</text:p>
          </table:table-cell>
          <table:table-cell office:value-type="string">
            <text:p>17:32v</text:p>
          </table:table-cell>
          <table:table-cell office:value-type="string">
            <text:p>17:42</text:p>
          </table:table-cell>
          <table:table-cell office:value-type="string">
            <text:p>18:12v</text:p>
          </table:table-cell>
          <table:table-cell office:value-type="string">
            <text:p>18:32v</text:p>
          </table:table-cell>
          <table:table-cell office:value-type="string">
            <text:p>18:52</text:p>
          </table:table-cell>
          <table:table-cell office:value-type="string">
            <text:p>19:12v</text:p>
          </table:table-cell>
          <table:table-cell office:value-type="string">
            <text:p>19:32</text:p>
          </table:table-cell>
          <table:table-cell office:value-type="string">
            <text:p>20:02v</text:p>
          </table:table-cell>
          <table:table-cell office:value-type="string">
            <text:p>20:32</text:p>
          </table:table-cell>
          <table:table-cell office:value-type="string">
            <text:p>21:02v</text:p>
          </table:table-cell>
          <table:table-cell office:value-type="string">
            <text:p>21:52</text:p>
          </table:table-cell>
          <table:table-cell office:value-type="string">
            <text:p><text:s/></text:p>
          </table:table-cell>
          <table:table-cell table:number-columns-repeated="965"/>
        </table:table-row>
        <table:table-row table:style-name="ro2">
          <table:table-cell table:style-name="ce7" office:value-type="string">
            <text:p>I Maja Bank</text:p>
          </table:table-cell>
          <table:table-cell table:style-name="ce9" office:value-type="string">
            <text:p>7:16Sv</text:p>
          </table:table-cell>
          <table:table-cell table:style-name="ce10" office:value-type="string">
            <text:p>15:46Sv</text:p>
          </table:table-cell>
          <table:table-cell table:number-columns-repeated="31"/>
          <table:table-cell table:style-name="ce7"/>
          <table:table-cell table:number-columns-repeated="989"/>
        </table:table-row>
        <table:table-row table:style-name="ro2">
          <table:table-cell table:style-name="ce7" office:value-type="string">
            <text:p>Stawisińskiego Połczyńska</text:p>
          </table:table-cell>
          <table:table-cell table:style-name="ce9" office:value-type="string">
            <text:p>7:18Sv</text:p>
          </table:table-cell>
          <table:table-cell table:style-name="ce10" office:value-type="string">
            <text:p>15:49Sv</text:p>
          </table:table-cell>
          <table:table-cell table:number-columns-repeated="31"/>
          <table:table-cell table:style-name="ce7"/>
          <table:table-cell table:number-columns-repeated="989"/>
        </table:table-row>
        <table:table-row table:style-name="ro2">
          <table:table-cell table:style-name="ce7" office:value-type="string">
            <text:p>Stawisińskiego Politechnika</text:p>
          </table:table-cell>
          <table:table-cell table:style-name="ce9" office:value-type="string">
            <text:p>7:20Sv</text:p>
          </table:table-cell>
          <table:table-cell table:style-name="ce10" office:value-type="string">
            <text:p>15:51Sv</text:p>
          </table:table-cell>
          <table:table-cell table:number-columns-repeated="31"/>
          <table:table-cell table:style-name="ce7"/>
          <table:table-cell table:number-columns-repeated="989"/>
        </table:table-row>
        <table:table-row table:style-name="ro2">
          <table:table-cell table:style-name="ce7" office:value-type="string">
            <text:p>Rotmistrza Witolda Pileckiego</text:p>
          </table:table-cell>
          <table:table-cell table:style-name="ce9" office:value-type="string">
            <text:p>7:22Sv</text:p>
          </table:table-cell>
          <table:table-cell table:style-name="ce10" office:value-type="string">
            <text:p>15:53Sv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Zwycięstwa Słowackiego</text:p>
          </table:table-cell>
          <table:table-cell table:style-name="ce9" office:value-type="string">
            <text:p>5:35</text:p>
          </table:table-cell>
          <table:table-cell table:style-name="ce10" office:value-type="string">
            <text:p>5:45v</text:p>
          </table:table-cell>
          <table:table-cell office:value-type="string">
            <text:p>6:00v</text:p>
          </table:table-cell>
          <table:table-cell office:value-type="string">
            <text:p>6:15v</text:p>
          </table:table-cell>
          <table:table-cell office:value-type="string">
            <text:p>6:30v</text:p>
          </table:table-cell>
          <table:table-cell office:value-type="string">
            <text:p>6:50v</text:p>
          </table:table-cell>
          <table:table-cell office:value-type="string">
            <text:p>7:05v</text:p>
          </table:table-cell>
          <table:table-cell office:value-type="string">
            <text:p>7:25</text:p>
          </table:table-cell>
          <table:table-cell office:value-type="string">
            <text:p>7:35v</text:p>
          </table:table-cell>
          <table:table-cell office:value-type="string">
            <text:p>7:50v</text:p>
          </table:table-cell>
          <table:table-cell office:value-type="string">
            <text:p>8:05v</text:p>
          </table:table-cell>
          <table:table-cell office:value-type="string">
            <text:p>8:14v</text:p>
          </table:table-cell>
          <table:table-cell office:value-type="string">
            <text:p>8:34</text:p>
          </table:table-cell>
          <table:table-cell office:value-type="string">
            <text:p>8:54v</text:p>
          </table:table-cell>
          <table:table-cell office:value-type="string">
            <text:p>9:14v</text:p>
          </table:table-cell>
          <table:table-cell office:value-type="string">
            <text:p>9:40</text:p>
          </table:table-cell>
          <table:table-cell office:value-type="string">
            <text:p>9:54v</text:p>
          </table:table-cell>
          <table:table-cell office:value-type="string">
            <text:p>10:20v</text:p>
          </table:table-cell>
          <table:table-cell office:value-type="string">
            <text:p>10:34</text:p>
          </table:table-cell>
          <table:table-cell office:value-type="string">
            <text:p>11:00v</text:p>
          </table:table-cell>
          <table:table-cell office:value-type="string">
            <text:p>11:14v</text:p>
          </table:table-cell>
          <table:table-cell office:value-type="string">
            <text:p>11:40</text:p>
          </table:table-cell>
          <table:table-cell office:value-type="string">
            <text:p>11:54v</text:p>
          </table:table-cell>
          <table:table-cell office:value-type="string">
            <text:p>12:20v</text:p>
          </table:table-cell>
          <table:table-cell office:value-type="string">
            <text:p>12:34</text:p>
          </table:table-cell>
          <table:table-cell office:value-type="string">
            <text:p>13:19v</text:p>
          </table:table-cell>
          <table:table-cell office:value-type="string">
            <text:p>13:36v</text:p>
          </table:table-cell>
          <table:table-cell office:value-type="string">
            <text:p>13:46v</text:p>
          </table:table-cell>
          <table:table-cell office:value-type="string">
            <text:p>13:56</text:p>
          </table:table-cell>
          <table:table-cell office:value-type="string">
            <text:p>14:06v</text:p>
          </table:table-cell>
          <table:table-cell office:value-type="string">
            <text:p>14:21v</text:p>
          </table:table-cell>
          <table:table-cell office:value-type="string">
            <text:p>14:31v</text:p>
          </table:table-cell>
          <table:table-cell office:value-type="string">
            <text:p>14:46</text:p>
          </table:table-cell>
          <table:table-cell office:value-type="string">
            <text:p>14:56v</text:p>
          </table:table-cell>
          <table:table-cell office:value-type="string">
            <text:p>15:06v</text:p>
          </table:table-cell>
          <table:table-cell office:value-type="string">
            <text:p>15:21v</text:p>
          </table:table-cell>
          <table:table-cell office:value-type="string">
            <text:p>15:36v</text:p>
          </table:table-cell>
          <table:table-cell office:value-type="string">
            <text:p>15:56</text:p>
          </table:table-cell>
          <table:table-cell office:value-type="string">
            <text:p>16:06v</text:p>
          </table:table-cell>
          <table:table-cell office:value-type="string">
            <text:p>16:16v</text:p>
          </table:table-cell>
          <table:table-cell office:value-type="string">
            <text:p>16:31v</text:p>
          </table:table-cell>
          <table:table-cell office:value-type="string">
            <text:p>16:46</text:p>
          </table:table-cell>
          <table:table-cell office:value-type="string">
            <text:p>16:56v</text:p>
          </table:table-cell>
          <table:table-cell office:value-type="string">
            <text:p>17:19v</text:p>
          </table:table-cell>
          <table:table-cell office:value-type="string">
            <text:p>17:34v</text:p>
          </table:table-cell>
          <table:table-cell office:value-type="string">
            <text:p>17:44</text:p>
          </table:table-cell>
          <table:table-cell office:value-type="string">
            <text:p>18:14v</text:p>
          </table:table-cell>
          <table:table-cell office:value-type="string">
            <text:p>18:34v</text:p>
          </table:table-cell>
          <table:table-cell office:value-type="string">
            <text:p>18:54</text:p>
          </table:table-cell>
          <table:table-cell office:value-type="string">
            <text:p>19:14v</text:p>
          </table:table-cell>
          <table:table-cell office:value-type="string">
            <text:p>19:34</text:p>
          </table:table-cell>
          <table:table-cell office:value-type="string">
            <text:p>20:04v</text:p>
          </table:table-cell>
          <table:table-cell office:value-type="string">
            <text:p>20:34</text:p>
          </table:table-cell>
          <table:table-cell office:value-type="string">
            <text:p>21:04v</text:p>
          </table:table-cell>
          <table:table-cell office:value-type="string">
            <text:p>21:54</text:p>
          </table:table-cell>
          <table:table-cell table:number-columns-repeated="968"/>
        </table:table-row>
        <table:table-row table:style-name="ro2">
          <table:table-cell table:style-name="ce7" office:value-type="string">
            <text:p>Zwycięstwa Plac Wolności</text:p>
          </table:table-cell>
          <table:table-cell table:style-name="ce9" office:value-type="string">
            <text:p>5:36</text:p>
          </table:table-cell>
          <table:table-cell table:style-name="ce10" office:value-type="string">
            <text:p>5:46v</text:p>
          </table:table-cell>
          <table:table-cell office:value-type="string">
            <text:p>6:01v</text:p>
          </table:table-cell>
          <table:table-cell office:value-type="string">
            <text:p>6:16v</text:p>
          </table:table-cell>
          <table:table-cell office:value-type="string">
            <text:p>6:31v</text:p>
          </table:table-cell>
          <table:table-cell office:value-type="string">
            <text:p>6:51v</text:p>
          </table:table-cell>
          <table:table-cell office:value-type="string">
            <text:p>7:06v</text:p>
          </table:table-cell>
          <table:table-cell office:value-type="string">
            <text:p>7:26</text:p>
          </table:table-cell>
          <table:table-cell office:value-type="string">
            <text:p>7:36v</text:p>
          </table:table-cell>
          <table:table-cell office:value-type="string">
            <text:p>7:51v</text:p>
          </table:table-cell>
          <table:table-cell office:value-type="string">
            <text:p>8:06v</text:p>
          </table:table-cell>
          <table:table-cell office:value-type="string">
            <text:p>8:15v</text:p>
          </table:table-cell>
          <table:table-cell office:value-type="string">
            <text:p>8:35</text:p>
          </table:table-cell>
          <table:table-cell office:value-type="string">
            <text:p>8:55v</text:p>
          </table:table-cell>
          <table:table-cell office:value-type="string">
            <text:p>9:15v</text:p>
          </table:table-cell>
          <table:table-cell office:value-type="string">
            <text:p>9:41</text:p>
          </table:table-cell>
          <table:table-cell office:value-type="string">
            <text:p>9:55v</text:p>
          </table:table-cell>
          <table:table-cell office:value-type="string">
            <text:p>10:21v</text:p>
          </table:table-cell>
          <table:table-cell office:value-type="string">
            <text:p>10:35</text:p>
          </table:table-cell>
          <table:table-cell office:value-type="string">
            <text:p>11:01v</text:p>
          </table:table-cell>
          <table:table-cell office:value-type="string">
            <text:p>11:15v</text:p>
          </table:table-cell>
          <table:table-cell office:value-type="string">
            <text:p>11:41</text:p>
          </table:table-cell>
          <table:table-cell office:value-type="string">
            <text:p>11:55v</text:p>
          </table:table-cell>
          <table:table-cell office:value-type="string">
            <text:p>12:21v</text:p>
          </table:table-cell>
          <table:table-cell office:value-type="string">
            <text:p>12:35</text:p>
          </table:table-cell>
          <table:table-cell office:value-type="string">
            <text:p>13:20v</text:p>
          </table:table-cell>
          <table:table-cell office:value-type="string">
            <text:p>13:37v</text:p>
          </table:table-cell>
          <table:table-cell office:value-type="string">
            <text:p>13:47v</text:p>
          </table:table-cell>
          <table:table-cell office:value-type="string">
            <text:p>13:57</text:p>
          </table:table-cell>
          <table:table-cell office:value-type="string">
            <text:p>14:07v</text:p>
          </table:table-cell>
          <table:table-cell office:value-type="string">
            <text:p>14:22v</text:p>
          </table:table-cell>
          <table:table-cell office:value-type="string">
            <text:p>14:32v</text:p>
          </table:table-cell>
          <table:table-cell office:value-type="string">
            <text:p>14:47</text:p>
          </table:table-cell>
          <table:table-cell office:value-type="string">
            <text:p>14:57v</text:p>
          </table:table-cell>
          <table:table-cell office:value-type="string">
            <text:p>15:07v</text:p>
          </table:table-cell>
          <table:table-cell office:value-type="string">
            <text:p>15:22v</text:p>
          </table:table-cell>
          <table:table-cell office:value-type="string">
            <text:p>15:37v</text:p>
          </table:table-cell>
          <table:table-cell office:value-type="string">
            <text:p>15:57</text:p>
          </table:table-cell>
          <table:table-cell office:value-type="string">
            <text:p>16:07v</text:p>
          </table:table-cell>
          <table:table-cell office:value-type="string">
            <text:p>16:17v</text:p>
          </table:table-cell>
          <table:table-cell office:value-type="string">
            <text:p>16:32v</text:p>
          </table:table-cell>
          <table:table-cell office:value-type="string">
            <text:p>16:47</text:p>
          </table:table-cell>
          <table:table-cell office:value-type="string">
            <text:p>16:57v</text:p>
          </table:table-cell>
          <table:table-cell office:value-type="string">
            <text:p>17:20v</text:p>
          </table:table-cell>
          <table:table-cell office:value-type="string">
            <text:p>17:35v</text:p>
          </table:table-cell>
          <table:table-cell office:value-type="string">
            <text:p>17:45</text:p>
          </table:table-cell>
          <table:table-cell office:value-type="string">
            <text:p>18:15v</text:p>
          </table:table-cell>
          <table:table-cell office:value-type="string">
            <text:p>18:35v</text:p>
          </table:table-cell>
          <table:table-cell office:value-type="string">
            <text:p>18:55</text:p>
          </table:table-cell>
          <table:table-cell office:value-type="string">
            <text:p>19:15v</text:p>
          </table:table-cell>
          <table:table-cell office:value-type="string">
            <text:p>19:35</text:p>
          </table:table-cell>
          <table:table-cell office:value-type="string">
            <text:p>20:05v</text:p>
          </table:table-cell>
          <table:table-cell office:value-type="string">
            <text:p>20:35</text:p>
          </table:table-cell>
          <table:table-cell office:value-type="string">
            <text:p>21:05v</text:p>
          </table:table-cell>
          <table:table-cell office:value-type="string">
            <text:p>21:55</text:p>
          </table:table-cell>
          <table:table-cell table:number-columns-repeated="968"/>
        </table:table-row>
        <table:table-row table:style-name="ro2">
          <table:table-cell table:style-name="ce7" office:value-type="string">
            <text:p>Zwycięstwa Clausiusa</text:p>
          </table:table-cell>
          <table:table-cell table:style-name="ce9" office:value-type="string">
            <text:p>5:37</text:p>
          </table:table-cell>
          <table:table-cell table:style-name="ce10" office:value-type="string">
            <text:p>5:47v</text:p>
          </table:table-cell>
          <table:table-cell office:value-type="string">
            <text:p>6:02v</text:p>
          </table:table-cell>
          <table:table-cell office:value-type="string">
            <text:p>6:17v</text:p>
          </table:table-cell>
          <table:table-cell office:value-type="string">
            <text:p>6:32v</text:p>
          </table:table-cell>
          <table:table-cell office:value-type="string">
            <text:p>6:52v</text:p>
          </table:table-cell>
          <table:table-cell office:value-type="string">
            <text:p>7:07v</text:p>
          </table:table-cell>
          <table:table-cell office:value-type="string">
            <text:p>7:27</text:p>
          </table:table-cell>
          <table:table-cell office:value-type="string">
            <text:p>7:37v</text:p>
          </table:table-cell>
          <table:table-cell office:value-type="string">
            <text:p>7:52v</text:p>
          </table:table-cell>
          <table:table-cell office:value-type="string">
            <text:p>8:07v</text:p>
          </table:table-cell>
          <table:table-cell office:value-type="string">
            <text:p>8:16v</text:p>
          </table:table-cell>
          <table:table-cell office:value-type="string">
            <text:p>8:36</text:p>
          </table:table-cell>
          <table:table-cell office:value-type="string">
            <text:p>8:56v</text:p>
          </table:table-cell>
          <table:table-cell office:value-type="string">
            <text:p>9:16v</text:p>
          </table:table-cell>
          <table:table-cell office:value-type="string">
            <text:p>9:42</text:p>
          </table:table-cell>
          <table:table-cell office:value-type="string">
            <text:p>9:56v</text:p>
          </table:table-cell>
          <table:table-cell office:value-type="string">
            <text:p>10:22v</text:p>
          </table:table-cell>
          <table:table-cell office:value-type="string">
            <text:p>10:36</text:p>
          </table:table-cell>
          <table:table-cell office:value-type="string">
            <text:p>11:02v</text:p>
          </table:table-cell>
          <table:table-cell office:value-type="string">
            <text:p>11:16v</text:p>
          </table:table-cell>
          <table:table-cell office:value-type="string">
            <text:p>11:42</text:p>
          </table:table-cell>
          <table:table-cell office:value-type="string">
            <text:p>11:56v</text:p>
          </table:table-cell>
          <table:table-cell office:value-type="string">
            <text:p>12:22v</text:p>
          </table:table-cell>
          <table:table-cell office:value-type="string">
            <text:p>12:36</text:p>
          </table:table-cell>
          <table:table-cell office:value-type="string">
            <text:p>13:21v</text:p>
          </table:table-cell>
          <table:table-cell office:value-type="string">
            <text:p>13:38v</text:p>
          </table:table-cell>
          <table:table-cell office:value-type="string">
            <text:p>13:48v</text:p>
          </table:table-cell>
          <table:table-cell office:value-type="string">
            <text:p>13:58</text:p>
          </table:table-cell>
          <table:table-cell office:value-type="string">
            <text:p>14:08v</text:p>
          </table:table-cell>
          <table:table-cell office:value-type="string">
            <text:p>14:23v</text:p>
          </table:table-cell>
          <table:table-cell office:value-type="string">
            <text:p>14:33v</text:p>
          </table:table-cell>
          <table:table-cell office:value-type="string">
            <text:p>14:48</text:p>
          </table:table-cell>
          <table:table-cell office:value-type="string">
            <text:p>14:58v</text:p>
          </table:table-cell>
          <table:table-cell office:value-type="string">
            <text:p>15:08v</text:p>
          </table:table-cell>
          <table:table-cell office:value-type="string">
            <text:p>15:23v</text:p>
          </table:table-cell>
          <table:table-cell office:value-type="string">
            <text:p>15:38v</text:p>
          </table:table-cell>
          <table:table-cell office:value-type="string">
            <text:p>15:58</text:p>
          </table:table-cell>
          <table:table-cell office:value-type="string">
            <text:p>16:08v</text:p>
          </table:table-cell>
          <table:table-cell office:value-type="string">
            <text:p>16:18v</text:p>
          </table:table-cell>
          <table:table-cell office:value-type="string">
            <text:p>16:33v</text:p>
          </table:table-cell>
          <table:table-cell office:value-type="string">
            <text:p>16:48</text:p>
          </table:table-cell>
          <table:table-cell office:value-type="string">
            <text:p>16:58v</text:p>
          </table:table-cell>
          <table:table-cell office:value-type="string">
            <text:p>17:21v</text:p>
          </table:table-cell>
          <table:table-cell office:value-type="string">
            <text:p>17:36v</text:p>
          </table:table-cell>
          <table:table-cell office:value-type="string">
            <text:p>17:46</text:p>
          </table:table-cell>
          <table:table-cell office:value-type="string">
            <text:p>18:16v</text:p>
          </table:table-cell>
          <table:table-cell office:value-type="string">
            <text:p>18:36v</text:p>
          </table:table-cell>
          <table:table-cell office:value-type="string">
            <text:p>18:56</text:p>
          </table:table-cell>
          <table:table-cell office:value-type="string">
            <text:p>19:16v</text:p>
          </table:table-cell>
          <table:table-cell office:value-type="string">
            <text:p>19:36</text:p>
          </table:table-cell>
          <table:table-cell office:value-type="string">
            <text:p>20:06v</text:p>
          </table:table-cell>
          <table:table-cell office:value-type="string">
            <text:p>20:36</text:p>
          </table:table-cell>
          <table:table-cell office:value-type="string">
            <text:p>21:06v</text:p>
          </table:table-cell>
          <table:table-cell office:value-type="string">
            <text:p>21:56</text:p>
          </table:table-cell>
          <table:table-cell table:number-columns-repeated="968"/>
        </table:table-row>
        <table:table-row table:style-name="ro2">
          <table:table-cell table:style-name="ce7" office:value-type="string">
            <text:p>Waryńskiego Zwycięstwa</text:p>
          </table:table-cell>
          <table:table-cell table:style-name="ce9" office:value-type="string">
            <text:p>5:39</text:p>
          </table:table-cell>
          <table:table-cell table:style-name="ce10" office:value-type="string">
            <text:p>5:49v</text:p>
          </table:table-cell>
          <table:table-cell office:value-type="string">
            <text:p>6:04v</text:p>
          </table:table-cell>
          <table:table-cell office:value-type="string">
            <text:p>6:19v</text:p>
          </table:table-cell>
          <table:table-cell office:value-type="string">
            <text:p>6:34v</text:p>
          </table:table-cell>
          <table:table-cell office:value-type="string">
            <text:p>6:54v</text:p>
          </table:table-cell>
          <table:table-cell office:value-type="string">
            <text:p>7:09v</text:p>
          </table:table-cell>
          <table:table-cell office:value-type="string">
            <text:p>7:29</text:p>
          </table:table-cell>
          <table:table-cell office:value-type="string">
            <text:p>7:39v</text:p>
          </table:table-cell>
          <table:table-cell office:value-type="string">
            <text:p>7:54v</text:p>
          </table:table-cell>
          <table:table-cell office:value-type="string">
            <text:p>8:09v</text:p>
          </table:table-cell>
          <table:table-cell office:value-type="string">
            <text:p>8:18v</text:p>
          </table:table-cell>
          <table:table-cell office:value-type="string">
            <text:p>8:38</text:p>
          </table:table-cell>
          <table:table-cell office:value-type="string">
            <text:p>8:58v</text:p>
          </table:table-cell>
          <table:table-cell office:value-type="string">
            <text:p>9:18v</text:p>
          </table:table-cell>
          <table:table-cell office:value-type="string">
            <text:p>9:44</text:p>
          </table:table-cell>
          <table:table-cell office:value-type="string">
            <text:p>9:58v</text:p>
          </table:table-cell>
          <table:table-cell office:value-type="string">
            <text:p>10:24v</text:p>
          </table:table-cell>
          <table:table-cell office:value-type="string">
            <text:p>10:39</text:p>
          </table:table-cell>
          <table:table-cell office:value-type="string">
            <text:p>11:05v</text:p>
          </table:table-cell>
          <table:table-cell office:value-type="string">
            <text:p>11:19v</text:p>
          </table:table-cell>
          <table:table-cell office:value-type="string">
            <text:p>11:45</text:p>
          </table:table-cell>
          <table:table-cell office:value-type="string">
            <text:p>11:59v</text:p>
          </table:table-cell>
          <table:table-cell office:value-type="string">
            <text:p>12:25v</text:p>
          </table:table-cell>
          <table:table-cell office:value-type="string">
            <text:p>12:39</text:p>
          </table:table-cell>
          <table:table-cell office:value-type="string">
            <text:p>13:24v</text:p>
          </table:table-cell>
          <table:table-cell office:value-type="string">
            <text:p>13:41v</text:p>
          </table:table-cell>
          <table:table-cell office:value-type="string">
            <text:p>13:51v</text:p>
          </table:table-cell>
          <table:table-cell office:value-type="string">
            <text:p>14:01</text:p>
          </table:table-cell>
          <table:table-cell office:value-type="string">
            <text:p>14:11v</text:p>
          </table:table-cell>
          <table:table-cell office:value-type="string">
            <text:p>14:26v</text:p>
          </table:table-cell>
          <table:table-cell office:value-type="string">
            <text:p>14:36v</text:p>
          </table:table-cell>
          <table:table-cell office:value-type="string">
            <text:p>14:51</text:p>
          </table:table-cell>
          <table:table-cell office:value-type="string">
            <text:p>15:01v</text:p>
          </table:table-cell>
          <table:table-cell office:value-type="string">
            <text:p>15:11v</text:p>
          </table:table-cell>
          <table:table-cell office:value-type="string">
            <text:p>15:26v</text:p>
          </table:table-cell>
          <table:table-cell office:value-type="string">
            <text:p>15:41v</text:p>
          </table:table-cell>
          <table:table-cell office:value-type="string">
            <text:p>16:01</text:p>
          </table:table-cell>
          <table:table-cell office:value-type="string">
            <text:p>16:11v</text:p>
          </table:table-cell>
          <table:table-cell office:value-type="string">
            <text:p>16:21v</text:p>
          </table:table-cell>
          <table:table-cell office:value-type="string">
            <text:p>16:36v</text:p>
          </table:table-cell>
          <table:table-cell office:value-type="string">
            <text:p>16:51</text:p>
          </table:table-cell>
          <table:table-cell office:value-type="string">
            <text:p>17:01v</text:p>
          </table:table-cell>
          <table:table-cell office:value-type="string">
            <text:p>17:24v</text:p>
          </table:table-cell>
          <table:table-cell office:value-type="string">
            <text:p>17:39v</text:p>
          </table:table-cell>
          <table:table-cell office:value-type="string">
            <text:p>17:49</text:p>
          </table:table-cell>
          <table:table-cell office:value-type="string">
            <text:p>18:19v</text:p>
          </table:table-cell>
          <table:table-cell office:value-type="string">
            <text:p>18:39v</text:p>
          </table:table-cell>
          <table:table-cell office:value-type="string">
            <text:p>18:59</text:p>
          </table:table-cell>
          <table:table-cell office:value-type="string">
            <text:p>19:18v</text:p>
          </table:table-cell>
          <table:table-cell office:value-type="string">
            <text:p>19:38</text:p>
          </table:table-cell>
          <table:table-cell office:value-type="string">
            <text:p>20:08v</text:p>
          </table:table-cell>
          <table:table-cell office:value-type="string">
            <text:p>20:38</text:p>
          </table:table-cell>
          <table:table-cell office:value-type="string">
            <text:p>21:08v</text:p>
          </table:table-cell>
          <table:table-cell office:value-type="string">
            <text:p>21:58</text:p>
          </table:table-cell>
          <table:table-cell table:number-columns-repeated="968"/>
        </table:table-row>
        <table:table-row table:style-name="ro2">
          <table:table-cell table:style-name="ce7" office:value-type="string">
            <text:p>Kościuszki Piłsudskiego</text:p>
          </table:table-cell>
          <table:table-cell table:style-name="ce9" office:value-type="string">
            <text:p>5:40</text:p>
          </table:table-cell>
          <table:table-cell office:value-type="string">
            <text:p>5:50v</text:p>
          </table:table-cell>
          <table:table-cell office:value-type="string">
            <text:p>6:05v</text:p>
          </table:table-cell>
          <table:table-cell office:value-type="string">
            <text:p>6:20v</text:p>
          </table:table-cell>
          <table:table-cell office:value-type="string">
            <text:p>6:35v</text:p>
          </table:table-cell>
          <table:table-cell office:value-type="string">
            <text:p>6:55v</text:p>
          </table:table-cell>
          <table:table-cell office:value-type="string">
            <text:p>7:10v</text:p>
          </table:table-cell>
          <table:table-cell office:value-type="string">
            <text:p>7:30</text:p>
          </table:table-cell>
          <table:table-cell office:value-type="string">
            <text:p>7:40v</text:p>
          </table:table-cell>
          <table:table-cell office:value-type="string">
            <text:p>7:55v</text:p>
          </table:table-cell>
          <table:table-cell office:value-type="string">
            <text:p>8:10v</text:p>
          </table:table-cell>
          <table:table-cell office:value-type="string">
            <text:p>8:19v</text:p>
          </table:table-cell>
          <table:table-cell office:value-type="string">
            <text:p>8:39</text:p>
          </table:table-cell>
          <table:table-cell office:value-type="string">
            <text:p>8:59v</text:p>
          </table:table-cell>
          <table:table-cell office:value-type="string">
            <text:p>9:19v</text:p>
          </table:table-cell>
          <table:table-cell office:value-type="string">
            <text:p>9:45</text:p>
          </table:table-cell>
          <table:table-cell office:value-type="string">
            <text:p>9:59v</text:p>
          </table:table-cell>
          <table:table-cell office:value-type="string">
            <text:p>10:25v</text:p>
          </table:table-cell>
          <table:table-cell office:value-type="string">
            <text:p>10:40</text:p>
          </table:table-cell>
          <table:table-cell office:value-type="string">
            <text:p>11:06v</text:p>
          </table:table-cell>
          <table:table-cell office:value-type="string">
            <text:p>11:20v</text:p>
          </table:table-cell>
          <table:table-cell office:value-type="string">
            <text:p>11:46</text:p>
          </table:table-cell>
          <table:table-cell office:value-type="string">
            <text:p>12:00v</text:p>
          </table:table-cell>
          <table:table-cell office:value-type="string">
            <text:p>12:26v</text:p>
          </table:table-cell>
          <table:table-cell office:value-type="string">
            <text:p>12:40</text:p>
          </table:table-cell>
          <table:table-cell office:value-type="string">
            <text:p>13:25v</text:p>
          </table:table-cell>
          <table:table-cell office:value-type="string">
            <text:p>13:42v</text:p>
          </table:table-cell>
          <table:table-cell office:value-type="string">
            <text:p>13:52v</text:p>
          </table:table-cell>
          <table:table-cell office:value-type="string">
            <text:p>14:02</text:p>
          </table:table-cell>
          <table:table-cell office:value-type="string">
            <text:p>14:12v</text:p>
          </table:table-cell>
          <table:table-cell office:value-type="string">
            <text:p>14:27v</text:p>
          </table:table-cell>
          <table:table-cell office:value-type="string">
            <text:p>14:37v</text:p>
          </table:table-cell>
          <table:table-cell office:value-type="string">
            <text:p>14:52</text:p>
          </table:table-cell>
          <table:table-cell office:value-type="string">
            <text:p>15:02v</text:p>
          </table:table-cell>
          <table:table-cell office:value-type="string">
            <text:p>15:12v</text:p>
          </table:table-cell>
          <table:table-cell office:value-type="string">
            <text:p>15:27v</text:p>
          </table:table-cell>
          <table:table-cell office:value-type="string">
            <text:p>15:42v</text:p>
          </table:table-cell>
          <table:table-cell office:value-type="string">
            <text:p>16:02</text:p>
          </table:table-cell>
          <table:table-cell office:value-type="string">
            <text:p>16:12v</text:p>
          </table:table-cell>
          <table:table-cell office:value-type="string">
            <text:p>16:22v</text:p>
          </table:table-cell>
          <table:table-cell office:value-type="string">
            <text:p>16:37v</text:p>
          </table:table-cell>
          <table:table-cell office:value-type="string">
            <text:p>16:52</text:p>
          </table:table-cell>
          <table:table-cell office:value-type="string">
            <text:p>17:02v</text:p>
          </table:table-cell>
          <table:table-cell office:value-type="string">
            <text:p>17:25v</text:p>
          </table:table-cell>
          <table:table-cell office:value-type="string">
            <text:p>17:40v</text:p>
          </table:table-cell>
          <table:table-cell office:value-type="string">
            <text:p>17:50</text:p>
          </table:table-cell>
          <table:table-cell office:value-type="string">
            <text:p>18:20v</text:p>
          </table:table-cell>
          <table:table-cell office:value-type="string">
            <text:p>18:40v</text:p>
          </table:table-cell>
          <table:table-cell office:value-type="string">
            <text:p>19:00</text:p>
          </table:table-cell>
          <table:table-cell office:value-type="string">
            <text:p>19:19v</text:p>
          </table:table-cell>
          <table:table-cell office:value-type="string">
            <text:p>19:39</text:p>
          </table:table-cell>
          <table:table-cell office:value-type="string">
            <text:p>20:09v</text:p>
          </table:table-cell>
          <table:table-cell office:value-type="string">
            <text:p>20:39</text:p>
          </table:table-cell>
          <table:table-cell office:value-type="string">
            <text:p>21:09v</text:p>
          </table:table-cell>
          <table:table-cell office:value-type="string">
            <text:p>21:59</text:p>
          </table:table-cell>
          <table:table-cell table:number-columns-repeated="968"/>
        </table:table-row>
        <table:table-row table:style-name="ro2">
          <table:table-cell table:style-name="ce7" office:value-type="string">
            <text:p>Monte Cassino Fałata</text:p>
          </table:table-cell>
          <table:table-cell table:style-name="ce9" office:value-type="string">
            <text:p>5:42</text:p>
          </table:table-cell>
          <table:table-cell office:value-type="string">
            <text:p>5:52v</text:p>
          </table:table-cell>
          <table:table-cell office:value-type="string">
            <text:p>6:07v</text:p>
          </table:table-cell>
          <table:table-cell office:value-type="string">
            <text:p>6:22v</text:p>
          </table:table-cell>
          <table:table-cell office:value-type="string">
            <text:p>6:37v</text:p>
          </table:table-cell>
          <table:table-cell office:value-type="string">
            <text:p>6:57v</text:p>
          </table:table-cell>
          <table:table-cell office:value-type="string">
            <text:p>7:12v</text:p>
          </table:table-cell>
          <table:table-cell office:value-type="string">
            <text:p>7:24Sv</text:p>
          </table:table-cell>
          <table:table-cell office:value-type="string">
            <text:p>7:32</text:p>
          </table:table-cell>
          <table:table-cell office:value-type="string">
            <text:p>7:42v</text:p>
          </table:table-cell>
          <table:table-cell office:value-type="string">
            <text:p>7:57v</text:p>
          </table:table-cell>
          <table:table-cell office:value-type="string">
            <text:p>8:12v</text:p>
          </table:table-cell>
          <table:table-cell office:value-type="string">
            <text:p>8:21v</text:p>
          </table:table-cell>
          <table:table-cell office:value-type="string">
            <text:p>8:41</text:p>
          </table:table-cell>
          <table:table-cell office:value-type="string">
            <text:p>9:01v</text:p>
          </table:table-cell>
          <table:table-cell office:value-type="string">
            <text:p>9:21v</text:p>
          </table:table-cell>
          <table:table-cell office:value-type="string">
            <text:p>9:47</text:p>
          </table:table-cell>
          <table:table-cell office:value-type="string">
            <text:p>10:01v</text:p>
          </table:table-cell>
          <table:table-cell office:value-type="string">
            <text:p>10:27v</text:p>
          </table:table-cell>
          <table:table-cell office:value-type="string">
            <text:p>10:42</text:p>
          </table:table-cell>
          <table:table-cell office:value-type="string">
            <text:p>11:08v</text:p>
          </table:table-cell>
          <table:table-cell office:value-type="string">
            <text:p>11:22v</text:p>
          </table:table-cell>
          <table:table-cell office:value-type="string">
            <text:p>11:48</text:p>
          </table:table-cell>
          <table:table-cell office:value-type="string">
            <text:p>12:02v</text:p>
          </table:table-cell>
          <table:table-cell office:value-type="string">
            <text:p>12:28v</text:p>
          </table:table-cell>
          <table:table-cell office:value-type="string">
            <text:p>12:42</text:p>
          </table:table-cell>
          <table:table-cell office:value-type="string">
            <text:p>13:27v</text:p>
          </table:table-cell>
          <table:table-cell office:value-type="string">
            <text:p>13:44v</text:p>
          </table:table-cell>
          <table:table-cell office:value-type="string">
            <text:p>13:54v</text:p>
          </table:table-cell>
          <table:table-cell office:value-type="string">
            <text:p>14:04</text:p>
          </table:table-cell>
          <table:table-cell office:value-type="string">
            <text:p>14:14v</text:p>
          </table:table-cell>
          <table:table-cell office:value-type="string">
            <text:p>14:29v</text:p>
          </table:table-cell>
          <table:table-cell office:value-type="string">
            <text:p>14:39v</text:p>
          </table:table-cell>
          <table:table-cell office:value-type="string">
            <text:p>14:54</text:p>
          </table:table-cell>
          <table:table-cell office:value-type="string">
            <text:p>15:04v</text:p>
          </table:table-cell>
          <table:table-cell office:value-type="string">
            <text:p>15:14v</text:p>
          </table:table-cell>
          <table:table-cell office:value-type="string">
            <text:p>15:29v</text:p>
          </table:table-cell>
          <table:table-cell office:value-type="string">
            <text:p>15:44v</text:p>
          </table:table-cell>
          <table:table-cell office:value-type="string">
            <text:p>15:55Sv</text:p>
          </table:table-cell>
          <table:table-cell office:value-type="string">
            <text:p>16:04</text:p>
          </table:table-cell>
          <table:table-cell office:value-type="string">
            <text:p>16:14v</text:p>
          </table:table-cell>
          <table:table-cell office:value-type="string">
            <text:p>16:24v</text:p>
          </table:table-cell>
          <table:table-cell office:value-type="string">
            <text:p>16:39v</text:p>
          </table:table-cell>
          <table:table-cell office:value-type="string">
            <text:p>16:54</text:p>
          </table:table-cell>
          <table:table-cell office:value-type="string">
            <text:p>17:04v</text:p>
          </table:table-cell>
          <table:table-cell office:value-type="string">
            <text:p>17:27v</text:p>
          </table:table-cell>
          <table:table-cell office:value-type="string">
            <text:p>17:42v</text:p>
          </table:table-cell>
          <table:table-cell office:value-type="string">
            <text:p>17:52</text:p>
          </table:table-cell>
          <table:table-cell office:value-type="string">
            <text:p>18:22v</text:p>
          </table:table-cell>
          <table:table-cell office:value-type="string">
            <text:p>18:42v</text:p>
          </table:table-cell>
          <table:table-cell office:value-type="string">
            <text:p>19:02</text:p>
          </table:table-cell>
          <table:table-cell office:value-type="string">
            <text:p>19:21v</text:p>
          </table:table-cell>
          <table:table-cell office:value-type="string">
            <text:p>19:41</text:p>
          </table:table-cell>
          <table:table-cell office:value-type="string">
            <text:p>20:11v</text:p>
          </table:table-cell>
          <table:table-cell office:value-type="string">
            <text:p>20:41</text:p>
          </table:table-cell>
          <table:table-cell office:value-type="string">
            <text:p>21:11v</text:p>
          </table:table-cell>
          <table:table-cell office:value-type="string">
            <text:p>22:01</text:p>
          </table:table-cell>
          <table:table-cell office:value-type="string">
            <text:p><text:s/></text:p>
          </table:table-cell>
          <table:table-cell table:number-columns-repeated="965"/>
        </table:table-row>
        <table:table-row table:style-name="ro2">
          <table:table-cell table:style-name="ce7" office:value-type="string">
            <text:p>Władysława IV Wańkowicza</text:p>
          </table:table-cell>
          <table:table-cell table:style-name="ce9" office:value-type="string">
            <text:p>5:44</text:p>
          </table:table-cell>
          <table:table-cell office:value-type="string">
            <text:p>5:54v</text:p>
          </table:table-cell>
          <table:table-cell office:value-type="string">
            <text:p>6:09v</text:p>
          </table:table-cell>
          <table:table-cell office:value-type="string">
            <text:p>6:24v</text:p>
          </table:table-cell>
          <table:table-cell office:value-type="string">
            <text:p>6:39v</text:p>
          </table:table-cell>
          <table:table-cell office:value-type="string">
            <text:p>6:59v</text:p>
          </table:table-cell>
          <table:table-cell office:value-type="string">
            <text:p>7:14v</text:p>
          </table:table-cell>
          <table:table-cell office:value-type="string">
            <text:p>7:26Sv</text:p>
          </table:table-cell>
          <table:table-cell office:value-type="string">
            <text:p>7:34</text:p>
          </table:table-cell>
          <table:table-cell office:value-type="string">
            <text:p>7:44v</text:p>
          </table:table-cell>
          <table:table-cell office:value-type="string">
            <text:p>7:59v</text:p>
          </table:table-cell>
          <table:table-cell office:value-type="string">
            <text:p>8:14v</text:p>
          </table:table-cell>
          <table:table-cell office:value-type="string">
            <text:p>8:23v</text:p>
          </table:table-cell>
          <table:table-cell office:value-type="string">
            <text:p>8:43</text:p>
          </table:table-cell>
          <table:table-cell office:value-type="string">
            <text:p>9:03v</text:p>
          </table:table-cell>
          <table:table-cell office:value-type="string">
            <text:p>9:23v</text:p>
          </table:table-cell>
          <table:table-cell office:value-type="string">
            <text:p>9:49</text:p>
          </table:table-cell>
          <table:table-cell office:value-type="string">
            <text:p>10:03v</text:p>
          </table:table-cell>
          <table:table-cell office:value-type="string">
            <text:p>10:29v</text:p>
          </table:table-cell>
          <table:table-cell office:value-type="string">
            <text:p>10:44</text:p>
          </table:table-cell>
          <table:table-cell office:value-type="string">
            <text:p>11:10v</text:p>
          </table:table-cell>
          <table:table-cell office:value-type="string">
            <text:p>11:24v</text:p>
          </table:table-cell>
          <table:table-cell office:value-type="string">
            <text:p>11:50</text:p>
          </table:table-cell>
          <table:table-cell office:value-type="string">
            <text:p>12:04v</text:p>
          </table:table-cell>
          <table:table-cell office:value-type="string">
            <text:p>12:30v</text:p>
          </table:table-cell>
          <table:table-cell office:value-type="string">
            <text:p>12:44</text:p>
          </table:table-cell>
          <table:table-cell office:value-type="string">
            <text:p>13:29v</text:p>
          </table:table-cell>
          <table:table-cell office:value-type="string">
            <text:p>13:46v</text:p>
          </table:table-cell>
          <table:table-cell office:value-type="string">
            <text:p>13:56v</text:p>
          </table:table-cell>
          <table:table-cell office:value-type="string">
            <text:p>14:06</text:p>
          </table:table-cell>
          <table:table-cell office:value-type="string">
            <text:p>14:16v</text:p>
          </table:table-cell>
          <table:table-cell office:value-type="string">
            <text:p>14:31v</text:p>
          </table:table-cell>
          <table:table-cell office:value-type="string">
            <text:p>14:41v</text:p>
          </table:table-cell>
          <table:table-cell office:value-type="string">
            <text:p>14:56</text:p>
          </table:table-cell>
          <table:table-cell office:value-type="string">
            <text:p>15:06v</text:p>
          </table:table-cell>
          <table:table-cell office:value-type="string">
            <text:p>15:16v</text:p>
          </table:table-cell>
          <table:table-cell office:value-type="string">
            <text:p>15:31v</text:p>
          </table:table-cell>
          <table:table-cell office:value-type="string">
            <text:p>15:46v</text:p>
          </table:table-cell>
          <table:table-cell office:value-type="string">
            <text:p>15:57Sv</text:p>
          </table:table-cell>
          <table:table-cell office:value-type="string">
            <text:p>16:06</text:p>
          </table:table-cell>
          <table:table-cell office:value-type="string">
            <text:p>16:16v</text:p>
          </table:table-cell>
          <table:table-cell office:value-type="string">
            <text:p>16:26v</text:p>
          </table:table-cell>
          <table:table-cell office:value-type="string">
            <text:p>16:41v</text:p>
          </table:table-cell>
          <table:table-cell office:value-type="string">
            <text:p>16:56</text:p>
          </table:table-cell>
          <table:table-cell office:value-type="string">
            <text:p>17:06v</text:p>
          </table:table-cell>
          <table:table-cell office:value-type="string">
            <text:p>17:29v</text:p>
          </table:table-cell>
          <table:table-cell office:value-type="string">
            <text:p>17:44v</text:p>
          </table:table-cell>
          <table:table-cell office:value-type="string">
            <text:p>17:54</text:p>
          </table:table-cell>
          <table:table-cell office:value-type="string">
            <text:p>18:24v</text:p>
          </table:table-cell>
          <table:table-cell office:value-type="string">
            <text:p>18:44v</text:p>
          </table:table-cell>
          <table:table-cell office:value-type="string">
            <text:p>19:04</text:p>
          </table:table-cell>
          <table:table-cell office:value-type="string">
            <text:p>19:23v</text:p>
          </table:table-cell>
          <table:table-cell office:value-type="string">
            <text:p>19:43</text:p>
          </table:table-cell>
          <table:table-cell office:value-type="string">
            <text:p>20:13v</text:p>
          </table:table-cell>
          <table:table-cell office:value-type="string">
            <text:p>20:43</text:p>
          </table:table-cell>
          <table:table-cell office:value-type="string">
            <text:p>21:13v</text:p>
          </table:table-cell>
          <table:table-cell office:value-type="string">
            <text:p>22:03</text:p>
          </table:table-cell>
          <table:table-cell office:value-type="string">
            <text:p><text:s/></text:p>
          </table:table-cell>
          <table:table-cell table:number-columns-repeated="965"/>
        </table:table-row>
        <table:table-row table:style-name="ro2">
          <table:table-cell table:style-name="ce7" office:value-type="string">
            <text:p>Władysława IV EMKA</text:p>
          </table:table-cell>
          <table:table-cell table:style-name="ce9" office:value-type="string">
            <text:p>5:45</text:p>
          </table:table-cell>
          <table:table-cell office:value-type="string">
            <text:p>5:55v</text:p>
          </table:table-cell>
          <table:table-cell office:value-type="string">
            <text:p>6:10v</text:p>
          </table:table-cell>
          <table:table-cell office:value-type="string">
            <text:p>6:25v</text:p>
          </table:table-cell>
          <table:table-cell office:value-type="string">
            <text:p>6:40v</text:p>
          </table:table-cell>
          <table:table-cell office:value-type="string">
            <text:p>7:00v</text:p>
          </table:table-cell>
          <table:table-cell office:value-type="string">
            <text:p>7:15v</text:p>
          </table:table-cell>
          <table:table-cell office:value-type="string">
            <text:p>7:27Sv</text:p>
          </table:table-cell>
          <table:table-cell office:value-type="string">
            <text:p>7:35</text:p>
          </table:table-cell>
          <table:table-cell office:value-type="string">
            <text:p>7:45v</text:p>
          </table:table-cell>
          <table:table-cell office:value-type="string">
            <text:p>8:00v</text:p>
          </table:table-cell>
          <table:table-cell office:value-type="string">
            <text:p>8:15v</text:p>
          </table:table-cell>
          <table:table-cell office:value-type="string">
            <text:p>8:24v</text:p>
          </table:table-cell>
          <table:table-cell office:value-type="string">
            <text:p>8:44</text:p>
          </table:table-cell>
          <table:table-cell office:value-type="string">
            <text:p>9:04v</text:p>
          </table:table-cell>
          <table:table-cell office:value-type="string">
            <text:p>9:24v</text:p>
          </table:table-cell>
          <table:table-cell office:value-type="string">
            <text:p>9:50</text:p>
          </table:table-cell>
          <table:table-cell office:value-type="string">
            <text:p>10:04v</text:p>
          </table:table-cell>
          <table:table-cell office:value-type="string">
            <text:p>10:30v</text:p>
          </table:table-cell>
          <table:table-cell office:value-type="string">
            <text:p>10:45</text:p>
          </table:table-cell>
          <table:table-cell office:value-type="string">
            <text:p>11:11v</text:p>
          </table:table-cell>
          <table:table-cell office:value-type="string">
            <text:p>11:25v</text:p>
          </table:table-cell>
          <table:table-cell office:value-type="string">
            <text:p>11:51</text:p>
          </table:table-cell>
          <table:table-cell office:value-type="string">
            <text:p>12:05v</text:p>
          </table:table-cell>
          <table:table-cell office:value-type="string">
            <text:p>12:31v</text:p>
          </table:table-cell>
          <table:table-cell office:value-type="string">
            <text:p>12:45</text:p>
          </table:table-cell>
          <table:table-cell office:value-type="string">
            <text:p>13:30v</text:p>
          </table:table-cell>
          <table:table-cell office:value-type="string">
            <text:p>13:47v</text:p>
          </table:table-cell>
          <table:table-cell office:value-type="string">
            <text:p>13:57v</text:p>
          </table:table-cell>
          <table:table-cell office:value-type="string">
            <text:p>14:07</text:p>
          </table:table-cell>
          <table:table-cell office:value-type="string">
            <text:p>14:17v</text:p>
          </table:table-cell>
          <table:table-cell office:value-type="string">
            <text:p>14:32v</text:p>
          </table:table-cell>
          <table:table-cell office:value-type="string">
            <text:p>14:42v</text:p>
          </table:table-cell>
          <table:table-cell office:value-type="string">
            <text:p>14:57</text:p>
          </table:table-cell>
          <table:table-cell office:value-type="string">
            <text:p>15:07v</text:p>
          </table:table-cell>
          <table:table-cell office:value-type="string">
            <text:p>15:17v</text:p>
          </table:table-cell>
          <table:table-cell office:value-type="string">
            <text:p>15:32v</text:p>
          </table:table-cell>
          <table:table-cell office:value-type="string">
            <text:p>15:47v</text:p>
          </table:table-cell>
          <table:table-cell office:value-type="string">
            <text:p>15:58Sv</text:p>
          </table:table-cell>
          <table:table-cell office:value-type="string">
            <text:p>16:07</text:p>
          </table:table-cell>
          <table:table-cell office:value-type="string">
            <text:p>16:17v</text:p>
          </table:table-cell>
          <table:table-cell office:value-type="string">
            <text:p>16:27v</text:p>
          </table:table-cell>
          <table:table-cell office:value-type="string">
            <text:p>16:42v</text:p>
          </table:table-cell>
          <table:table-cell office:value-type="string">
            <text:p>16:57</text:p>
          </table:table-cell>
          <table:table-cell office:value-type="string">
            <text:p>17:07v</text:p>
          </table:table-cell>
          <table:table-cell office:value-type="string">
            <text:p>17:30v</text:p>
          </table:table-cell>
          <table:table-cell office:value-type="string">
            <text:p>17:45v</text:p>
          </table:table-cell>
          <table:table-cell office:value-type="string">
            <text:p>17:55</text:p>
          </table:table-cell>
          <table:table-cell office:value-type="string">
            <text:p>18:25v</text:p>
          </table:table-cell>
          <table:table-cell office:value-type="string">
            <text:p>18:45v</text:p>
          </table:table-cell>
          <table:table-cell office:value-type="string">
            <text:p>19:05</text:p>
          </table:table-cell>
          <table:table-cell office:value-type="string">
            <text:p>19:24v</text:p>
          </table:table-cell>
          <table:table-cell office:value-type="string">
            <text:p>19:44</text:p>
          </table:table-cell>
          <table:table-cell office:value-type="string">
            <text:p>20:14v</text:p>
          </table:table-cell>
          <table:table-cell office:value-type="string">
            <text:p>20:44</text:p>
          </table:table-cell>
          <table:table-cell office:value-type="string">
            <text:p>21:14v</text:p>
          </table:table-cell>
          <table:table-cell office:value-type="string">
            <text:p>22:04</text:p>
          </table:table-cell>
          <table:table-cell office:value-type="string">
            <text:p><text:s/></text:p>
          </table:table-cell>
          <table:table-cell table:number-columns-repeated="965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number-columns-repeated="16" table:default-cell-style-name="ce6"/>
        <table:table-column table:style-name="co13" table:number-columns-repeated="2" table:default-cell-style-name="ce6"/>
        <table:table-column table:style-name="co13" table:number-columns-repeated="1005" table:default-cell-style-name="Default"/>
        <table:table-row table:style-name="ro1">
          <table:table-cell office:value-type="string">
            <text:p>Szczecińska Pętla</text:p>
          </table:table-cell>
          <table:table-cell office:value-type="string">
            <text:p>6:10</text:p>
          </table:table-cell>
          <table:table-cell office:value-type="string">
            <text:p>6:56</text:p>
          </table:table-cell>
          <table:table-cell office:value-type="string">
            <text:p>7:26</text:p>
          </table:table-cell>
          <table:table-cell office:value-type="string">
            <text:p>7:56</text:p>
          </table:table-cell>
          <table:table-cell office:value-type="string">
            <text:p>8:26</text:p>
          </table:table-cell>
          <table:table-cell office:value-type="string">
            <text:p>9:26</text:p>
          </table:table-cell>
          <table:table-cell office:value-type="string">
            <text:p>10:26</text:p>
          </table:table-cell>
          <table:table-cell office:value-type="string">
            <text:p>11:26</text:p>
          </table:table-cell>
          <table:table-cell office:value-type="string">
            <text:p>12:26</text:p>
          </table:table-cell>
          <table:table-cell office:value-type="string">
            <text:p>13:26</text:p>
          </table:table-cell>
          <table:table-cell office:value-type="string">
            <text:p>13:56</text:p>
          </table:table-cell>
          <table:table-cell office:value-type="string">
            <text:p>14:26</text:p>
          </table:table-cell>
          <table:table-cell office:value-type="string">
            <text:p>15:26</text:p>
          </table:table-cell>
          <table:table-cell office:value-type="string">
            <text:p>16:26</text:p>
          </table:table-cell>
          <table:table-cell office:value-type="string">
            <text:p>17:26</text:p>
          </table:table-cell>
          <table:table-cell office:value-type="string">
            <text:p>18:26</text:p>
          </table:table-cell>
          <table:table-cell office:value-type="string">
            <text:p>19:56</text:p>
          </table:table-cell>
          <table:table-cell office:value-type="string">
            <text:p>21:46</text:p>
          </table:table-cell>
          <table:table-cell table:number-columns-repeated="1005"/>
        </table:table-row>
        <table:table-row table:style-name="ro1">
          <table:table-cell office:value-type="string">
            <text:p>Szczecińska STW</text:p>
          </table:table-cell>
          <table:table-cell office:value-type="string">
            <text:p>6:11</text:p>
          </table:table-cell>
          <table:table-cell office:value-type="string">
            <text:p>6:57</text:p>
          </table:table-cell>
          <table:table-cell office:value-type="string">
            <text:p>7:27</text:p>
          </table:table-cell>
          <table:table-cell office:value-type="string">
            <text:p>7:57</text:p>
          </table:table-cell>
          <table:table-cell office:value-type="string">
            <text:p>8:27</text:p>
          </table:table-cell>
          <table:table-cell office:value-type="string">
            <text:p>9:27</text:p>
          </table:table-cell>
          <table:table-cell office:value-type="string">
            <text:p>10:27</text:p>
          </table:table-cell>
          <table:table-cell office:value-type="string">
            <text:p>11:27</text:p>
          </table:table-cell>
          <table:table-cell office:value-type="string">
            <text:p>12:27</text:p>
          </table:table-cell>
          <table:table-cell office:value-type="string">
            <text:p>13:27</text:p>
          </table:table-cell>
          <table:table-cell office:value-type="string">
            <text:p>13:57</text:p>
          </table:table-cell>
          <table:table-cell office:value-type="string">
            <text:p>14:27</text:p>
          </table:table-cell>
          <table:table-cell office:value-type="string">
            <text:p>15:27</text:p>
          </table:table-cell>
          <table:table-cell office:value-type="string">
            <text:p>16:27</text:p>
          </table:table-cell>
          <table:table-cell office:value-type="string">
            <text:p>17:27</text:p>
          </table:table-cell>
          <table:table-cell office:value-type="string">
            <text:p>18:27</text:p>
          </table:table-cell>
          <table:table-cell office:value-type="string">
            <text:p>19:57</text:p>
          </table:table-cell>
          <table:table-cell office:value-type="string">
            <text:p>21:47</text:p>
          </table:table-cell>
          <table:table-cell table:number-columns-repeated="1005"/>
        </table:table-row>
        <table:table-row table:style-name="ro1">
          <table:table-cell office:value-type="string">
            <text:p>Szczecińska ZDW</text:p>
          </table:table-cell>
          <table:table-cell office:value-type="string">
            <text:p>6:13</text:p>
          </table:table-cell>
          <table:table-cell office:value-type="string">
            <text:p>6:59</text:p>
          </table:table-cell>
          <table:table-cell office:value-type="string">
            <text:p>7:29</text:p>
          </table:table-cell>
          <table:table-cell office:value-type="string">
            <text:p>7:59</text:p>
          </table:table-cell>
          <table:table-cell office:value-type="string">
            <text:p>8:29</text:p>
          </table:table-cell>
          <table:table-cell office:value-type="string">
            <text:p>9:29</text:p>
          </table:table-cell>
          <table:table-cell office:value-type="string">
            <text:p>10:29</text:p>
          </table:table-cell>
          <table:table-cell office:value-type="string">
            <text:p>11:29</text:p>
          </table:table-cell>
          <table:table-cell office:value-type="string">
            <text:p>12:29</text:p>
          </table:table-cell>
          <table:table-cell office:value-type="string">
            <text:p>13:29</text:p>
          </table:table-cell>
          <table:table-cell office:value-type="string">
            <text:p>13:59</text:p>
          </table:table-cell>
          <table:table-cell office:value-type="string">
            <text:p>14:29</text:p>
          </table:table-cell>
          <table:table-cell office:value-type="string">
            <text:p>15:29</text:p>
          </table:table-cell>
          <table:table-cell office:value-type="string">
            <text:p>16:29</text:p>
          </table:table-cell>
          <table:table-cell office:value-type="string">
            <text:p>17:29</text:p>
          </table:table-cell>
          <table:table-cell office:value-type="string">
            <text:p>18:29</text:p>
          </table:table-cell>
          <table:table-cell office:value-type="string">
            <text:p>19:59</text:p>
          </table:table-cell>
          <table:table-cell office:value-type="string">
            <text:p>21:49</text:p>
          </table:table-cell>
          <table:table-cell table:number-columns-repeated="1005"/>
        </table:table-row>
        <table:table-row table:style-name="ro1">
          <table:table-cell office:value-type="string">
            <text:p>Szczecińska Jasna</text:p>
          </table:table-cell>
          <table:table-cell office:value-type="string">
            <text:p>6:14</text:p>
          </table:table-cell>
          <table:table-cell office:value-type="string">
            <text:p>7:00</text:p>
          </table:table-cell>
          <table:table-cell office:value-type="string">
            <text:p>7:30</text:p>
          </table:table-cell>
          <table:table-cell office:value-type="string">
            <text:p>8:00</text:p>
          </table:table-cell>
          <table:table-cell office:value-type="string">
            <text:p>8:30</text:p>
          </table:table-cell>
          <table:table-cell office:value-type="string">
            <text:p>9:30</text:p>
          </table:table-cell>
          <table:table-cell office:value-type="string">
            <text:p>10:30</text:p>
          </table:table-cell>
          <table:table-cell office:value-type="string">
            <text:p>11:30</text:p>
          </table:table-cell>
          <table:table-cell office:value-type="string">
            <text:p>12:30</text:p>
          </table:table-cell>
          <table:table-cell office:value-type="string">
            <text:p>13:30</text:p>
          </table:table-cell>
          <table:table-cell office:value-type="string">
            <text:p>14:00</text:p>
          </table:table-cell>
          <table:table-cell office:value-type="string">
            <text:p>14:30</text:p>
          </table:table-cell>
          <table:table-cell office:value-type="string">
            <text:p>15:30</text:p>
          </table:table-cell>
          <table:table-cell office:value-type="string">
            <text:p>16:30</text:p>
          </table:table-cell>
          <table:table-cell office:value-type="string">
            <text:p>17:30</text:p>
          </table:table-cell>
          <table:table-cell office:value-type="string">
            <text:p>18:30</text:p>
          </table:table-cell>
          <table:table-cell office:value-type="string">
            <text:p>20:00</text:p>
          </table:table-cell>
          <table:table-cell office:value-type="string">
            <text:p>21:50</text:p>
          </table:table-cell>
          <table:table-cell table:number-columns-repeated="1005"/>
        </table:table-row>
        <table:table-row table:style-name="ro1">
          <table:table-cell office:value-type="string">
            <text:p>Dworzec PKP</text:p>
          </table:table-cell>
          <table:table-cell office:value-type="string">
            <text:p>6:40</text:p>
          </table:table-cell>
          <table:table-cell office:value-type="string">
            <text:p>9:00</text:p>
          </table:table-cell>
          <table:table-cell office:value-type="string">
            <text:p>10:00</text:p>
          </table:table-cell>
          <table:table-cell office:value-type="string">
            <text:p>11:0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5:00</text:p>
          </table:table-cell>
          <table:table-cell office:value-type="string">
            <text:p>16:00</text:p>
          </table:table-cell>
          <table:table-cell office:value-type="string">
            <text:p>17:00</text:p>
          </table:table-cell>
          <table:table-cell office:value-type="string">
            <text:p>18:00</text:p>
          </table:table-cell>
          <table:table-cell office:value-type="string">
            <text:p>19:00</text:p>
          </table:table-cell>
          <table:table-cell office:value-type="string">
            <text:p>19:30</text:p>
          </table:table-cell>
          <table:table-cell office:value-type="string">
            <text:p>20:30</text:p>
          </table:table-cell>
          <table:table-cell office:value-type="string">
            <text:p>21:00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string">
            <text:p>Zwycięstwa Krakusa i Wandy</text:p>
          </table:table-cell>
          <table:table-cell office:value-type="string">
            <text:p>6:16</text:p>
          </table:table-cell>
          <table:table-cell office:value-type="string">
            <text:p>6:42</text:p>
          </table:table-cell>
          <table:table-cell office:value-type="string">
            <text:p>7:02</text:p>
          </table:table-cell>
          <table:table-cell office:value-type="string">
            <text:p>7:32</text:p>
          </table:table-cell>
          <table:table-cell office:value-type="string">
            <text:p>8:02</text:p>
          </table:table-cell>
          <table:table-cell office:value-type="string">
            <text:p>8:32</text:p>
          </table:table-cell>
          <table:table-cell office:value-type="string">
            <text:p>9:02</text:p>
          </table:table-cell>
          <table:table-cell office:value-type="string">
            <text:p>9:32</text:p>
          </table:table-cell>
          <table:table-cell office:value-type="string">
            <text:p>10:02</text:p>
          </table:table-cell>
          <table:table-cell office:value-type="string">
            <text:p>10:32</text:p>
          </table:table-cell>
          <table:table-cell office:value-type="string">
            <text:p>11:02</text:p>
          </table:table-cell>
          <table:table-cell office:value-type="string">
            <text:p>11:32</text:p>
          </table:table-cell>
          <table:table-cell office:value-type="string">
            <text:p>12:02</text:p>
          </table:table-cell>
          <table:table-cell office:value-type="string">
            <text:p>12:32</text:p>
          </table:table-cell>
          <table:table-cell office:value-type="string">
            <text:p>13:02</text:p>
          </table:table-cell>
          <table:table-cell office:value-type="string">
            <text:p>13:32</text:p>
          </table:table-cell>
          <table:table-cell office:value-type="string">
            <text:p>14:02</text:p>
          </table:table-cell>
          <table:table-cell office:value-type="string">
            <text:p>14:32</text:p>
          </table:table-cell>
          <table:table-cell table:style-name="ce6" office:value-type="string">
            <text:p>15:02</text:p>
          </table:table-cell>
          <table:table-cell table:style-name="ce6" office:value-type="string">
            <text:p>15:32</text:p>
          </table:table-cell>
          <table:table-cell table:style-name="ce6" office:value-type="string">
            <text:p>16:02</text:p>
          </table:table-cell>
          <table:table-cell table:style-name="ce6" office:value-type="string">
            <text:p>16:32</text:p>
          </table:table-cell>
          <table:table-cell table:style-name="ce6" office:value-type="string">
            <text:p>17:02</text:p>
          </table:table-cell>
          <table:table-cell table:style-name="ce6" office:value-type="string">
            <text:p>17:32</text:p>
          </table:table-cell>
          <table:table-cell table:style-name="ce6" office:value-type="string">
            <text:p>18:02</text:p>
          </table:table-cell>
          <table:table-cell table:style-name="ce6" office:value-type="string">
            <text:p>18:32</text:p>
          </table:table-cell>
          <table:table-cell table:style-name="ce6" office:value-type="string">
            <text:p>19:02</text:p>
          </table:table-cell>
          <table:table-cell table:style-name="ce6" office:value-type="string">
            <text:p>19:32</text:p>
          </table:table-cell>
          <table:table-cell table:style-name="ce6" office:value-type="string">
            <text:p>20:02</text:p>
          </table:table-cell>
          <table:table-cell table:style-name="ce6" office:value-type="string">
            <text:p>20:32</text:p>
          </table:table-cell>
          <table:table-cell table:style-name="ce6" office:value-type="string">
            <text:p>21:02</text:p>
          </table:table-cell>
          <table:table-cell table:style-name="ce6" office:value-type="string">
            <text:p>21:52</text:p>
          </table:table-cell>
          <table:table-cell table:number-columns-repeated="991"/>
        </table:table-row>
        <table:table-row table:style-name="ro1">
          <table:table-cell office:value-type="string">
            <text:p>I Maja Bank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>
            <text:p>Stawisińskiego Połczyńska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>
            <text:p>Stawisińskiego Politechnika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>
            <text:p>Rotmistrza Witolda Pileckiego</text:p>
          </table:table-cell>
          <table:table-cell table:style-name="Default"/>
          <table:table-cell/>
          <table:table-cell table:style-name="Default" table:number-columns-repeated="12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>
            <text:p>Zwycięstwa Słowackiego</text:p>
          </table:table-cell>
          <table:table-cell office:value-type="string">
            <text:p>6:18</text:p>
          </table:table-cell>
          <table:table-cell office:value-type="string">
            <text:p>6:44</text:p>
          </table:table-cell>
          <table:table-cell office:value-type="string">
            <text:p>7:04</text:p>
          </table:table-cell>
          <table:table-cell office:value-type="string">
            <text:p>7:34</text:p>
          </table:table-cell>
          <table:table-cell office:value-type="string">
            <text:p>8:04</text:p>
          </table:table-cell>
          <table:table-cell office:value-type="string">
            <text:p>8:34</text:p>
          </table:table-cell>
          <table:table-cell office:value-type="string">
            <text:p>9:04</text:p>
          </table:table-cell>
          <table:table-cell office:value-type="string">
            <text:p>9:34</text:p>
          </table:table-cell>
          <table:table-cell office:value-type="string">
            <text:p>10:04</text:p>
          </table:table-cell>
          <table:table-cell office:value-type="string">
            <text:p>10:34</text:p>
          </table:table-cell>
          <table:table-cell office:value-type="string">
            <text:p>11:04</text:p>
          </table:table-cell>
          <table:table-cell office:value-type="string">
            <text:p>11:34</text:p>
          </table:table-cell>
          <table:table-cell office:value-type="string">
            <text:p>12:04</text:p>
          </table:table-cell>
          <table:table-cell office:value-type="string">
            <text:p>12:34</text:p>
          </table:table-cell>
          <table:table-cell office:value-type="string">
            <text:p>13:04</text:p>
          </table:table-cell>
          <table:table-cell office:value-type="string">
            <text:p>13:34</text:p>
          </table:table-cell>
          <table:table-cell office:value-type="string">
            <text:p>14:04</text:p>
          </table:table-cell>
          <table:table-cell office:value-type="string">
            <text:p>14:34</text:p>
          </table:table-cell>
          <table:table-cell table:style-name="ce6" office:value-type="string">
            <text:p>15:04</text:p>
          </table:table-cell>
          <table:table-cell table:style-name="ce6" office:value-type="string">
            <text:p>15:34</text:p>
          </table:table-cell>
          <table:table-cell table:style-name="ce6" office:value-type="string">
            <text:p>16:04</text:p>
          </table:table-cell>
          <table:table-cell table:style-name="ce6" office:value-type="string">
            <text:p>16:34</text:p>
          </table:table-cell>
          <table:table-cell table:style-name="ce6" office:value-type="string">
            <text:p>17:04</text:p>
          </table:table-cell>
          <table:table-cell table:style-name="ce6" office:value-type="string">
            <text:p>17:34</text:p>
          </table:table-cell>
          <table:table-cell table:style-name="ce6" office:value-type="string">
            <text:p>18:04</text:p>
          </table:table-cell>
          <table:table-cell table:style-name="ce6" office:value-type="string">
            <text:p>18:34</text:p>
          </table:table-cell>
          <table:table-cell table:style-name="ce6" office:value-type="string">
            <text:p>19:04</text:p>
          </table:table-cell>
          <table:table-cell table:style-name="ce6" office:value-type="string">
            <text:p>19:34</text:p>
          </table:table-cell>
          <table:table-cell table:style-name="ce6" office:value-type="string">
            <text:p>20:04</text:p>
          </table:table-cell>
          <table:table-cell table:style-name="ce6" office:value-type="string">
            <text:p>20:34</text:p>
          </table:table-cell>
          <table:table-cell table:style-name="ce6" office:value-type="string">
            <text:p>21:04</text:p>
          </table:table-cell>
          <table:table-cell table:style-name="ce6" office:value-type="string">
            <text:p>21:54</text:p>
          </table:table-cell>
          <table:table-cell table:number-columns-repeated="991"/>
        </table:table-row>
        <table:table-row table:style-name="ro1">
          <table:table-cell office:value-type="string">
            <text:p>Zwycięstwa Plac Wolności</text:p>
          </table:table-cell>
          <table:table-cell office:value-type="string">
            <text:p>6:19</text:p>
          </table:table-cell>
          <table:table-cell office:value-type="string">
            <text:p>6:45</text:p>
          </table:table-cell>
          <table:table-cell office:value-type="string">
            <text:p>7:05</text:p>
          </table:table-cell>
          <table:table-cell office:value-type="string">
            <text:p>7:35</text:p>
          </table:table-cell>
          <table:table-cell office:value-type="string">
            <text:p>8:05</text:p>
          </table:table-cell>
          <table:table-cell office:value-type="string">
            <text:p>8:35</text:p>
          </table:table-cell>
          <table:table-cell office:value-type="string">
            <text:p>9:05</text:p>
          </table:table-cell>
          <table:table-cell office:value-type="string">
            <text:p>9:35</text:p>
          </table:table-cell>
          <table:table-cell office:value-type="string">
            <text:p>10:05</text:p>
          </table:table-cell>
          <table:table-cell office:value-type="string">
            <text:p>10:35</text:p>
          </table:table-cell>
          <table:table-cell office:value-type="string">
            <text:p>11:05</text:p>
          </table:table-cell>
          <table:table-cell office:value-type="string">
            <text:p>11:35</text:p>
          </table:table-cell>
          <table:table-cell office:value-type="string">
            <text:p>12:05</text:p>
          </table:table-cell>
          <table:table-cell office:value-type="string">
            <text:p>12:35</text:p>
          </table:table-cell>
          <table:table-cell office:value-type="string">
            <text:p>13:05</text:p>
          </table:table-cell>
          <table:table-cell office:value-type="string">
            <text:p>13:35</text:p>
          </table:table-cell>
          <table:table-cell office:value-type="string">
            <text:p>14:05</text:p>
          </table:table-cell>
          <table:table-cell office:value-type="string">
            <text:p>14:35</text:p>
          </table:table-cell>
          <table:table-cell table:style-name="ce6" office:value-type="string">
            <text:p>15:05</text:p>
          </table:table-cell>
          <table:table-cell table:style-name="ce6" office:value-type="string">
            <text:p>15:35</text:p>
          </table:table-cell>
          <table:table-cell table:style-name="ce6" office:value-type="string">
            <text:p>16:05</text:p>
          </table:table-cell>
          <table:table-cell table:style-name="ce6" office:value-type="string">
            <text:p>16:35</text:p>
          </table:table-cell>
          <table:table-cell table:style-name="ce6" office:value-type="string">
            <text:p>17:05</text:p>
          </table:table-cell>
          <table:table-cell table:style-name="ce6" office:value-type="string">
            <text:p>17:35</text:p>
          </table:table-cell>
          <table:table-cell table:style-name="ce6" office:value-type="string">
            <text:p>18:05</text:p>
          </table:table-cell>
          <table:table-cell table:style-name="ce6" office:value-type="string">
            <text:p>18:35</text:p>
          </table:table-cell>
          <table:table-cell table:style-name="ce6" office:value-type="string">
            <text:p>19:05</text:p>
          </table:table-cell>
          <table:table-cell table:style-name="ce6" office:value-type="string">
            <text:p>19:35</text:p>
          </table:table-cell>
          <table:table-cell table:style-name="ce6" office:value-type="string">
            <text:p>20:05</text:p>
          </table:table-cell>
          <table:table-cell table:style-name="ce6" office:value-type="string">
            <text:p>20:35</text:p>
          </table:table-cell>
          <table:table-cell table:style-name="ce6" office:value-type="string">
            <text:p>21:05</text:p>
          </table:table-cell>
          <table:table-cell table:style-name="ce6" office:value-type="string">
            <text:p>21:55</text:p>
          </table:table-cell>
          <table:table-cell table:number-columns-repeated="991"/>
        </table:table-row>
        <table:table-row table:style-name="ro1">
          <table:table-cell office:value-type="string">
            <text:p>Zwycięstwa Clausiusa</text:p>
          </table:table-cell>
          <table:table-cell office:value-type="string">
            <text:p>6:20</text:p>
          </table:table-cell>
          <table:table-cell office:value-type="string">
            <text:p>6:46</text:p>
          </table:table-cell>
          <table:table-cell office:value-type="string">
            <text:p>7:06</text:p>
          </table:table-cell>
          <table:table-cell office:value-type="string">
            <text:p>7:36</text:p>
          </table:table-cell>
          <table:table-cell office:value-type="string">
            <text:p>8:06</text:p>
          </table:table-cell>
          <table:table-cell office:value-type="string">
            <text:p>8:36</text:p>
          </table:table-cell>
          <table:table-cell office:value-type="string">
            <text:p>9:06</text:p>
          </table:table-cell>
          <table:table-cell office:value-type="string">
            <text:p>9:36</text:p>
          </table:table-cell>
          <table:table-cell office:value-type="string">
            <text:p>10:06</text:p>
          </table:table-cell>
          <table:table-cell office:value-type="string">
            <text:p>10:36</text:p>
          </table:table-cell>
          <table:table-cell office:value-type="string">
            <text:p>11:06</text:p>
          </table:table-cell>
          <table:table-cell office:value-type="string">
            <text:p>11:36</text:p>
          </table:table-cell>
          <table:table-cell office:value-type="string">
            <text:p>12:06</text:p>
          </table:table-cell>
          <table:table-cell office:value-type="string">
            <text:p>12:36</text:p>
          </table:table-cell>
          <table:table-cell office:value-type="string">
            <text:p>13:06</text:p>
          </table:table-cell>
          <table:table-cell office:value-type="string">
            <text:p>13:36</text:p>
          </table:table-cell>
          <table:table-cell office:value-type="string">
            <text:p>14:06</text:p>
          </table:table-cell>
          <table:table-cell office:value-type="string">
            <text:p>14:36</text:p>
          </table:table-cell>
          <table:table-cell table:style-name="ce6" office:value-type="string">
            <text:p>15:06</text:p>
          </table:table-cell>
          <table:table-cell table:style-name="ce6" office:value-type="string">
            <text:p>15:36</text:p>
          </table:table-cell>
          <table:table-cell table:style-name="ce6" office:value-type="string">
            <text:p>16:06</text:p>
          </table:table-cell>
          <table:table-cell table:style-name="ce6" office:value-type="string">
            <text:p>16:36</text:p>
          </table:table-cell>
          <table:table-cell table:style-name="ce6" office:value-type="string">
            <text:p>17:06</text:p>
          </table:table-cell>
          <table:table-cell table:style-name="ce6" office:value-type="string">
            <text:p>17:36</text:p>
          </table:table-cell>
          <table:table-cell table:style-name="ce6" office:value-type="string">
            <text:p>18:06</text:p>
          </table:table-cell>
          <table:table-cell table:style-name="ce6" office:value-type="string">
            <text:p>18:36</text:p>
          </table:table-cell>
          <table:table-cell table:style-name="ce6" office:value-type="string">
            <text:p>19:06</text:p>
          </table:table-cell>
          <table:table-cell table:style-name="ce6" office:value-type="string">
            <text:p>19:36</text:p>
          </table:table-cell>
          <table:table-cell table:style-name="ce6" office:value-type="string">
            <text:p>20:06</text:p>
          </table:table-cell>
          <table:table-cell table:style-name="ce6" office:value-type="string">
            <text:p>20:36</text:p>
          </table:table-cell>
          <table:table-cell table:style-name="ce6" office:value-type="string">
            <text:p>21:06</text:p>
          </table:table-cell>
          <table:table-cell table:style-name="ce6" office:value-type="string">
            <text:p>21:56</text:p>
          </table:table-cell>
          <table:table-cell table:number-columns-repeated="991"/>
        </table:table-row>
        <table:table-row table:style-name="ro1">
          <table:table-cell office:value-type="string">
            <text:p>Waryńskiego Zwycięstwa</text:p>
          </table:table-cell>
          <table:table-cell office:value-type="string">
            <text:p>6:22</text:p>
          </table:table-cell>
          <table:table-cell office:value-type="string">
            <text:p>6:48</text:p>
          </table:table-cell>
          <table:table-cell office:value-type="string">
            <text:p>7:08</text:p>
          </table:table-cell>
          <table:table-cell office:value-type="string">
            <text:p>7:38</text:p>
          </table:table-cell>
          <table:table-cell office:value-type="string">
            <text:p>8:08</text:p>
          </table:table-cell>
          <table:table-cell office:value-type="string">
            <text:p>8:38</text:p>
          </table:table-cell>
          <table:table-cell office:value-type="string">
            <text:p>9:08</text:p>
          </table:table-cell>
          <table:table-cell office:value-type="string">
            <text:p>9:38</text:p>
          </table:table-cell>
          <table:table-cell office:value-type="string">
            <text:p>10:08</text:p>
          </table:table-cell>
          <table:table-cell office:value-type="string">
            <text:p>10:38</text:p>
          </table:table-cell>
          <table:table-cell office:value-type="string">
            <text:p>11:08</text:p>
          </table:table-cell>
          <table:table-cell office:value-type="string">
            <text:p>11:38</text:p>
          </table:table-cell>
          <table:table-cell office:value-type="string">
            <text:p>12:08</text:p>
          </table:table-cell>
          <table:table-cell office:value-type="string">
            <text:p>12:38</text:p>
          </table:table-cell>
          <table:table-cell office:value-type="string">
            <text:p>13:08</text:p>
          </table:table-cell>
          <table:table-cell office:value-type="string">
            <text:p>13:38</text:p>
          </table:table-cell>
          <table:table-cell office:value-type="string">
            <text:p>14:08</text:p>
          </table:table-cell>
          <table:table-cell office:value-type="string">
            <text:p>14:38</text:p>
          </table:table-cell>
          <table:table-cell table:style-name="ce6" office:value-type="string">
            <text:p>15:08</text:p>
          </table:table-cell>
          <table:table-cell table:style-name="ce6" office:value-type="string">
            <text:p>15:38</text:p>
          </table:table-cell>
          <table:table-cell table:style-name="ce6" office:value-type="string">
            <text:p>16:08</text:p>
          </table:table-cell>
          <table:table-cell table:style-name="ce6" office:value-type="string">
            <text:p>16:38</text:p>
          </table:table-cell>
          <table:table-cell table:style-name="ce6" office:value-type="string">
            <text:p>17:08</text:p>
          </table:table-cell>
          <table:table-cell table:style-name="ce6" office:value-type="string">
            <text:p>17:38</text:p>
          </table:table-cell>
          <table:table-cell table:style-name="ce6" office:value-type="string">
            <text:p>18:08</text:p>
          </table:table-cell>
          <table:table-cell table:style-name="ce6" office:value-type="string">
            <text:p>18:38</text:p>
          </table:table-cell>
          <table:table-cell table:style-name="ce6" office:value-type="string">
            <text:p>19:08</text:p>
          </table:table-cell>
          <table:table-cell table:style-name="ce6" office:value-type="string">
            <text:p>19:38</text:p>
          </table:table-cell>
          <table:table-cell table:style-name="ce6" office:value-type="string">
            <text:p>20:08</text:p>
          </table:table-cell>
          <table:table-cell table:style-name="ce6" office:value-type="string">
            <text:p>20:38</text:p>
          </table:table-cell>
          <table:table-cell table:style-name="ce6" office:value-type="string">
            <text:p>21:08</text:p>
          </table:table-cell>
          <table:table-cell table:style-name="ce6" office:value-type="string">
            <text:p>21:58</text:p>
          </table:table-cell>
          <table:table-cell table:number-columns-repeated="991"/>
        </table:table-row>
        <table:table-row table:style-name="ro1">
          <table:table-cell office:value-type="string">
            <text:p>Kościuszki Piłsudskiego</text:p>
          </table:table-cell>
          <table:table-cell office:value-type="string">
            <text:p>6:23</text:p>
          </table:table-cell>
          <table:table-cell office:value-type="string">
            <text:p>6:49</text:p>
          </table:table-cell>
          <table:table-cell office:value-type="string">
            <text:p>7:09</text:p>
          </table:table-cell>
          <table:table-cell office:value-type="string">
            <text:p>7:39</text:p>
          </table:table-cell>
          <table:table-cell office:value-type="string">
            <text:p>8:09</text:p>
          </table:table-cell>
          <table:table-cell office:value-type="string">
            <text:p>8:39</text:p>
          </table:table-cell>
          <table:table-cell office:value-type="string">
            <text:p>9:09</text:p>
          </table:table-cell>
          <table:table-cell office:value-type="string">
            <text:p>9:39</text:p>
          </table:table-cell>
          <table:table-cell office:value-type="string">
            <text:p>10:09</text:p>
          </table:table-cell>
          <table:table-cell office:value-type="string">
            <text:p>10:39</text:p>
          </table:table-cell>
          <table:table-cell office:value-type="string">
            <text:p>11:09</text:p>
          </table:table-cell>
          <table:table-cell office:value-type="string">
            <text:p>11:39</text:p>
          </table:table-cell>
          <table:table-cell office:value-type="string">
            <text:p>12:09</text:p>
          </table:table-cell>
          <table:table-cell office:value-type="string">
            <text:p>12:39</text:p>
          </table:table-cell>
          <table:table-cell office:value-type="string">
            <text:p>13:09</text:p>
          </table:table-cell>
          <table:table-cell office:value-type="string">
            <text:p>13:39</text:p>
          </table:table-cell>
          <table:table-cell office:value-type="string">
            <text:p>14:09</text:p>
          </table:table-cell>
          <table:table-cell office:value-type="string">
            <text:p>14:39</text:p>
          </table:table-cell>
          <table:table-cell table:style-name="ce6" office:value-type="string">
            <text:p>15:09</text:p>
          </table:table-cell>
          <table:table-cell table:style-name="ce6" office:value-type="string">
            <text:p>15:39</text:p>
          </table:table-cell>
          <table:table-cell table:style-name="ce6" office:value-type="string">
            <text:p>16:09</text:p>
          </table:table-cell>
          <table:table-cell table:style-name="ce6" office:value-type="string">
            <text:p>16:39</text:p>
          </table:table-cell>
          <table:table-cell table:style-name="ce6" office:value-type="string">
            <text:p>17:09</text:p>
          </table:table-cell>
          <table:table-cell table:style-name="ce6" office:value-type="string">
            <text:p>17:39</text:p>
          </table:table-cell>
          <table:table-cell table:style-name="ce6" office:value-type="string">
            <text:p>18:09</text:p>
          </table:table-cell>
          <table:table-cell table:style-name="ce6" office:value-type="string">
            <text:p>18:39</text:p>
          </table:table-cell>
          <table:table-cell table:style-name="ce6" office:value-type="string">
            <text:p>19:09</text:p>
          </table:table-cell>
          <table:table-cell table:style-name="ce6" office:value-type="string">
            <text:p>19:39</text:p>
          </table:table-cell>
          <table:table-cell table:style-name="ce6" office:value-type="string">
            <text:p>20:09</text:p>
          </table:table-cell>
          <table:table-cell table:style-name="ce6" office:value-type="string">
            <text:p>20:39</text:p>
          </table:table-cell>
          <table:table-cell table:style-name="ce6" office:value-type="string">
            <text:p>21:09</text:p>
          </table:table-cell>
          <table:table-cell table:style-name="ce6" office:value-type="string">
            <text:p>21:59</text:p>
          </table:table-cell>
          <table:table-cell table:number-columns-repeated="991"/>
        </table:table-row>
        <table:table-row table:style-name="ro1">
          <table:table-cell office:value-type="string">
            <text:p>Monte Cassino Fałata</text:p>
          </table:table-cell>
          <table:table-cell office:value-type="string">
            <text:p>6:25</text:p>
          </table:table-cell>
          <table:table-cell office:value-type="string">
            <text:p>6:51</text:p>
          </table:table-cell>
          <table:table-cell office:value-type="string">
            <text:p>7:11</text:p>
          </table:table-cell>
          <table:table-cell office:value-type="string">
            <text:p>7:41</text:p>
          </table:table-cell>
          <table:table-cell office:value-type="string">
            <text:p>8:11</text:p>
          </table:table-cell>
          <table:table-cell office:value-type="string">
            <text:p>8:41</text:p>
          </table:table-cell>
          <table:table-cell office:value-type="string">
            <text:p>9:11</text:p>
          </table:table-cell>
          <table:table-cell office:value-type="string">
            <text:p>9:41</text:p>
          </table:table-cell>
          <table:table-cell office:value-type="string">
            <text:p>10:11</text:p>
          </table:table-cell>
          <table:table-cell office:value-type="string">
            <text:p>10:41</text:p>
          </table:table-cell>
          <table:table-cell office:value-type="string">
            <text:p>11:11</text:p>
          </table:table-cell>
          <table:table-cell office:value-type="string">
            <text:p>11:41</text:p>
          </table:table-cell>
          <table:table-cell office:value-type="string">
            <text:p>12:11</text:p>
          </table:table-cell>
          <table:table-cell office:value-type="string">
            <text:p>12:41</text:p>
          </table:table-cell>
          <table:table-cell office:value-type="string">
            <text:p>13:11</text:p>
          </table:table-cell>
          <table:table-cell office:value-type="string">
            <text:p>13:41</text:p>
          </table:table-cell>
          <table:table-cell office:value-type="string">
            <text:p>14:11</text:p>
          </table:table-cell>
          <table:table-cell office:value-type="string">
            <text:p>14:41</text:p>
          </table:table-cell>
          <table:table-cell table:style-name="ce6" office:value-type="string">
            <text:p>15:11</text:p>
          </table:table-cell>
          <table:table-cell table:style-name="ce6" office:value-type="string">
            <text:p>15:41</text:p>
          </table:table-cell>
          <table:table-cell table:style-name="ce6" office:value-type="string">
            <text:p>16:11</text:p>
          </table:table-cell>
          <table:table-cell table:style-name="ce6" office:value-type="string">
            <text:p>16:41</text:p>
          </table:table-cell>
          <table:table-cell table:style-name="ce6" office:value-type="string">
            <text:p>17:11</text:p>
          </table:table-cell>
          <table:table-cell table:style-name="ce6" office:value-type="string">
            <text:p>17:41</text:p>
          </table:table-cell>
          <table:table-cell table:style-name="ce6" office:value-type="string">
            <text:p>18:11</text:p>
          </table:table-cell>
          <table:table-cell table:style-name="ce6" office:value-type="string">
            <text:p>18:41</text:p>
          </table:table-cell>
          <table:table-cell table:style-name="ce6" office:value-type="string">
            <text:p>19:11</text:p>
          </table:table-cell>
          <table:table-cell table:style-name="ce6" office:value-type="string">
            <text:p>19:41</text:p>
          </table:table-cell>
          <table:table-cell table:style-name="ce6" office:value-type="string">
            <text:p>20:11</text:p>
          </table:table-cell>
          <table:table-cell table:style-name="ce6" office:value-type="string">
            <text:p>20:41</text:p>
          </table:table-cell>
          <table:table-cell table:style-name="ce6" office:value-type="string">
            <text:p>21:11</text:p>
          </table:table-cell>
          <table:table-cell table:style-name="ce6" office:value-type="string">
            <text:p>22:01</text:p>
          </table:table-cell>
          <table:table-cell table:number-columns-repeated="991"/>
        </table:table-row>
        <table:table-row table:style-name="ro1">
          <table:table-cell office:value-type="string">
            <text:p>Władysława IV Wańkowicza</text:p>
          </table:table-cell>
          <table:table-cell office:value-type="string">
            <text:p>6:27</text:p>
          </table:table-cell>
          <table:table-cell office:value-type="string">
            <text:p>6:53</text:p>
          </table:table-cell>
          <table:table-cell office:value-type="string">
            <text:p>7:13</text:p>
          </table:table-cell>
          <table:table-cell office:value-type="string">
            <text:p>7:43</text:p>
          </table:table-cell>
          <table:table-cell office:value-type="string">
            <text:p>8:13</text:p>
          </table:table-cell>
          <table:table-cell office:value-type="string">
            <text:p>8:43</text:p>
          </table:table-cell>
          <table:table-cell office:value-type="string">
            <text:p>9:13</text:p>
          </table:table-cell>
          <table:table-cell office:value-type="string">
            <text:p>9:43</text:p>
          </table:table-cell>
          <table:table-cell office:value-type="string">
            <text:p>10:13</text:p>
          </table:table-cell>
          <table:table-cell office:value-type="string">
            <text:p>10:43</text:p>
          </table:table-cell>
          <table:table-cell office:value-type="string">
            <text:p>11:13</text:p>
          </table:table-cell>
          <table:table-cell office:value-type="string">
            <text:p>11:43</text:p>
          </table:table-cell>
          <table:table-cell office:value-type="string">
            <text:p>12:13</text:p>
          </table:table-cell>
          <table:table-cell office:value-type="string">
            <text:p>12:43</text:p>
          </table:table-cell>
          <table:table-cell office:value-type="string">
            <text:p>13:13</text:p>
          </table:table-cell>
          <table:table-cell office:value-type="string">
            <text:p>13:43</text:p>
          </table:table-cell>
          <table:table-cell office:value-type="string">
            <text:p>14:13</text:p>
          </table:table-cell>
          <table:table-cell office:value-type="string">
            <text:p>14:43</text:p>
          </table:table-cell>
          <table:table-cell table:style-name="ce6" office:value-type="string">
            <text:p>15:13</text:p>
          </table:table-cell>
          <table:table-cell table:style-name="ce6" office:value-type="string">
            <text:p>15:43</text:p>
          </table:table-cell>
          <table:table-cell table:style-name="ce6" office:value-type="string">
            <text:p>16:13</text:p>
          </table:table-cell>
          <table:table-cell table:style-name="ce6" office:value-type="string">
            <text:p>16:43</text:p>
          </table:table-cell>
          <table:table-cell table:style-name="ce6" office:value-type="string">
            <text:p>17:13</text:p>
          </table:table-cell>
          <table:table-cell table:style-name="ce6" office:value-type="string">
            <text:p>17:43</text:p>
          </table:table-cell>
          <table:table-cell table:style-name="ce6" office:value-type="string">
            <text:p>18:13</text:p>
          </table:table-cell>
          <table:table-cell table:style-name="ce6" office:value-type="string">
            <text:p>18:43</text:p>
          </table:table-cell>
          <table:table-cell table:style-name="ce6" office:value-type="string">
            <text:p>19:13</text:p>
          </table:table-cell>
          <table:table-cell table:style-name="ce6" office:value-type="string">
            <text:p>19:43</text:p>
          </table:table-cell>
          <table:table-cell table:style-name="ce6" office:value-type="string">
            <text:p>20:13</text:p>
          </table:table-cell>
          <table:table-cell table:style-name="ce6" office:value-type="string">
            <text:p>20:43</text:p>
          </table:table-cell>
          <table:table-cell table:style-name="ce6" office:value-type="string">
            <text:p>21:13</text:p>
          </table:table-cell>
          <table:table-cell table:style-name="ce6" office:value-type="string">
            <text:p>22:03</text:p>
          </table:table-cell>
          <table:table-cell table:number-columns-repeated="991"/>
        </table:table-row>
        <table:table-row table:style-name="ro1">
          <table:table-cell office:value-type="string">
            <text:p>Władysława IV EMKA</text:p>
          </table:table-cell>
          <table:table-cell office:value-type="string">
            <text:p>6:28</text:p>
          </table:table-cell>
          <table:table-cell office:value-type="string">
            <text:p>6:54</text:p>
          </table:table-cell>
          <table:table-cell office:value-type="string">
            <text:p>7:14</text:p>
          </table:table-cell>
          <table:table-cell office:value-type="string">
            <text:p>7:44</text:p>
          </table:table-cell>
          <table:table-cell office:value-type="string">
            <text:p>8:14</text:p>
          </table:table-cell>
          <table:table-cell office:value-type="string">
            <text:p>8:44</text:p>
          </table:table-cell>
          <table:table-cell office:value-type="string">
            <text:p>9:14</text:p>
          </table:table-cell>
          <table:table-cell office:value-type="string">
            <text:p>9:44</text:p>
          </table:table-cell>
          <table:table-cell office:value-type="string">
            <text:p>10:14</text:p>
          </table:table-cell>
          <table:table-cell office:value-type="string">
            <text:p>10:44</text:p>
          </table:table-cell>
          <table:table-cell office:value-type="string">
            <text:p>11:14</text:p>
          </table:table-cell>
          <table:table-cell office:value-type="string">
            <text:p>11:44</text:p>
          </table:table-cell>
          <table:table-cell office:value-type="string">
            <text:p>12:14</text:p>
          </table:table-cell>
          <table:table-cell office:value-type="string">
            <text:p>12:44</text:p>
          </table:table-cell>
          <table:table-cell office:value-type="string">
            <text:p>13:14</text:p>
          </table:table-cell>
          <table:table-cell office:value-type="string">
            <text:p>13:44</text:p>
          </table:table-cell>
          <table:table-cell office:value-type="string">
            <text:p>14:14</text:p>
          </table:table-cell>
          <table:table-cell office:value-type="string">
            <text:p>14:44</text:p>
          </table:table-cell>
          <table:table-cell table:style-name="ce6" office:value-type="string">
            <text:p>15:14</text:p>
          </table:table-cell>
          <table:table-cell table:style-name="ce6" office:value-type="string">
            <text:p>15:44</text:p>
          </table:table-cell>
          <table:table-cell table:style-name="ce6" office:value-type="string">
            <text:p>16:14</text:p>
          </table:table-cell>
          <table:table-cell table:style-name="ce6" office:value-type="string">
            <text:p>16:44</text:p>
          </table:table-cell>
          <table:table-cell table:style-name="ce6" office:value-type="string">
            <text:p>17:14</text:p>
          </table:table-cell>
          <table:table-cell table:style-name="ce6" office:value-type="string">
            <text:p>17:44</text:p>
          </table:table-cell>
          <table:table-cell table:style-name="ce6" office:value-type="string">
            <text:p>18:14</text:p>
          </table:table-cell>
          <table:table-cell table:style-name="ce6" office:value-type="string">
            <text:p>18:44</text:p>
          </table:table-cell>
          <table:table-cell table:style-name="ce6" office:value-type="string">
            <text:p>19:14</text:p>
          </table:table-cell>
          <table:table-cell table:style-name="ce6" office:value-type="string">
            <text:p>19:44</text:p>
          </table:table-cell>
          <table:table-cell table:style-name="ce6" office:value-type="string">
            <text:p>20:14</text:p>
          </table:table-cell>
          <table:table-cell table:style-name="ce6" office:value-type="string">
            <text:p>20:44</text:p>
          </table:table-cell>
          <table:table-cell table:style-name="ce6" office:value-type="string">
            <text:p>21:14</text:p>
          </table:table-cell>
          <table:table-cell table:style-name="ce6" office:value-type="string">
            <text:p>22:04</text:p>
          </table:table-cell>
          <table:table-cell table:number-columns-repeated="991"/>
        </table:table-row>
        <table:table-row table:style-name="ro1" table:number-rows-repeated="2">
          <table:table-cell table:style-name="ce4"/>
          <table:table-cell table:style-name="Default"/>
          <table:table-cell table:number-columns-repeated="2"/>
          <table:table-cell table:style-name="Default" table:number-columns-repeated="15"/>
          <table:table-cell table:number-columns-repeated="1005"/>
        </table:table-row>
        <table:table-row table:style-name="ro1" table:number-rows-repeated="3">
          <table:table-cell table:style-name="ce4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4"/>
          <table:table-cell table:style-name="Default" table:number-columns-repeated="18"/>
          <table:table-cell table:number-columns-repeated="1005"/>
        </table:table-row>
      </table:table>
      <table:table table:name="1_3" table:style-name="ta1" table:print="false">
        <office:forms form:automatic-focus="false" form:apply-design-mode="false"/>
        <table:table-column table:style-name="co11" table:default-cell-style-name="Default"/>
        <table:table-column table:style-name="co13" table:number-columns-repeated="8" table:default-cell-style-name="ce6"/>
        <table:table-column table:style-name="co13" table:number-columns-repeated="5" table:default-cell-style-name="Default"/>
        <table:table-column table:style-name="co13" table:default-cell-style-name="ce6"/>
        <table:table-column table:style-name="co13" table:number-columns-repeated="1009" table:default-cell-style-name="Default"/>
        <table:table-row table:style-name="ro1">
          <table:table-cell office:value-type="string">
            <text:p>Szczecińska Pętla</text:p>
          </table:table-cell>
          <table:table-cell office:value-type="string">
            <text:p>6:10</text:p>
          </table:table-cell>
          <table:table-cell office:value-type="string">
            <text:p>10:26</text:p>
          </table:table-cell>
          <table:table-cell office:value-type="string">
            <text:p>12:26</text:p>
          </table:table-cell>
          <table:table-cell office:value-type="string">
            <text:p>13:56</text:p>
          </table:table-cell>
          <table:table-cell office:value-type="string">
            <text:p>14:26</text:p>
          </table:table-cell>
          <table:table-cell office:value-type="string">
            <text:p>16:26</text:p>
          </table:table-cell>
          <table:table-cell office:value-type="string">
            <text:p>18:26</text:p>
          </table:table-cell>
          <table:table-cell office:value-type="string">
            <text:p>21:46</text:p>
          </table:table-cell>
          <table:table-cell table:number-columns-repeated="1015"/>
        </table:table-row>
        <table:table-row table:style-name="ro1">
          <table:table-cell office:value-type="string">
            <text:p>Szczecińska STW</text:p>
          </table:table-cell>
          <table:table-cell office:value-type="string">
            <text:p>6:11</text:p>
          </table:table-cell>
          <table:table-cell office:value-type="string">
            <text:p>10:27</text:p>
          </table:table-cell>
          <table:table-cell office:value-type="string">
            <text:p>12:27</text:p>
          </table:table-cell>
          <table:table-cell office:value-type="string">
            <text:p>13:57</text:p>
          </table:table-cell>
          <table:table-cell office:value-type="string">
            <text:p>14:27</text:p>
          </table:table-cell>
          <table:table-cell office:value-type="string">
            <text:p>16:27</text:p>
          </table:table-cell>
          <table:table-cell office:value-type="string">
            <text:p>18:27</text:p>
          </table:table-cell>
          <table:table-cell office:value-type="string">
            <text:p>21:47</text:p>
          </table:table-cell>
          <table:table-cell table:number-columns-repeated="1015"/>
        </table:table-row>
        <table:table-row table:style-name="ro1">
          <table:table-cell office:value-type="string">
            <text:p>Szczecińska ZDW</text:p>
          </table:table-cell>
          <table:table-cell office:value-type="string">
            <text:p>6:13</text:p>
          </table:table-cell>
          <table:table-cell office:value-type="string">
            <text:p>10:29</text:p>
          </table:table-cell>
          <table:table-cell office:value-type="string">
            <text:p>12:29</text:p>
          </table:table-cell>
          <table:table-cell office:value-type="string">
            <text:p>13:59</text:p>
          </table:table-cell>
          <table:table-cell office:value-type="string">
            <text:p>14:29</text:p>
          </table:table-cell>
          <table:table-cell office:value-type="string">
            <text:p>16:29</text:p>
          </table:table-cell>
          <table:table-cell office:value-type="string">
            <text:p>18:29</text:p>
          </table:table-cell>
          <table:table-cell office:value-type="string">
            <text:p>21:49</text:p>
          </table:table-cell>
          <table:table-cell table:number-columns-repeated="1015"/>
        </table:table-row>
        <table:table-row table:style-name="ro1">
          <table:table-cell office:value-type="string">
            <text:p>Szczecińska Jasna</text:p>
          </table:table-cell>
          <table:table-cell office:value-type="string">
            <text:p>6:14</text:p>
          </table:table-cell>
          <table:table-cell office:value-type="string">
            <text:p>10:30</text:p>
          </table:table-cell>
          <table:table-cell office:value-type="string">
            <text:p>12:30</text:p>
          </table:table-cell>
          <table:table-cell office:value-type="string">
            <text:p>14:00</text:p>
          </table:table-cell>
          <table:table-cell office:value-type="string">
            <text:p>14:30</text:p>
          </table:table-cell>
          <table:table-cell office:value-type="string">
            <text:p>16:30</text:p>
          </table:table-cell>
          <table:table-cell office:value-type="string">
            <text:p>18:30</text:p>
          </table:table-cell>
          <table:table-cell office:value-type="string">
            <text:p>21:50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Dworzec PKP</text:p>
          </table:table-cell>
          <table:table-cell office:value-type="string">
            <text:p>6:54</text:p>
          </table:table-cell>
          <table:table-cell office:value-type="string">
            <text:p>7:54</text:p>
          </table:table-cell>
          <table:table-cell office:value-type="string">
            <text:p>8:30</text:p>
          </table:table-cell>
          <table:table-cell office:value-type="string">
            <text:p>9:00</text:p>
          </table:table-cell>
          <table:table-cell office:value-type="string">
            <text:p>9:30</text:p>
          </table:table-cell>
          <table:table-cell office:value-type="string">
            <text:p>10:00</text:p>
          </table:table-cell>
          <table:table-cell office:value-type="string">
            <text:p>11:00</text:p>
          </table:table-cell>
          <table:table-cell office:value-type="string">
            <text:p>11:30</text:p>
          </table:table-cell>
          <table:table-cell table:style-name="ce6" office:value-type="string">
            <text:p>12:00</text:p>
          </table:table-cell>
          <table:table-cell table:style-name="ce6" office:value-type="string">
            <text:p>13:00</text:p>
          </table:table-cell>
          <table:table-cell table:style-name="ce6" office:value-type="string">
            <text:p>13:30</text:p>
          </table:table-cell>
          <table:table-cell table:style-name="ce6" office:value-type="string">
            <text:p>15:00</text:p>
          </table:table-cell>
          <table:table-cell table:style-name="ce6" office:value-type="string">
            <text:p>15:30</text:p>
          </table:table-cell>
          <table:table-cell office:value-type="string">
            <text:p>16:00</text:p>
          </table:table-cell>
          <table:table-cell table:style-name="ce6" office:value-type="string">
            <text:p>17:00</text:p>
          </table:table-cell>
          <table:table-cell table:style-name="ce6" office:value-type="string">
            <text:p>17:30</text:p>
          </table:table-cell>
          <table:table-cell table:style-name="ce6" office:value-type="string">
            <text:p>18:00</text:p>
          </table:table-cell>
          <table:table-cell table:style-name="ce6" office:value-type="string">
            <text:p>19:30</text:p>
          </table:table-cell>
          <table:table-cell table:style-name="ce6" office:value-type="string">
            <text:p>20:35</text:p>
          </table:table-cell>
          <table:table-cell table:number-columns-repeated="1004"/>
        </table:table-row>
        <table:table-row table:style-name="ro1">
          <table:table-cell office:value-type="string">
            <text:p>Zwycięstwa Krakusa i Wandy</text:p>
          </table:table-cell>
          <table:table-cell office:value-type="string">
            <text:p>6:16</text:p>
          </table:table-cell>
          <table:table-cell office:value-type="string">
            <text:p>6:56</text:p>
          </table:table-cell>
          <table:table-cell office:value-type="string">
            <text:p>7:56</text:p>
          </table:table-cell>
          <table:table-cell office:value-type="string">
            <text:p>8:32</text:p>
          </table:table-cell>
          <table:table-cell office:value-type="string">
            <text:p>9:02</text:p>
          </table:table-cell>
          <table:table-cell office:value-type="string">
            <text:p>9:32</text:p>
          </table:table-cell>
          <table:table-cell office:value-type="string">
            <text:p>10:02</text:p>
          </table:table-cell>
          <table:table-cell office:value-type="string">
            <text:p>10:32</text:p>
          </table:table-cell>
          <table:table-cell table:style-name="ce6" office:value-type="string">
            <text:p>11:02</text:p>
          </table:table-cell>
          <table:table-cell table:style-name="ce6" office:value-type="string">
            <text:p>11:32</text:p>
          </table:table-cell>
          <table:table-cell table:style-name="ce6" office:value-type="string">
            <text:p>12:02</text:p>
          </table:table-cell>
          <table:table-cell table:style-name="ce6" office:value-type="string">
            <text:p>12:32</text:p>
          </table:table-cell>
          <table:table-cell table:style-name="ce6" office:value-type="string">
            <text:p>13:02</text:p>
          </table:table-cell>
          <table:table-cell office:value-type="string">
            <text:p>13:32</text:p>
          </table:table-cell>
          <table:table-cell table:style-name="ce6" office:value-type="string">
            <text:p>14:02</text:p>
          </table:table-cell>
          <table:table-cell table:style-name="ce6" office:value-type="string">
            <text:p>14:32</text:p>
          </table:table-cell>
          <table:table-cell table:style-name="ce6" office:value-type="string">
            <text:p>15:02</text:p>
          </table:table-cell>
          <table:table-cell table:style-name="ce6" office:value-type="string">
            <text:p>15:32</text:p>
          </table:table-cell>
          <table:table-cell table:style-name="ce6" office:value-type="string">
            <text:p>16:02</text:p>
          </table:table-cell>
          <table:table-cell table:style-name="ce6" office:value-type="string">
            <text:p>16:32</text:p>
          </table:table-cell>
          <table:table-cell table:style-name="ce6" office:value-type="string">
            <text:p>17:02</text:p>
          </table:table-cell>
          <table:table-cell table:style-name="ce6" office:value-type="string">
            <text:p>17:32</text:p>
          </table:table-cell>
          <table:table-cell table:style-name="ce6" office:value-type="string">
            <text:p>18:02</text:p>
          </table:table-cell>
          <table:table-cell table:style-name="ce6" office:value-type="string">
            <text:p>18:32</text:p>
          </table:table-cell>
          <table:table-cell table:style-name="ce6" office:value-type="string">
            <text:p>19:32</text:p>
          </table:table-cell>
          <table:table-cell table:style-name="ce6" office:value-type="string">
            <text:p>20:37</text:p>
          </table:table-cell>
          <table:table-cell table:style-name="ce6" office:value-type="string">
            <text:p>21:52</text:p>
          </table:table-cell>
          <table:table-cell table:number-columns-repeated="996"/>
        </table:table-row>
        <table:table-row table:style-name="ro1">
          <table:table-cell office:value-type="string">
            <text:p>I Maja Bank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Stawisińskiego Połczyńska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Stawisińskiego Politechnika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>
            <text:p>Rotmistrza Witolda Pileckiego</text:p>
          </table:table-cell>
          <table:table-cell/>
          <table:table-cell table:style-name="Default" table:number-columns-repeated="7"/>
          <table:table-cell table:number-columns-repeated="1015"/>
        </table:table-row>
        <table:table-row table:style-name="ro1">
          <table:table-cell office:value-type="string">
            <text:p>Zwycięstwa Słowackiego</text:p>
          </table:table-cell>
          <table:table-cell office:value-type="string">
            <text:p>6:18</text:p>
          </table:table-cell>
          <table:table-cell office:value-type="string">
            <text:p>6:58</text:p>
          </table:table-cell>
          <table:table-cell office:value-type="string">
            <text:p>7:58</text:p>
          </table:table-cell>
          <table:table-cell office:value-type="string">
            <text:p>8:34</text:p>
          </table:table-cell>
          <table:table-cell office:value-type="string">
            <text:p>9:04</text:p>
          </table:table-cell>
          <table:table-cell office:value-type="string">
            <text:p>9:34</text:p>
          </table:table-cell>
          <table:table-cell office:value-type="string">
            <text:p>10:04</text:p>
          </table:table-cell>
          <table:table-cell office:value-type="string">
            <text:p>10:34</text:p>
          </table:table-cell>
          <table:table-cell table:style-name="ce6" office:value-type="string">
            <text:p>11:04</text:p>
          </table:table-cell>
          <table:table-cell table:style-name="ce6" office:value-type="string">
            <text:p>11:34</text:p>
          </table:table-cell>
          <table:table-cell table:style-name="ce6" office:value-type="string">
            <text:p>12:04</text:p>
          </table:table-cell>
          <table:table-cell table:style-name="ce6" office:value-type="string">
            <text:p>12:34</text:p>
          </table:table-cell>
          <table:table-cell table:style-name="ce6" office:value-type="string">
            <text:p>13:04</text:p>
          </table:table-cell>
          <table:table-cell office:value-type="string">
            <text:p>13:34</text:p>
          </table:table-cell>
          <table:table-cell table:style-name="ce6" office:value-type="string">
            <text:p>14:04</text:p>
          </table:table-cell>
          <table:table-cell table:style-name="ce6" office:value-type="string">
            <text:p>14:34</text:p>
          </table:table-cell>
          <table:table-cell table:style-name="ce6" office:value-type="string">
            <text:p>15:04</text:p>
          </table:table-cell>
          <table:table-cell table:style-name="ce6" office:value-type="string">
            <text:p>15:34</text:p>
          </table:table-cell>
          <table:table-cell table:style-name="ce6" office:value-type="string">
            <text:p>16:04</text:p>
          </table:table-cell>
          <table:table-cell table:style-name="ce6" office:value-type="string">
            <text:p>16:34</text:p>
          </table:table-cell>
          <table:table-cell table:style-name="ce6" office:value-type="string">
            <text:p>17:04</text:p>
          </table:table-cell>
          <table:table-cell table:style-name="ce6" office:value-type="string">
            <text:p>17:34</text:p>
          </table:table-cell>
          <table:table-cell table:style-name="ce6" office:value-type="string">
            <text:p>18:04</text:p>
          </table:table-cell>
          <table:table-cell table:style-name="ce6" office:value-type="string">
            <text:p>18:34</text:p>
          </table:table-cell>
          <table:table-cell table:style-name="ce6" office:value-type="string">
            <text:p>19:34</text:p>
          </table:table-cell>
          <table:table-cell table:style-name="ce6" office:value-type="string">
            <text:p>20:39</text:p>
          </table:table-cell>
          <table:table-cell table:style-name="ce6" office:value-type="string">
            <text:p>21:54</text:p>
          </table:table-cell>
          <table:table-cell table:number-columns-repeated="996"/>
        </table:table-row>
        <table:table-row table:style-name="ro1">
          <table:table-cell office:value-type="string">
            <text:p>Zwycięstwa Plac Wolności</text:p>
          </table:table-cell>
          <table:table-cell office:value-type="string">
            <text:p>6:19</text:p>
          </table:table-cell>
          <table:table-cell office:value-type="string">
            <text:p>6:59</text:p>
          </table:table-cell>
          <table:table-cell office:value-type="string">
            <text:p>7:59</text:p>
          </table:table-cell>
          <table:table-cell office:value-type="string">
            <text:p>8:35</text:p>
          </table:table-cell>
          <table:table-cell office:value-type="string">
            <text:p>9:05</text:p>
          </table:table-cell>
          <table:table-cell office:value-type="string">
            <text:p>9:35</text:p>
          </table:table-cell>
          <table:table-cell office:value-type="string">
            <text:p>10:05</text:p>
          </table:table-cell>
          <table:table-cell office:value-type="string">
            <text:p>10:35</text:p>
          </table:table-cell>
          <table:table-cell table:style-name="ce6" office:value-type="string">
            <text:p>11:05</text:p>
          </table:table-cell>
          <table:table-cell table:style-name="ce6" office:value-type="string">
            <text:p>11:35</text:p>
          </table:table-cell>
          <table:table-cell table:style-name="ce6" office:value-type="string">
            <text:p>12:05</text:p>
          </table:table-cell>
          <table:table-cell table:style-name="ce6" office:value-type="string">
            <text:p>12:35</text:p>
          </table:table-cell>
          <table:table-cell table:style-name="ce6" office:value-type="string">
            <text:p>13:05</text:p>
          </table:table-cell>
          <table:table-cell office:value-type="string">
            <text:p>13:35</text:p>
          </table:table-cell>
          <table:table-cell table:style-name="ce6" office:value-type="string">
            <text:p>14:05</text:p>
          </table:table-cell>
          <table:table-cell table:style-name="ce6" office:value-type="string">
            <text:p>14:35</text:p>
          </table:table-cell>
          <table:table-cell table:style-name="ce6" office:value-type="string">
            <text:p>15:05</text:p>
          </table:table-cell>
          <table:table-cell table:style-name="ce6" office:value-type="string">
            <text:p>15:35</text:p>
          </table:table-cell>
          <table:table-cell table:style-name="ce6" office:value-type="string">
            <text:p>16:05</text:p>
          </table:table-cell>
          <table:table-cell table:style-name="ce6" office:value-type="string">
            <text:p>16:35</text:p>
          </table:table-cell>
          <table:table-cell table:style-name="ce6" office:value-type="string">
            <text:p>17:05</text:p>
          </table:table-cell>
          <table:table-cell table:style-name="ce6" office:value-type="string">
            <text:p>17:35</text:p>
          </table:table-cell>
          <table:table-cell table:style-name="ce6" office:value-type="string">
            <text:p>18:05</text:p>
          </table:table-cell>
          <table:table-cell table:style-name="ce6" office:value-type="string">
            <text:p>18:35</text:p>
          </table:table-cell>
          <table:table-cell table:style-name="ce6" office:value-type="string">
            <text:p>19:35</text:p>
          </table:table-cell>
          <table:table-cell table:style-name="ce6" office:value-type="string">
            <text:p>20:40</text:p>
          </table:table-cell>
          <table:table-cell table:style-name="ce6" office:value-type="string">
            <text:p>21:55</text:p>
          </table:table-cell>
          <table:table-cell table:number-columns-repeated="996"/>
        </table:table-row>
        <table:table-row table:style-name="ro1">
          <table:table-cell office:value-type="string">
            <text:p>Zwycięstwa Clausiusa</text:p>
          </table:table-cell>
          <table:table-cell office:value-type="string">
            <text:p>6:20</text:p>
          </table:table-cell>
          <table:table-cell office:value-type="string">
            <text:p>7:00</text:p>
          </table:table-cell>
          <table:table-cell office:value-type="string">
            <text:p>8:00</text:p>
          </table:table-cell>
          <table:table-cell office:value-type="string">
            <text:p>8:36</text:p>
          </table:table-cell>
          <table:table-cell office:value-type="string">
            <text:p>9:06</text:p>
          </table:table-cell>
          <table:table-cell office:value-type="string">
            <text:p>9:36</text:p>
          </table:table-cell>
          <table:table-cell office:value-type="string">
            <text:p>10:06</text:p>
          </table:table-cell>
          <table:table-cell office:value-type="string">
            <text:p>10:36</text:p>
          </table:table-cell>
          <table:table-cell table:style-name="ce6" office:value-type="string">
            <text:p>11:06</text:p>
          </table:table-cell>
          <table:table-cell table:style-name="ce6" office:value-type="string">
            <text:p>11:36</text:p>
          </table:table-cell>
          <table:table-cell table:style-name="ce6" office:value-type="string">
            <text:p>12:06</text:p>
          </table:table-cell>
          <table:table-cell table:style-name="ce6" office:value-type="string">
            <text:p>12:36</text:p>
          </table:table-cell>
          <table:table-cell table:style-name="ce6" office:value-type="string">
            <text:p>13:06</text:p>
          </table:table-cell>
          <table:table-cell office:value-type="string">
            <text:p>13:36</text:p>
          </table:table-cell>
          <table:table-cell table:style-name="ce6" office:value-type="string">
            <text:p>14:06</text:p>
          </table:table-cell>
          <table:table-cell table:style-name="ce6" office:value-type="string">
            <text:p>14:36</text:p>
          </table:table-cell>
          <table:table-cell table:style-name="ce6" office:value-type="string">
            <text:p>15:06</text:p>
          </table:table-cell>
          <table:table-cell table:style-name="ce6" office:value-type="string">
            <text:p>15:36</text:p>
          </table:table-cell>
          <table:table-cell table:style-name="ce6" office:value-type="string">
            <text:p>16:06</text:p>
          </table:table-cell>
          <table:table-cell table:style-name="ce6" office:value-type="string">
            <text:p>16:36</text:p>
          </table:table-cell>
          <table:table-cell table:style-name="ce6" office:value-type="string">
            <text:p>17:06</text:p>
          </table:table-cell>
          <table:table-cell table:style-name="ce6" office:value-type="string">
            <text:p>17:36</text:p>
          </table:table-cell>
          <table:table-cell table:style-name="ce6" office:value-type="string">
            <text:p>18:06</text:p>
          </table:table-cell>
          <table:table-cell table:style-name="ce6" office:value-type="string">
            <text:p>18:36</text:p>
          </table:table-cell>
          <table:table-cell table:style-name="ce6" office:value-type="string">
            <text:p>19:36</text:p>
          </table:table-cell>
          <table:table-cell table:style-name="ce6" office:value-type="string">
            <text:p>20:41</text:p>
          </table:table-cell>
          <table:table-cell table:style-name="ce6" office:value-type="string">
            <text:p>21:56</text:p>
          </table:table-cell>
          <table:table-cell table:number-columns-repeated="996"/>
        </table:table-row>
        <table:table-row table:style-name="ro1">
          <table:table-cell office:value-type="string">
            <text:p>Waryńskiego Zwycięstwa</text:p>
          </table:table-cell>
          <table:table-cell office:value-type="string">
            <text:p>6:22</text:p>
          </table:table-cell>
          <table:table-cell office:value-type="string">
            <text:p>7:02</text:p>
          </table:table-cell>
          <table:table-cell office:value-type="string">
            <text:p>8:02</text:p>
          </table:table-cell>
          <table:table-cell office:value-type="string">
            <text:p>8:38</text:p>
          </table:table-cell>
          <table:table-cell office:value-type="string">
            <text:p>9:08</text:p>
          </table:table-cell>
          <table:table-cell office:value-type="string">
            <text:p>9:38</text:p>
          </table:table-cell>
          <table:table-cell office:value-type="string">
            <text:p>10:08</text:p>
          </table:table-cell>
          <table:table-cell office:value-type="string">
            <text:p>10:38</text:p>
          </table:table-cell>
          <table:table-cell table:style-name="ce6" office:value-type="string">
            <text:p>11:08</text:p>
          </table:table-cell>
          <table:table-cell table:style-name="ce6" office:value-type="string">
            <text:p>11:38</text:p>
          </table:table-cell>
          <table:table-cell table:style-name="ce6" office:value-type="string">
            <text:p>12:08</text:p>
          </table:table-cell>
          <table:table-cell table:style-name="ce6" office:value-type="string">
            <text:p>12:38</text:p>
          </table:table-cell>
          <table:table-cell table:style-name="ce6" office:value-type="string">
            <text:p>13:08</text:p>
          </table:table-cell>
          <table:table-cell office:value-type="string">
            <text:p>13:38</text:p>
          </table:table-cell>
          <table:table-cell table:style-name="ce6" office:value-type="string">
            <text:p>14:08</text:p>
          </table:table-cell>
          <table:table-cell table:style-name="ce6" office:value-type="string">
            <text:p>14:38</text:p>
          </table:table-cell>
          <table:table-cell table:style-name="ce6" office:value-type="string">
            <text:p>15:08</text:p>
          </table:table-cell>
          <table:table-cell table:style-name="ce6" office:value-type="string">
            <text:p>15:38</text:p>
          </table:table-cell>
          <table:table-cell table:style-name="ce6" office:value-type="string">
            <text:p>16:08</text:p>
          </table:table-cell>
          <table:table-cell table:style-name="ce6" office:value-type="string">
            <text:p>16:38</text:p>
          </table:table-cell>
          <table:table-cell table:style-name="ce6" office:value-type="string">
            <text:p>17:08</text:p>
          </table:table-cell>
          <table:table-cell table:style-name="ce6" office:value-type="string">
            <text:p>17:38</text:p>
          </table:table-cell>
          <table:table-cell table:style-name="ce6" office:value-type="string">
            <text:p>18:08</text:p>
          </table:table-cell>
          <table:table-cell table:style-name="ce6" office:value-type="string">
            <text:p>18:38</text:p>
          </table:table-cell>
          <table:table-cell table:style-name="ce6" office:value-type="string">
            <text:p>19:38</text:p>
          </table:table-cell>
          <table:table-cell table:style-name="ce6" office:value-type="string">
            <text:p>20:43</text:p>
          </table:table-cell>
          <table:table-cell table:style-name="ce6" office:value-type="string">
            <text:p>21:58</text:p>
          </table:table-cell>
          <table:table-cell table:number-columns-repeated="996"/>
        </table:table-row>
        <table:table-row table:style-name="ro1">
          <table:table-cell office:value-type="string">
            <text:p>Kościuszki Piłsudskiego</text:p>
          </table:table-cell>
          <table:table-cell office:value-type="string">
            <text:p>6:23</text:p>
          </table:table-cell>
          <table:table-cell office:value-type="string">
            <text:p>7:03</text:p>
          </table:table-cell>
          <table:table-cell office:value-type="string">
            <text:p>8:03</text:p>
          </table:table-cell>
          <table:table-cell office:value-type="string">
            <text:p>8:39</text:p>
          </table:table-cell>
          <table:table-cell office:value-type="string">
            <text:p>9:09</text:p>
          </table:table-cell>
          <table:table-cell office:value-type="string">
            <text:p>9:39</text:p>
          </table:table-cell>
          <table:table-cell office:value-type="string">
            <text:p>10:09</text:p>
          </table:table-cell>
          <table:table-cell office:value-type="string">
            <text:p>10:39</text:p>
          </table:table-cell>
          <table:table-cell table:style-name="ce6" office:value-type="string">
            <text:p>11:09</text:p>
          </table:table-cell>
          <table:table-cell table:style-name="ce6" office:value-type="string">
            <text:p>11:39</text:p>
          </table:table-cell>
          <table:table-cell table:style-name="ce6" office:value-type="string">
            <text:p>12:09</text:p>
          </table:table-cell>
          <table:table-cell table:style-name="ce6" office:value-type="string">
            <text:p>12:39</text:p>
          </table:table-cell>
          <table:table-cell table:style-name="ce6" office:value-type="string">
            <text:p>13:09</text:p>
          </table:table-cell>
          <table:table-cell office:value-type="string">
            <text:p>13:39</text:p>
          </table:table-cell>
          <table:table-cell table:style-name="ce6" office:value-type="string">
            <text:p>14:09</text:p>
          </table:table-cell>
          <table:table-cell table:style-name="ce6" office:value-type="string">
            <text:p>14:39</text:p>
          </table:table-cell>
          <table:table-cell table:style-name="ce6" office:value-type="string">
            <text:p>15:09</text:p>
          </table:table-cell>
          <table:table-cell table:style-name="ce6" office:value-type="string">
            <text:p>15:39</text:p>
          </table:table-cell>
          <table:table-cell table:style-name="ce6" office:value-type="string">
            <text:p>16:09</text:p>
          </table:table-cell>
          <table:table-cell table:style-name="ce6" office:value-type="string">
            <text:p>16:39</text:p>
          </table:table-cell>
          <table:table-cell table:style-name="ce6" office:value-type="string">
            <text:p>17:09</text:p>
          </table:table-cell>
          <table:table-cell table:style-name="ce6" office:value-type="string">
            <text:p>17:39</text:p>
          </table:table-cell>
          <table:table-cell table:style-name="ce6" office:value-type="string">
            <text:p>18:09</text:p>
          </table:table-cell>
          <table:table-cell table:style-name="ce6" office:value-type="string">
            <text:p>18:39</text:p>
          </table:table-cell>
          <table:table-cell table:style-name="ce6" office:value-type="string">
            <text:p>19:39</text:p>
          </table:table-cell>
          <table:table-cell table:style-name="ce6" office:value-type="string">
            <text:p>20:44</text:p>
          </table:table-cell>
          <table:table-cell table:style-name="ce6" office:value-type="string">
            <text:p>21:59</text:p>
          </table:table-cell>
          <table:table-cell table:number-columns-repeated="996"/>
        </table:table-row>
        <table:table-row table:style-name="ro1">
          <table:table-cell office:value-type="string">
            <text:p>Monte Cassino Fałata</text:p>
          </table:table-cell>
          <table:table-cell office:value-type="string">
            <text:p>6:25</text:p>
          </table:table-cell>
          <table:table-cell office:value-type="string">
            <text:p>7:05</text:p>
          </table:table-cell>
          <table:table-cell office:value-type="string">
            <text:p>8:05</text:p>
          </table:table-cell>
          <table:table-cell office:value-type="string">
            <text:p>8:41</text:p>
          </table:table-cell>
          <table:table-cell office:value-type="string">
            <text:p>9:11</text:p>
          </table:table-cell>
          <table:table-cell office:value-type="string">
            <text:p>9:41</text:p>
          </table:table-cell>
          <table:table-cell office:value-type="string">
            <text:p>10:11</text:p>
          </table:table-cell>
          <table:table-cell office:value-type="string">
            <text:p>10:41</text:p>
          </table:table-cell>
          <table:table-cell table:style-name="ce6" office:value-type="string">
            <text:p>11:11</text:p>
          </table:table-cell>
          <table:table-cell table:style-name="ce6" office:value-type="string">
            <text:p>11:41</text:p>
          </table:table-cell>
          <table:table-cell table:style-name="ce6" office:value-type="string">
            <text:p>12:11</text:p>
          </table:table-cell>
          <table:table-cell table:style-name="ce6" office:value-type="string">
            <text:p>12:41</text:p>
          </table:table-cell>
          <table:table-cell table:style-name="ce6" office:value-type="string">
            <text:p>13:11</text:p>
          </table:table-cell>
          <table:table-cell office:value-type="string">
            <text:p>13:41</text:p>
          </table:table-cell>
          <table:table-cell table:style-name="ce6" office:value-type="string">
            <text:p>14:11</text:p>
          </table:table-cell>
          <table:table-cell table:style-name="ce6" office:value-type="string">
            <text:p>14:41</text:p>
          </table:table-cell>
          <table:table-cell table:style-name="ce6" office:value-type="string">
            <text:p>15:11</text:p>
          </table:table-cell>
          <table:table-cell table:style-name="ce6" office:value-type="string">
            <text:p>15:41</text:p>
          </table:table-cell>
          <table:table-cell table:style-name="ce6" office:value-type="string">
            <text:p>16:11</text:p>
          </table:table-cell>
          <table:table-cell table:style-name="ce6" office:value-type="string">
            <text:p>16:41</text:p>
          </table:table-cell>
          <table:table-cell table:style-name="ce6" office:value-type="string">
            <text:p>17:11</text:p>
          </table:table-cell>
          <table:table-cell table:style-name="ce6" office:value-type="string">
            <text:p>17:41</text:p>
          </table:table-cell>
          <table:table-cell table:style-name="ce6" office:value-type="string">
            <text:p>18:11</text:p>
          </table:table-cell>
          <table:table-cell table:style-name="ce6" office:value-type="string">
            <text:p>18:41</text:p>
          </table:table-cell>
          <table:table-cell table:style-name="ce6" office:value-type="string">
            <text:p>19:41</text:p>
          </table:table-cell>
          <table:table-cell table:style-name="ce6" office:value-type="string">
            <text:p>20:46</text:p>
          </table:table-cell>
          <table:table-cell table:style-name="ce6" office:value-type="string">
            <text:p>22:01</text:p>
          </table:table-cell>
          <table:table-cell table:number-columns-repeated="996"/>
        </table:table-row>
        <table:table-row table:style-name="ro1">
          <table:table-cell office:value-type="string">
            <text:p>Władysława IV Wańkowicza</text:p>
          </table:table-cell>
          <table:table-cell office:value-type="string">
            <text:p>6:27</text:p>
          </table:table-cell>
          <table:table-cell office:value-type="string">
            <text:p>7:07</text:p>
          </table:table-cell>
          <table:table-cell office:value-type="string">
            <text:p>8:07</text:p>
          </table:table-cell>
          <table:table-cell office:value-type="string">
            <text:p>8:43</text:p>
          </table:table-cell>
          <table:table-cell office:value-type="string">
            <text:p>9:13</text:p>
          </table:table-cell>
          <table:table-cell office:value-type="string">
            <text:p>9:43</text:p>
          </table:table-cell>
          <table:table-cell office:value-type="string">
            <text:p>10:13</text:p>
          </table:table-cell>
          <table:table-cell office:value-type="string">
            <text:p>10:43</text:p>
          </table:table-cell>
          <table:table-cell table:style-name="ce6" office:value-type="string">
            <text:p>11:13</text:p>
          </table:table-cell>
          <table:table-cell table:style-name="ce6" office:value-type="string">
            <text:p>11:43</text:p>
          </table:table-cell>
          <table:table-cell table:style-name="ce6" office:value-type="string">
            <text:p>12:13</text:p>
          </table:table-cell>
          <table:table-cell table:style-name="ce6" office:value-type="string">
            <text:p>12:43</text:p>
          </table:table-cell>
          <table:table-cell table:style-name="ce6" office:value-type="string">
            <text:p>13:13</text:p>
          </table:table-cell>
          <table:table-cell office:value-type="string">
            <text:p>13:43</text:p>
          </table:table-cell>
          <table:table-cell table:style-name="ce6" office:value-type="string">
            <text:p>14:13</text:p>
          </table:table-cell>
          <table:table-cell table:style-name="ce6" office:value-type="string">
            <text:p>14:43</text:p>
          </table:table-cell>
          <table:table-cell table:style-name="ce6" office:value-type="string">
            <text:p>15:13</text:p>
          </table:table-cell>
          <table:table-cell table:style-name="ce6" office:value-type="string">
            <text:p>15:43</text:p>
          </table:table-cell>
          <table:table-cell table:style-name="ce6" office:value-type="string">
            <text:p>16:13</text:p>
          </table:table-cell>
          <table:table-cell table:style-name="ce6" office:value-type="string">
            <text:p>16:43</text:p>
          </table:table-cell>
          <table:table-cell table:style-name="ce6" office:value-type="string">
            <text:p>17:13</text:p>
          </table:table-cell>
          <table:table-cell table:style-name="ce6" office:value-type="string">
            <text:p>17:43</text:p>
          </table:table-cell>
          <table:table-cell table:style-name="ce6" office:value-type="string">
            <text:p>18:13</text:p>
          </table:table-cell>
          <table:table-cell table:style-name="ce6" office:value-type="string">
            <text:p>18:43</text:p>
          </table:table-cell>
          <table:table-cell table:style-name="ce6" office:value-type="string">
            <text:p>19:43</text:p>
          </table:table-cell>
          <table:table-cell table:style-name="ce6" office:value-type="string">
            <text:p>20:48</text:p>
          </table:table-cell>
          <table:table-cell table:style-name="ce6" office:value-type="string">
            <text:p>22:03</text:p>
          </table:table-cell>
          <table:table-cell table:number-columns-repeated="996"/>
        </table:table-row>
        <table:table-row table:style-name="ro1">
          <table:table-cell office:value-type="string">
            <text:p>Władysława IV EMKA</text:p>
          </table:table-cell>
          <table:table-cell office:value-type="string">
            <text:p>6:28</text:p>
          </table:table-cell>
          <table:table-cell office:value-type="string">
            <text:p>7:08</text:p>
          </table:table-cell>
          <table:table-cell office:value-type="string">
            <text:p>8:08</text:p>
          </table:table-cell>
          <table:table-cell office:value-type="string">
            <text:p>8:44</text:p>
          </table:table-cell>
          <table:table-cell office:value-type="string">
            <text:p>9:14</text:p>
          </table:table-cell>
          <table:table-cell office:value-type="string">
            <text:p>9:44</text:p>
          </table:table-cell>
          <table:table-cell office:value-type="string">
            <text:p>10:14</text:p>
          </table:table-cell>
          <table:table-cell office:value-type="string">
            <text:p>10:44</text:p>
          </table:table-cell>
          <table:table-cell table:style-name="ce6" office:value-type="string">
            <text:p>11:14</text:p>
          </table:table-cell>
          <table:table-cell table:style-name="ce6" office:value-type="string">
            <text:p>11:44</text:p>
          </table:table-cell>
          <table:table-cell table:style-name="ce6" office:value-type="string">
            <text:p>12:14</text:p>
          </table:table-cell>
          <table:table-cell table:style-name="ce6" office:value-type="string">
            <text:p>12:44</text:p>
          </table:table-cell>
          <table:table-cell table:style-name="ce6" office:value-type="string">
            <text:p>13:14</text:p>
          </table:table-cell>
          <table:table-cell office:value-type="string">
            <text:p>13:44</text:p>
          </table:table-cell>
          <table:table-cell table:style-name="ce6" office:value-type="string">
            <text:p>14:14</text:p>
          </table:table-cell>
          <table:table-cell table:style-name="ce6" office:value-type="string">
            <text:p>14:44</text:p>
          </table:table-cell>
          <table:table-cell table:style-name="ce6" office:value-type="string">
            <text:p>15:14</text:p>
          </table:table-cell>
          <table:table-cell table:style-name="ce6" office:value-type="string">
            <text:p>15:44</text:p>
          </table:table-cell>
          <table:table-cell table:style-name="ce6" office:value-type="string">
            <text:p>16:14</text:p>
          </table:table-cell>
          <table:table-cell table:style-name="ce6" office:value-type="string">
            <text:p>16:44</text:p>
          </table:table-cell>
          <table:table-cell table:style-name="ce6" office:value-type="string">
            <text:p>17:14</text:p>
          </table:table-cell>
          <table:table-cell table:style-name="ce6" office:value-type="string">
            <text:p>17:44</text:p>
          </table:table-cell>
          <table:table-cell table:style-name="ce6" office:value-type="string">
            <text:p>18:14</text:p>
          </table:table-cell>
          <table:table-cell table:style-name="ce6" office:value-type="string">
            <text:p>18:44</text:p>
          </table:table-cell>
          <table:table-cell table:style-name="ce6" office:value-type="string">
            <text:p>19:44</text:p>
          </table:table-cell>
          <table:table-cell table:style-name="ce6" office:value-type="string">
            <text:p>20:49</text:p>
          </table:table-cell>
          <table:table-cell table:style-name="ce6" office:value-type="string">
            <text:p>22:04</text:p>
          </table:table-cell>
          <table:table-cell table:number-columns-repeated="996"/>
        </table:table-row>
        <table:table-row table:style-name="ro1" table:number-rows-repeated="2">
          <table:table-cell table:style-name="ce4"/>
          <table:table-cell table:number-columns-repeated="2"/>
          <table:table-cell table:style-name="Default" table:number-columns-repeated="6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3">
          <table:table-cell table:style-name="ce4"/>
          <table:table-cell table:style-name="Default" table:number-columns-repeated="8"/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 table:style-name="ce4"/>
          <table:table-cell table:style-name="Default" table:number-columns-repeated="8"/>
          <table:table-cell table:number-columns-repeated="5"/>
          <table:table-cell table:style-name="Default"/>
          <table:table-cell table:number-columns-repeated="1009"/>
        </table:table-row>
      </table:table>
      <table:table table:name="2_1" table:style-name="ta1" table:print="false">
        <office:forms form:automatic-focus="false" form:apply-design-mode="false"/>
        <table:table-column table:style-name="co14" table:default-cell-style-name="ce7"/>
        <table:table-column table:style-name="co8" table:default-cell-style-name="ce7"/>
        <table:table-column table:style-name="co13" table:number-columns-repeated="1022" table:default-cell-style-name="ce7"/>
        <table:table-row table:style-name="ro1">
          <table:table-cell office:value-type="string">
            <text:p>Władysława IV Pętla</text:p>
          </table:table-cell>
          <table:table-cell table:style-name="ce9" office:value-type="string">
            <text:p> 5:25v</text:p>
          </table:table-cell>
          <table:table-cell office:value-type="string">
            <text:p>5:55</text:p>
          </table:table-cell>
          <table:table-cell office:value-type="string">
            <text:p>6:10v</text:p>
          </table:table-cell>
          <table:table-cell office:value-type="string">
            <text:p>6:27v</text:p>
          </table:table-cell>
          <table:table-cell office:value-type="string">
            <text:p>6:36dv</text:p>
          </table:table-cell>
          <table:table-cell office:value-type="string">
            <text:p>6:46v</text:p>
          </table:table-cell>
          <table:table-cell office:value-type="string">
            <text:p>6:56p</text:p>
          </table:table-cell>
          <table:table-cell office:value-type="string">
            <text:p>7:15v</text:p>
          </table:table-cell>
          <table:table-cell office:value-type="string">
            <text:p>7:26v</text:p>
          </table:table-cell>
          <table:table-cell office:value-type="string">
            <text:p>7:36dv</text:p>
          </table:table-cell>
          <table:table-cell office:value-type="string">
            <text:p>7:46</text:p>
          </table:table-cell>
          <table:table-cell office:value-type="string">
            <text:p>7:56dv</text:p>
          </table:table-cell>
          <table:table-cell office:value-type="string">
            <text:p>8:06v</text:p>
          </table:table-cell>
          <table:table-cell office:value-type="string">
            <text:p>8:26v</text:p>
          </table:table-cell>
          <table:table-cell office:value-type="string">
            <text:p>8:46dv</text:p>
          </table:table-cell>
          <table:table-cell office:value-type="string">
            <text:p>9:01</text:p>
          </table:table-cell>
          <table:table-cell office:value-type="string">
            <text:p>9:26dv</text:p>
          </table:table-cell>
          <table:table-cell office:value-type="string">
            <text:p>9:41v</text:p>
          </table:table-cell>
          <table:table-cell office:value-type="string">
            <text:p>10:06d</text:p>
          </table:table-cell>
          <table:table-cell office:value-type="string">
            <text:p>10:21v</text:p>
          </table:table-cell>
          <table:table-cell office:value-type="string">
            <text:p>10:46dv</text:p>
          </table:table-cell>
          <table:table-cell office:value-type="string">
            <text:p>11:01</text:p>
          </table:table-cell>
          <table:table-cell office:value-type="string">
            <text:p>11:26dv</text:p>
          </table:table-cell>
          <table:table-cell office:value-type="string">
            <text:p>11:41v</text:p>
          </table:table-cell>
          <table:table-cell office:value-type="string">
            <text:p>12:06d</text:p>
          </table:table-cell>
          <table:table-cell office:value-type="string">
            <text:p>12:26v</text:p>
          </table:table-cell>
          <table:table-cell office:value-type="string">
            <text:p>12:46v</text:p>
          </table:table-cell>
          <table:table-cell office:value-type="string">
            <text:p>13:06</text:p>
          </table:table-cell>
          <table:table-cell office:value-type="string">
            <text:p>13:41dv</text:p>
          </table:table-cell>
          <table:table-cell office:value-type="string">
            <text:p>13:56dv</text:p>
          </table:table-cell>
          <table:table-cell office:value-type="string">
            <text:p>14:06v</text:p>
          </table:table-cell>
          <table:table-cell office:value-type="string">
            <text:p>14:16d</text:p>
          </table:table-cell>
          <table:table-cell office:value-type="string">
            <text:p>14:26v</text:p>
          </table:table-cell>
          <table:table-cell office:value-type="string">
            <text:p>14:36dv</text:p>
          </table:table-cell>
          <table:table-cell office:value-type="string">
            <text:p>14:51v</text:p>
          </table:table-cell>
          <table:table-cell office:value-type="string">
            <text:p>15:06</text:p>
          </table:table-cell>
          <table:table-cell office:value-type="string">
            <text:p>15:16dv</text:p>
          </table:table-cell>
          <table:table-cell office:value-type="string">
            <text:p>15:26Sv</text:p>
          </table:table-cell>
          <table:table-cell office:value-type="string">
            <text:p>15:41dv</text:p>
          </table:table-cell>
          <table:table-cell office:value-type="string">
            <text:p>15:56dv</text:p>
          </table:table-cell>
          <table:table-cell office:value-type="string">
            <text:p>16:06v</text:p>
          </table:table-cell>
          <table:table-cell office:value-type="string">
            <text:p>16:16d</text:p>
          </table:table-cell>
          <table:table-cell office:value-type="string">
            <text:p>16:26v</text:p>
          </table:table-cell>
          <table:table-cell office:value-type="string">
            <text:p>16:36dv</text:p>
          </table:table-cell>
          <table:table-cell office:value-type="string">
            <text:p>16:51v</text:p>
          </table:table-cell>
          <table:table-cell office:value-type="string">
            <text:p>17:06d</text:p>
          </table:table-cell>
          <table:table-cell office:value-type="string">
            <text:p>17:16dv</text:p>
          </table:table-cell>
          <table:table-cell office:value-type="string">
            <text:p>17:41dv</text:p>
          </table:table-cell>
          <table:table-cell office:value-type="string">
            <text:p>17:56v</text:p>
          </table:table-cell>
          <table:table-cell office:value-type="string">
            <text:p>18:06d</text:p>
          </table:table-cell>
          <table:table-cell office:value-type="string">
            <text:p>18:26dv</text:p>
          </table:table-cell>
          <table:table-cell office:value-type="string">
            <text:p>18:46dv</text:p>
          </table:table-cell>
          <table:table-cell office:value-type="string">
            <text:p>19:06d</text:p>
          </table:table-cell>
          <table:table-cell office:value-type="string">
            <text:p>19:32v</text:p>
          </table:table-cell>
          <table:table-cell office:value-type="string">
            <text:p>20:02d</text:p>
          </table:table-cell>
          <table:table-cell office:value-type="string">
            <text:p>20:32dv</text:p>
          </table:table-cell>
          <table:table-cell office:value-type="string">
            <text:p>21:15</text:p>
          </table:table-cell>
          <table:table-cell office:value-type="string">
            <text:p>22:15d</text:p>
          </table:table-cell>
          <table:table-cell office:value-type="string">
            <text:p><text:s/></text:p>
          </table:table-cell>
          <table:table-cell table:number-columns-repeated="964"/>
        </table:table-row>
        <table:table-row table:style-name="ro1">
          <table:table-cell office:value-type="string">
            <text:p>Władysława IV Kwiatkowskiego</text:p>
          </table:table-cell>
          <table:table-cell table:style-name="ce9" office:value-type="string">
            <text:p> 5:27v</text:p>
          </table:table-cell>
          <table:table-cell office:value-type="string">
            <text:p>5:57</text:p>
          </table:table-cell>
          <table:table-cell office:value-type="string">
            <text:p>6:12v</text:p>
          </table:table-cell>
          <table:table-cell office:value-type="string">
            <text:p>6:29v</text:p>
          </table:table-cell>
          <table:table-cell office:value-type="string">
            <text:p>6:38dv</text:p>
          </table:table-cell>
          <table:table-cell office:value-type="string">
            <text:p>6:48v</text:p>
          </table:table-cell>
          <table:table-cell office:value-type="string">
            <text:p>6:58p</text:p>
          </table:table-cell>
          <table:table-cell office:value-type="string">
            <text:p>7:17v</text:p>
          </table:table-cell>
          <table:table-cell office:value-type="string">
            <text:p>7:28v</text:p>
          </table:table-cell>
          <table:table-cell office:value-type="string">
            <text:p>7:38dv</text:p>
          </table:table-cell>
          <table:table-cell office:value-type="string">
            <text:p>7:48</text:p>
          </table:table-cell>
          <table:table-cell office:value-type="string">
            <text:p>7:58dv</text:p>
          </table:table-cell>
          <table:table-cell office:value-type="string">
            <text:p>8:08v</text:p>
          </table:table-cell>
          <table:table-cell office:value-type="string">
            <text:p>8:28v</text:p>
          </table:table-cell>
          <table:table-cell office:value-type="string">
            <text:p>8:48dv</text:p>
          </table:table-cell>
          <table:table-cell office:value-type="string">
            <text:p>9:03</text:p>
          </table:table-cell>
          <table:table-cell office:value-type="string">
            <text:p>9:28dv</text:p>
          </table:table-cell>
          <table:table-cell office:value-type="string">
            <text:p>9:43v</text:p>
          </table:table-cell>
          <table:table-cell office:value-type="string">
            <text:p>10:08d</text:p>
          </table:table-cell>
          <table:table-cell office:value-type="string">
            <text:p>10:23v</text:p>
          </table:table-cell>
          <table:table-cell office:value-type="string">
            <text:p>10:48dv</text:p>
          </table:table-cell>
          <table:table-cell office:value-type="string">
            <text:p>11:03</text:p>
          </table:table-cell>
          <table:table-cell office:value-type="string">
            <text:p>11:28dv</text:p>
          </table:table-cell>
          <table:table-cell office:value-type="string">
            <text:p>11:43v</text:p>
          </table:table-cell>
          <table:table-cell office:value-type="string">
            <text:p>12:08d</text:p>
          </table:table-cell>
          <table:table-cell office:value-type="string">
            <text:p>12:28v</text:p>
          </table:table-cell>
          <table:table-cell office:value-type="string">
            <text:p>12:48v</text:p>
          </table:table-cell>
          <table:table-cell office:value-type="string">
            <text:p>13:08</text:p>
          </table:table-cell>
          <table:table-cell office:value-type="string">
            <text:p>13:43dv</text:p>
          </table:table-cell>
          <table:table-cell office:value-type="string">
            <text:p>13:58dv</text:p>
          </table:table-cell>
          <table:table-cell office:value-type="string">
            <text:p>14:08v</text:p>
          </table:table-cell>
          <table:table-cell office:value-type="string">
            <text:p>14:18d</text:p>
          </table:table-cell>
          <table:table-cell office:value-type="string">
            <text:p>14:28v</text:p>
          </table:table-cell>
          <table:table-cell office:value-type="string">
            <text:p>14:38dv</text:p>
          </table:table-cell>
          <table:table-cell office:value-type="string">
            <text:p>14:53v</text:p>
          </table:table-cell>
          <table:table-cell office:value-type="string">
            <text:p>15:08</text:p>
          </table:table-cell>
          <table:table-cell office:value-type="string">
            <text:p>15:18dv</text:p>
          </table:table-cell>
          <table:table-cell office:value-type="string">
            <text:p>15:28Sv</text:p>
          </table:table-cell>
          <table:table-cell office:value-type="string">
            <text:p>15:43dv</text:p>
          </table:table-cell>
          <table:table-cell office:value-type="string">
            <text:p>15:58dv</text:p>
          </table:table-cell>
          <table:table-cell office:value-type="string">
            <text:p>16:08v</text:p>
          </table:table-cell>
          <table:table-cell office:value-type="string">
            <text:p>16:18d</text:p>
          </table:table-cell>
          <table:table-cell office:value-type="string">
            <text:p>16:28v</text:p>
          </table:table-cell>
          <table:table-cell office:value-type="string">
            <text:p>16:38dv</text:p>
          </table:table-cell>
          <table:table-cell office:value-type="string">
            <text:p>16:53v</text:p>
          </table:table-cell>
          <table:table-cell office:value-type="string">
            <text:p>17:08d</text:p>
          </table:table-cell>
          <table:table-cell office:value-type="string">
            <text:p>17:18dv</text:p>
          </table:table-cell>
          <table:table-cell office:value-type="string">
            <text:p>17:43dv</text:p>
          </table:table-cell>
          <table:table-cell office:value-type="string">
            <text:p>17:58v</text:p>
          </table:table-cell>
          <table:table-cell office:value-type="string">
            <text:p>18:08d</text:p>
          </table:table-cell>
          <table:table-cell office:value-type="string">
            <text:p>18:28dv</text:p>
          </table:table-cell>
          <table:table-cell office:value-type="string">
            <text:p>18:48dv</text:p>
          </table:table-cell>
          <table:table-cell office:value-type="string">
            <text:p>19:08d</text:p>
          </table:table-cell>
          <table:table-cell office:value-type="string">
            <text:p>19:34v</text:p>
          </table:table-cell>
          <table:table-cell office:value-type="string">
            <text:p>20:04d</text:p>
          </table:table-cell>
          <table:table-cell office:value-type="string">
            <text:p>20:34dv</text:p>
          </table:table-cell>
          <table:table-cell office:value-type="string">
            <text:p>21:17</text:p>
          </table:table-cell>
          <table:table-cell office:value-type="string">
            <text:p>22:17d</text:p>
          </table:table-cell>
          <table:table-cell office:value-type="string">
            <text:p><text:s/></text:p>
          </table:table-cell>
          <table:table-cell table:number-columns-repeated="964"/>
        </table:table-row>
        <table:table-row table:style-name="ro1">
          <table:table-cell office:value-type="string">
            <text:p>Władysława IV Sikorskiego</text:p>
          </table:table-cell>
          <table:table-cell table:style-name="ce9" office:value-type="string">
            <text:p> 5:28v</text:p>
          </table:table-cell>
          <table:table-cell office:value-type="string">
            <text:p>5:58</text:p>
          </table:table-cell>
          <table:table-cell office:value-type="string">
            <text:p>6:13v</text:p>
          </table:table-cell>
          <table:table-cell office:value-type="string">
            <text:p>6:30v</text:p>
          </table:table-cell>
          <table:table-cell office:value-type="string">
            <text:p>6:39dv</text:p>
          </table:table-cell>
          <table:table-cell office:value-type="string">
            <text:p>6:49v</text:p>
          </table:table-cell>
          <table:table-cell office:value-type="string">
            <text:p>6:59p</text:p>
          </table:table-cell>
          <table:table-cell office:value-type="string">
            <text:p>7:18v</text:p>
          </table:table-cell>
          <table:table-cell office:value-type="string">
            <text:p>7:29v</text:p>
          </table:table-cell>
          <table:table-cell office:value-type="string">
            <text:p>7:39dv</text:p>
          </table:table-cell>
          <table:table-cell office:value-type="string">
            <text:p>7:49</text:p>
          </table:table-cell>
          <table:table-cell office:value-type="string">
            <text:p>7:59dv</text:p>
          </table:table-cell>
          <table:table-cell office:value-type="string">
            <text:p>8:09v</text:p>
          </table:table-cell>
          <table:table-cell office:value-type="string">
            <text:p>8:29v</text:p>
          </table:table-cell>
          <table:table-cell office:value-type="string">
            <text:p>8:49dv</text:p>
          </table:table-cell>
          <table:table-cell office:value-type="string">
            <text:p>9:04</text:p>
          </table:table-cell>
          <table:table-cell office:value-type="string">
            <text:p>9:29dv</text:p>
          </table:table-cell>
          <table:table-cell office:value-type="string">
            <text:p>9:44v</text:p>
          </table:table-cell>
          <table:table-cell office:value-type="string">
            <text:p>10:09d</text:p>
          </table:table-cell>
          <table:table-cell office:value-type="string">
            <text:p>10:24v</text:p>
          </table:table-cell>
          <table:table-cell office:value-type="string">
            <text:p>10:49dv</text:p>
          </table:table-cell>
          <table:table-cell office:value-type="string">
            <text:p>11:04</text:p>
          </table:table-cell>
          <table:table-cell office:value-type="string">
            <text:p>11:29dv</text:p>
          </table:table-cell>
          <table:table-cell office:value-type="string">
            <text:p>11:44v</text:p>
          </table:table-cell>
          <table:table-cell office:value-type="string">
            <text:p>12:09d</text:p>
          </table:table-cell>
          <table:table-cell office:value-type="string">
            <text:p>12:29v</text:p>
          </table:table-cell>
          <table:table-cell office:value-type="string">
            <text:p>12:49v</text:p>
          </table:table-cell>
          <table:table-cell office:value-type="string">
            <text:p>13:09</text:p>
          </table:table-cell>
          <table:table-cell office:value-type="string">
            <text:p>13:44dv</text:p>
          </table:table-cell>
          <table:table-cell office:value-type="string">
            <text:p>13:59dv</text:p>
          </table:table-cell>
          <table:table-cell office:value-type="string">
            <text:p>14:09v</text:p>
          </table:table-cell>
          <table:table-cell office:value-type="string">
            <text:p>14:19d</text:p>
          </table:table-cell>
          <table:table-cell office:value-type="string">
            <text:p>14:29v</text:p>
          </table:table-cell>
          <table:table-cell office:value-type="string">
            <text:p>14:39dv</text:p>
          </table:table-cell>
          <table:table-cell office:value-type="string">
            <text:p>14:54v</text:p>
          </table:table-cell>
          <table:table-cell office:value-type="string">
            <text:p>15:09</text:p>
          </table:table-cell>
          <table:table-cell office:value-type="string">
            <text:p>15:19dv</text:p>
          </table:table-cell>
          <table:table-cell office:value-type="string">
            <text:p>15:29Sv</text:p>
          </table:table-cell>
          <table:table-cell office:value-type="string">
            <text:p>15:44dv</text:p>
          </table:table-cell>
          <table:table-cell office:value-type="string">
            <text:p>15:59dv</text:p>
          </table:table-cell>
          <table:table-cell office:value-type="string">
            <text:p>16:09v</text:p>
          </table:table-cell>
          <table:table-cell office:value-type="string">
            <text:p>16:19d</text:p>
          </table:table-cell>
          <table:table-cell office:value-type="string">
            <text:p>16:29v</text:p>
          </table:table-cell>
          <table:table-cell office:value-type="string">
            <text:p>16:39dv</text:p>
          </table:table-cell>
          <table:table-cell office:value-type="string">
            <text:p>16:54v</text:p>
          </table:table-cell>
          <table:table-cell office:value-type="string">
            <text:p>17:09d</text:p>
          </table:table-cell>
          <table:table-cell office:value-type="string">
            <text:p>17:19dv</text:p>
          </table:table-cell>
          <table:table-cell office:value-type="string">
            <text:p>17:44dv</text:p>
          </table:table-cell>
          <table:table-cell office:value-type="string">
            <text:p>17:59v</text:p>
          </table:table-cell>
          <table:table-cell office:value-type="string">
            <text:p>18:09d</text:p>
          </table:table-cell>
          <table:table-cell office:value-type="string">
            <text:p>18:29dv</text:p>
          </table:table-cell>
          <table:table-cell office:value-type="string">
            <text:p>18:49dv</text:p>
          </table:table-cell>
          <table:table-cell office:value-type="string">
            <text:p>19:09d</text:p>
          </table:table-cell>
          <table:table-cell office:value-type="string">
            <text:p>19:35v</text:p>
          </table:table-cell>
          <table:table-cell office:value-type="string">
            <text:p>20:05d</text:p>
          </table:table-cell>
          <table:table-cell office:value-type="string">
            <text:p>20:35dv</text:p>
          </table:table-cell>
          <table:table-cell office:value-type="string">
            <text:p>21:18</text:p>
          </table:table-cell>
          <table:table-cell office:value-type="string">
            <text:p>22:18d</text:p>
          </table:table-cell>
          <table:table-cell office:value-type="string">
            <text:p><text:s/></text:p>
          </table:table-cell>
          <table:table-cell table:number-columns-repeated="964"/>
        </table:table-row>
        <table:table-row table:style-name="ro1">
          <table:table-cell office:value-type="string">
            <text:p>Władysława IV Kutrzeby</text:p>
          </table:table-cell>
          <table:table-cell table:style-name="ce9" office:value-type="string">
            <text:p> 5:29v</text:p>
          </table:table-cell>
          <table:table-cell office:value-type="string">
            <text:p>5:59</text:p>
          </table:table-cell>
          <table:table-cell office:value-type="string">
            <text:p>6:14v</text:p>
          </table:table-cell>
          <table:table-cell office:value-type="string">
            <text:p>6:31v</text:p>
          </table:table-cell>
          <table:table-cell office:value-type="string">
            <text:p>6:40dv</text:p>
          </table:table-cell>
          <table:table-cell office:value-type="string">
            <text:p>6:50v</text:p>
          </table:table-cell>
          <table:table-cell office:value-type="string">
            <text:p>7:01p</text:p>
          </table:table-cell>
          <table:table-cell office:value-type="string">
            <text:p>7:19v</text:p>
          </table:table-cell>
          <table:table-cell office:value-type="string">
            <text:p>7:30v</text:p>
          </table:table-cell>
          <table:table-cell office:value-type="string">
            <text:p>7:40dv</text:p>
          </table:table-cell>
          <table:table-cell office:value-type="string">
            <text:p>7:50</text:p>
          </table:table-cell>
          <table:table-cell office:value-type="string">
            <text:p>8:00dv</text:p>
          </table:table-cell>
          <table:table-cell office:value-type="string">
            <text:p>8:10v</text:p>
          </table:table-cell>
          <table:table-cell office:value-type="string">
            <text:p>8:30v</text:p>
          </table:table-cell>
          <table:table-cell office:value-type="string">
            <text:p>8:50dv</text:p>
          </table:table-cell>
          <table:table-cell office:value-type="string">
            <text:p>9:05</text:p>
          </table:table-cell>
          <table:table-cell office:value-type="string">
            <text:p>9:30dv</text:p>
          </table:table-cell>
          <table:table-cell office:value-type="string">
            <text:p>9:45v</text:p>
          </table:table-cell>
          <table:table-cell office:value-type="string">
            <text:p>10:10d</text:p>
          </table:table-cell>
          <table:table-cell office:value-type="string">
            <text:p>10:25v</text:p>
          </table:table-cell>
          <table:table-cell office:value-type="string">
            <text:p>10:50dv</text:p>
          </table:table-cell>
          <table:table-cell office:value-type="string">
            <text:p>11:05</text:p>
          </table:table-cell>
          <table:table-cell office:value-type="string">
            <text:p>11:30dv</text:p>
          </table:table-cell>
          <table:table-cell office:value-type="string">
            <text:p>11:45v</text:p>
          </table:table-cell>
          <table:table-cell office:value-type="string">
            <text:p>12:10d</text:p>
          </table:table-cell>
          <table:table-cell office:value-type="string">
            <text:p>12:30v</text:p>
          </table:table-cell>
          <table:table-cell office:value-type="string">
            <text:p>12:50v</text:p>
          </table:table-cell>
          <table:table-cell office:value-type="string">
            <text:p>13:10</text:p>
          </table:table-cell>
          <table:table-cell office:value-type="string">
            <text:p>13:45dv</text:p>
          </table:table-cell>
          <table:table-cell office:value-type="string">
            <text:p>14:00dv</text:p>
          </table:table-cell>
          <table:table-cell office:value-type="string">
            <text:p>14:10v</text:p>
          </table:table-cell>
          <table:table-cell office:value-type="string">
            <text:p>14:20d</text:p>
          </table:table-cell>
          <table:table-cell office:value-type="string">
            <text:p>14:30v</text:p>
          </table:table-cell>
          <table:table-cell office:value-type="string">
            <text:p>14:40dv</text:p>
          </table:table-cell>
          <table:table-cell office:value-type="string">
            <text:p>14:55v</text:p>
          </table:table-cell>
          <table:table-cell office:value-type="string">
            <text:p>15:10</text:p>
          </table:table-cell>
          <table:table-cell office:value-type="string">
            <text:p>15:20dv</text:p>
          </table:table-cell>
          <table:table-cell office:value-type="string">
            <text:p>15:30Sv</text:p>
          </table:table-cell>
          <table:table-cell office:value-type="string">
            <text:p>15:45dv</text:p>
          </table:table-cell>
          <table:table-cell office:value-type="string">
            <text:p>16:00dv</text:p>
          </table:table-cell>
          <table:table-cell office:value-type="string">
            <text:p>16:10v</text:p>
          </table:table-cell>
          <table:table-cell office:value-type="string">
            <text:p>16:20d</text:p>
          </table:table-cell>
          <table:table-cell office:value-type="string">
            <text:p>16:30v</text:p>
          </table:table-cell>
          <table:table-cell office:value-type="string">
            <text:p>16:40dv</text:p>
          </table:table-cell>
          <table:table-cell office:value-type="string">
            <text:p>16:55v</text:p>
          </table:table-cell>
          <table:table-cell office:value-type="string">
            <text:p>17:10d</text:p>
          </table:table-cell>
          <table:table-cell office:value-type="string">
            <text:p>17:20dv</text:p>
          </table:table-cell>
          <table:table-cell office:value-type="string">
            <text:p>17:45dv</text:p>
          </table:table-cell>
          <table:table-cell office:value-type="string">
            <text:p>18:00v</text:p>
          </table:table-cell>
          <table:table-cell office:value-type="string">
            <text:p>18:10d</text:p>
          </table:table-cell>
          <table:table-cell office:value-type="string">
            <text:p>18:30dv</text:p>
          </table:table-cell>
          <table:table-cell office:value-type="string">
            <text:p>18:50dv</text:p>
          </table:table-cell>
          <table:table-cell office:value-type="string">
            <text:p>19:10d</text:p>
          </table:table-cell>
          <table:table-cell office:value-type="string">
            <text:p>19:36v</text:p>
          </table:table-cell>
          <table:table-cell office:value-type="string">
            <text:p>20:06d</text:p>
          </table:table-cell>
          <table:table-cell office:value-type="string">
            <text:p>20:36dv</text:p>
          </table:table-cell>
          <table:table-cell office:value-type="string">
            <text:p>21:19</text:p>
          </table:table-cell>
          <table:table-cell office:value-type="string">
            <text:p>22:19d</text:p>
          </table:table-cell>
          <table:table-cell office:value-type="string">
            <text:p><text:s/></text:p>
          </table:table-cell>
          <table:table-cell table:number-columns-repeated="964"/>
        </table:table-row>
        <table:table-row table:style-name="ro1">
          <table:table-cell office:value-type="string">
            <text:p>Monte Cassino Młyńska</text:p>
          </table:table-cell>
          <table:table-cell table:style-name="ce9" office:value-type="string">
            <text:p> 5:31v</text:p>
          </table:table-cell>
          <table:table-cell office:value-type="string">
            <text:p>6:01</text:p>
          </table:table-cell>
          <table:table-cell office:value-type="string">
            <text:p>6:16v</text:p>
          </table:table-cell>
          <table:table-cell office:value-type="string">
            <text:p>6:33v</text:p>
          </table:table-cell>
          <table:table-cell office:value-type="string">
            <text:p>6:42dv</text:p>
          </table:table-cell>
          <table:table-cell office:value-type="string">
            <text:p>6:52v</text:p>
          </table:table-cell>
          <table:table-cell office:value-type="string">
            <text:p>7:03p</text:p>
          </table:table-cell>
          <table:table-cell office:value-type="string">
            <text:p>7:21v</text:p>
          </table:table-cell>
          <table:table-cell office:value-type="string">
            <text:p>7:32v</text:p>
          </table:table-cell>
          <table:table-cell office:value-type="string">
            <text:p>7:42dv</text:p>
          </table:table-cell>
          <table:table-cell office:value-type="string">
            <text:p>7:52</text:p>
          </table:table-cell>
          <table:table-cell office:value-type="string">
            <text:p>8:02dv</text:p>
          </table:table-cell>
          <table:table-cell office:value-type="string">
            <text:p>8:12v</text:p>
          </table:table-cell>
          <table:table-cell office:value-type="string">
            <text:p>8:32v</text:p>
          </table:table-cell>
          <table:table-cell office:value-type="string">
            <text:p>8:52dv</text:p>
          </table:table-cell>
          <table:table-cell office:value-type="string">
            <text:p>9:07</text:p>
          </table:table-cell>
          <table:table-cell office:value-type="string">
            <text:p>9:32dv</text:p>
          </table:table-cell>
          <table:table-cell office:value-type="string">
            <text:p>9:47v</text:p>
          </table:table-cell>
          <table:table-cell office:value-type="string">
            <text:p>10:12d</text:p>
          </table:table-cell>
          <table:table-cell office:value-type="string">
            <text:p>10:27v</text:p>
          </table:table-cell>
          <table:table-cell office:value-type="string">
            <text:p>10:52dv</text:p>
          </table:table-cell>
          <table:table-cell office:value-type="string">
            <text:p>11:07</text:p>
          </table:table-cell>
          <table:table-cell office:value-type="string">
            <text:p>11:32dv</text:p>
          </table:table-cell>
          <table:table-cell office:value-type="string">
            <text:p>11:47v</text:p>
          </table:table-cell>
          <table:table-cell office:value-type="string">
            <text:p>12:12d</text:p>
          </table:table-cell>
          <table:table-cell office:value-type="string">
            <text:p>12:32v</text:p>
          </table:table-cell>
          <table:table-cell office:value-type="string">
            <text:p>12:52v</text:p>
          </table:table-cell>
          <table:table-cell office:value-type="string">
            <text:p>13:12</text:p>
          </table:table-cell>
          <table:table-cell office:value-type="string">
            <text:p>13:47dv</text:p>
          </table:table-cell>
          <table:table-cell office:value-type="string">
            <text:p>14:02dv</text:p>
          </table:table-cell>
          <table:table-cell office:value-type="string">
            <text:p>14:12v</text:p>
          </table:table-cell>
          <table:table-cell office:value-type="string">
            <text:p>14:22d</text:p>
          </table:table-cell>
          <table:table-cell office:value-type="string">
            <text:p>14:32v</text:p>
          </table:table-cell>
          <table:table-cell office:value-type="string">
            <text:p>14:42dv</text:p>
          </table:table-cell>
          <table:table-cell office:value-type="string">
            <text:p>14:57v</text:p>
          </table:table-cell>
          <table:table-cell office:value-type="string">
            <text:p>15:12</text:p>
          </table:table-cell>
          <table:table-cell office:value-type="string">
            <text:p>15:22dv</text:p>
          </table:table-cell>
          <table:table-cell office:value-type="string">
            <text:p>15:32Sv</text:p>
          </table:table-cell>
          <table:table-cell office:value-type="string">
            <text:p>15:47dv</text:p>
          </table:table-cell>
          <table:table-cell office:value-type="string">
            <text:p>16:02dv</text:p>
          </table:table-cell>
          <table:table-cell office:value-type="string">
            <text:p>16:12v</text:p>
          </table:table-cell>
          <table:table-cell office:value-type="string">
            <text:p>16:22d</text:p>
          </table:table-cell>
          <table:table-cell office:value-type="string">
            <text:p>16:32v</text:p>
          </table:table-cell>
          <table:table-cell office:value-type="string">
            <text:p>16:42dv</text:p>
          </table:table-cell>
          <table:table-cell office:value-type="string">
            <text:p>16:57v</text:p>
          </table:table-cell>
          <table:table-cell office:value-type="string">
            <text:p>17:12d</text:p>
          </table:table-cell>
          <table:table-cell office:value-type="string">
            <text:p>17:22dv</text:p>
          </table:table-cell>
          <table:table-cell office:value-type="string">
            <text:p>17:47dv</text:p>
          </table:table-cell>
          <table:table-cell office:value-type="string">
            <text:p>18:02v</text:p>
          </table:table-cell>
          <table:table-cell office:value-type="string">
            <text:p>18:12d</text:p>
          </table:table-cell>
          <table:table-cell office:value-type="string">
            <text:p>18:32dv</text:p>
          </table:table-cell>
          <table:table-cell office:value-type="string">
            <text:p>18:52dv</text:p>
          </table:table-cell>
          <table:table-cell office:value-type="string">
            <text:p>19:12d</text:p>
          </table:table-cell>
          <table:table-cell office:value-type="string">
            <text:p>19:38v</text:p>
          </table:table-cell>
          <table:table-cell office:value-type="string">
            <text:p>20:08d</text:p>
          </table:table-cell>
          <table:table-cell office:value-type="string">
            <text:p>20:38dv</text:p>
          </table:table-cell>
          <table:table-cell office:value-type="string">
            <text:p>21:21</text:p>
          </table:table-cell>
          <table:table-cell office:value-type="string">
            <text:p>22:21d</text:p>
          </table:table-cell>
          <table:table-cell office:value-type="string">
            <text:p><text:s/></text:p>
          </table:table-cell>
          <table:table-cell table:number-columns-repeated="964"/>
        </table:table-row>
        <table:table-row table:style-name="ro1">
          <table:table-cell office:value-type="string">
            <text:p>Waryńskiego</text:p>
          </table:table-cell>
          <table:table-cell table:style-name="ce9" office:value-type="string">
            <text:p> 5:33v</text:p>
          </table:table-cell>
          <table:table-cell office:value-type="string">
            <text:p>6:03</text:p>
          </table:table-cell>
          <table:table-cell office:value-type="string">
            <text:p>6:18v</text:p>
          </table:table-cell>
          <table:table-cell office:value-type="string">
            <text:p>6:35v</text:p>
          </table:table-cell>
          <table:table-cell office:value-type="string">
            <text:p>6:44dv</text:p>
          </table:table-cell>
          <table:table-cell office:value-type="string">
            <text:p>6:54v</text:p>
          </table:table-cell>
          <table:table-cell office:value-type="string">
            <text:p>7:06p</text:p>
          </table:table-cell>
          <table:table-cell office:value-type="string">
            <text:p>7:23v</text:p>
          </table:table-cell>
          <table:table-cell office:value-type="string">
            <text:p>7:34v</text:p>
          </table:table-cell>
          <table:table-cell office:value-type="string">
            <text:p>7:44dv</text:p>
          </table:table-cell>
          <table:table-cell office:value-type="string">
            <text:p>7:54</text:p>
          </table:table-cell>
          <table:table-cell office:value-type="string">
            <text:p>8:04dv</text:p>
          </table:table-cell>
          <table:table-cell office:value-type="string">
            <text:p>8:14v</text:p>
          </table:table-cell>
          <table:table-cell office:value-type="string">
            <text:p>8:34v</text:p>
          </table:table-cell>
          <table:table-cell office:value-type="string">
            <text:p>8:54dv</text:p>
          </table:table-cell>
          <table:table-cell office:value-type="string">
            <text:p>9:09</text:p>
          </table:table-cell>
          <table:table-cell office:value-type="string">
            <text:p>9:34dv</text:p>
          </table:table-cell>
          <table:table-cell office:value-type="string">
            <text:p>9:49v</text:p>
          </table:table-cell>
          <table:table-cell office:value-type="string">
            <text:p>10:14d</text:p>
          </table:table-cell>
          <table:table-cell office:value-type="string">
            <text:p>10:29v</text:p>
          </table:table-cell>
          <table:table-cell office:value-type="string">
            <text:p>10:54dv</text:p>
          </table:table-cell>
          <table:table-cell office:value-type="string">
            <text:p>11:09</text:p>
          </table:table-cell>
          <table:table-cell office:value-type="string">
            <text:p>11:34dv</text:p>
          </table:table-cell>
          <table:table-cell office:value-type="string">
            <text:p>11:49v</text:p>
          </table:table-cell>
          <table:table-cell office:value-type="string">
            <text:p>12:14d</text:p>
          </table:table-cell>
          <table:table-cell office:value-type="string">
            <text:p>12:34v</text:p>
          </table:table-cell>
          <table:table-cell office:value-type="string">
            <text:p>12:54v</text:p>
          </table:table-cell>
          <table:table-cell office:value-type="string">
            <text:p>13:14</text:p>
          </table:table-cell>
          <table:table-cell office:value-type="string">
            <text:p>13:49dv</text:p>
          </table:table-cell>
          <table:table-cell office:value-type="string">
            <text:p>14:04dv</text:p>
          </table:table-cell>
          <table:table-cell office:value-type="string">
            <text:p>14:14v</text:p>
          </table:table-cell>
          <table:table-cell office:value-type="string">
            <text:p>14:24d</text:p>
          </table:table-cell>
          <table:table-cell office:value-type="string">
            <text:p>14:34v</text:p>
          </table:table-cell>
          <table:table-cell office:value-type="string">
            <text:p>14:44dv</text:p>
          </table:table-cell>
          <table:table-cell office:value-type="string">
            <text:p>14:59v</text:p>
          </table:table-cell>
          <table:table-cell office:value-type="string">
            <text:p>15:14</text:p>
          </table:table-cell>
          <table:table-cell office:value-type="string">
            <text:p>15:24dv</text:p>
          </table:table-cell>
          <table:table-cell office:value-type="string">
            <text:p>15:34Sv</text:p>
          </table:table-cell>
          <table:table-cell office:value-type="string">
            <text:p>15:49dv</text:p>
          </table:table-cell>
          <table:table-cell office:value-type="string">
            <text:p>16:04dv</text:p>
          </table:table-cell>
          <table:table-cell office:value-type="string">
            <text:p>16:14v</text:p>
          </table:table-cell>
          <table:table-cell office:value-type="string">
            <text:p>16:24d</text:p>
          </table:table-cell>
          <table:table-cell office:value-type="string">
            <text:p>16:34v</text:p>
          </table:table-cell>
          <table:table-cell office:value-type="string">
            <text:p>16:44dv</text:p>
          </table:table-cell>
          <table:table-cell office:value-type="string">
            <text:p>16:59v</text:p>
          </table:table-cell>
          <table:table-cell office:value-type="string">
            <text:p>17:14d</text:p>
          </table:table-cell>
          <table:table-cell office:value-type="string">
            <text:p>17:24dv</text:p>
          </table:table-cell>
          <table:table-cell office:value-type="string">
            <text:p>17:49dv</text:p>
          </table:table-cell>
          <table:table-cell office:value-type="string">
            <text:p>18:04v</text:p>
          </table:table-cell>
          <table:table-cell office:value-type="string">
            <text:p>18:14d</text:p>
          </table:table-cell>
          <table:table-cell office:value-type="string">
            <text:p>18:34dv</text:p>
          </table:table-cell>
          <table:table-cell office:value-type="string">
            <text:p>18:54dv</text:p>
          </table:table-cell>
          <table:table-cell office:value-type="string">
            <text:p>19:14d</text:p>
          </table:table-cell>
          <table:table-cell office:value-type="string">
            <text:p>19:40v</text:p>
          </table:table-cell>
          <table:table-cell office:value-type="string">
            <text:p>20:10d</text:p>
          </table:table-cell>
          <table:table-cell office:value-type="string">
            <text:p>20:40dv</text:p>
          </table:table-cell>
          <table:table-cell office:value-type="string">
            <text:p>21:23</text:p>
          </table:table-cell>
          <table:table-cell office:value-type="string">
            <text:p>22:23d</text:p>
          </table:table-cell>
          <table:table-cell office:value-type="string">
            <text:p><text:s/></text:p>
          </table:table-cell>
          <table:table-cell table:number-columns-repeated="964"/>
        </table:table-row>
        <table:table-row table:style-name="ro1">
          <table:table-cell office:value-type="string">
            <text:p>Zwycięstwa Waryńskiego</text:p>
          </table:table-cell>
          <table:table-cell table:style-name="ce9" office:value-type="string">
            <text:p> 5:35v</text:p>
          </table:table-cell>
          <table:table-cell office:value-type="string">
            <text:p>6:05</text:p>
          </table:table-cell>
          <table:table-cell office:value-type="string">
            <text:p>6:20v</text:p>
          </table:table-cell>
          <table:table-cell office:value-type="string">
            <text:p>6:37v</text:p>
          </table:table-cell>
          <table:table-cell office:value-type="string">
            <text:p>6:46dv</text:p>
          </table:table-cell>
          <table:table-cell office:value-type="string">
            <text:p>6:56v</text:p>
          </table:table-cell>
          <table:table-cell office:value-type="string">
            <text:p>7:09p</text:p>
          </table:table-cell>
          <table:table-cell office:value-type="string">
            <text:p>7:25v</text:p>
          </table:table-cell>
          <table:table-cell office:value-type="string">
            <text:p>7:36v</text:p>
          </table:table-cell>
          <table:table-cell office:value-type="string">
            <text:p>7:46dv</text:p>
          </table:table-cell>
          <table:table-cell office:value-type="string">
            <text:p>7:56</text:p>
          </table:table-cell>
          <table:table-cell office:value-type="string">
            <text:p>8:06dv</text:p>
          </table:table-cell>
          <table:table-cell office:value-type="string">
            <text:p>8:16v</text:p>
          </table:table-cell>
          <table:table-cell office:value-type="string">
            <text:p>8:36v</text:p>
          </table:table-cell>
          <table:table-cell office:value-type="string">
            <text:p>8:56dv</text:p>
          </table:table-cell>
          <table:table-cell office:value-type="string">
            <text:p>9:11</text:p>
          </table:table-cell>
          <table:table-cell office:value-type="string">
            <text:p>9:36dv</text:p>
          </table:table-cell>
          <table:table-cell office:value-type="string">
            <text:p>9:51v</text:p>
          </table:table-cell>
          <table:table-cell office:value-type="string">
            <text:p>10:16d</text:p>
          </table:table-cell>
          <table:table-cell office:value-type="string">
            <text:p>10:31v</text:p>
          </table:table-cell>
          <table:table-cell office:value-type="string">
            <text:p>10:56dv</text:p>
          </table:table-cell>
          <table:table-cell office:value-type="string">
            <text:p>11:11</text:p>
          </table:table-cell>
          <table:table-cell office:value-type="string">
            <text:p>11:36dv</text:p>
          </table:table-cell>
          <table:table-cell office:value-type="string">
            <text:p>11:51v</text:p>
          </table:table-cell>
          <table:table-cell office:value-type="string">
            <text:p>12:16d</text:p>
          </table:table-cell>
          <table:table-cell office:value-type="string">
            <text:p>12:36v</text:p>
          </table:table-cell>
          <table:table-cell office:value-type="string">
            <text:p>12:56v</text:p>
          </table:table-cell>
          <table:table-cell office:value-type="string">
            <text:p>13:16</text:p>
          </table:table-cell>
          <table:table-cell office:value-type="string">
            <text:p>13:52dv</text:p>
          </table:table-cell>
          <table:table-cell office:value-type="string">
            <text:p>14:07dv</text:p>
          </table:table-cell>
          <table:table-cell office:value-type="string">
            <text:p>14:17v</text:p>
          </table:table-cell>
          <table:table-cell office:value-type="string">
            <text:p>14:27d</text:p>
          </table:table-cell>
          <table:table-cell office:value-type="string">
            <text:p>14:37v</text:p>
          </table:table-cell>
          <table:table-cell office:value-type="string">
            <text:p>14:47dv</text:p>
          </table:table-cell>
          <table:table-cell office:value-type="string">
            <text:p>15:02v</text:p>
          </table:table-cell>
          <table:table-cell office:value-type="string">
            <text:p>15:17</text:p>
          </table:table-cell>
          <table:table-cell office:value-type="string">
            <text:p>15:27dv</text:p>
          </table:table-cell>
          <table:table-cell office:value-type="string">
            <text:p>15:36Sv</text:p>
          </table:table-cell>
          <table:table-cell office:value-type="string">
            <text:p>15:52dv</text:p>
          </table:table-cell>
          <table:table-cell office:value-type="string">
            <text:p>16:07dv</text:p>
          </table:table-cell>
          <table:table-cell office:value-type="string">
            <text:p>16:17v</text:p>
          </table:table-cell>
          <table:table-cell office:value-type="string">
            <text:p>16:27d</text:p>
          </table:table-cell>
          <table:table-cell office:value-type="string">
            <text:p>16:37v</text:p>
          </table:table-cell>
          <table:table-cell office:value-type="string">
            <text:p>16:47dv</text:p>
          </table:table-cell>
          <table:table-cell office:value-type="string">
            <text:p>17:02v</text:p>
          </table:table-cell>
          <table:table-cell office:value-type="string">
            <text:p>17:16d</text:p>
          </table:table-cell>
          <table:table-cell office:value-type="string">
            <text:p>17:26dv</text:p>
          </table:table-cell>
          <table:table-cell office:value-type="string">
            <text:p>17:51dv</text:p>
          </table:table-cell>
          <table:table-cell office:value-type="string">
            <text:p>18:06v</text:p>
          </table:table-cell>
          <table:table-cell office:value-type="string">
            <text:p>18:16d</text:p>
          </table:table-cell>
          <table:table-cell office:value-type="string">
            <text:p>18:36dv</text:p>
          </table:table-cell>
          <table:table-cell office:value-type="string">
            <text:p>18:56dv</text:p>
          </table:table-cell>
          <table:table-cell office:value-type="string">
            <text:p>19:16d</text:p>
          </table:table-cell>
          <table:table-cell office:value-type="string">
            <text:p>19:42v</text:p>
          </table:table-cell>
          <table:table-cell office:value-type="string">
            <text:p>20:12d</text:p>
          </table:table-cell>
          <table:table-cell office:value-type="string">
            <text:p>20:42dv</text:p>
          </table:table-cell>
          <table:table-cell office:value-type="string">
            <text:p>21:25</text:p>
          </table:table-cell>
          <table:table-cell office:value-type="string">
            <text:p>22:25d</text:p>
          </table:table-cell>
          <table:table-cell office:value-type="string">
            <text:p><text:s/></text:p>
          </table:table-cell>
          <table:table-cell table:number-columns-repeated="964"/>
        </table:table-row>
        <table:table-row table:style-name="ro1">
          <table:table-cell office:value-type="string">
            <text:p>Stawisińskiego Andersa</text:p>
          </table:table-cell>
          <table:table-cell table:style-name="ce9" office:value-type="string">
            <text:p> 7:11p</text:p>
          </table:table-cell>
          <table:table-cell office:value-type="string">
            <text:p>15:38Sv</text:p>
          </table:table-cell>
          <table:table-cell table:number-columns-repeated="1021"/>
        </table:table-row>
        <table:table-row table:style-name="ro1">
          <table:table-cell office:value-type="string">
            <text:p>Stawisińskiego Racławicka</text:p>
          </table:table-cell>
          <table:table-cell table:style-name="ce9" office:value-type="string">
            <text:p> 7:13p</text:p>
          </table:table-cell>
          <table:table-cell office:value-type="string">
            <text:p>15:40Sv</text:p>
          </table:table-cell>
          <table:table-cell table:number-columns-repeated="1021"/>
        </table:table-row>
        <table:table-row table:style-name="ro1">
          <table:table-cell office:value-type="string">
            <text:p>I Maja Andersa</text:p>
          </table:table-cell>
          <table:table-cell table:style-name="ce9" office:value-type="string">
            <text:p> 7:15p</text:p>
          </table:table-cell>
          <table:table-cell office:value-type="string">
            <text:p>15:42Sv</text:p>
          </table:table-cell>
          <table:table-cell table:number-columns-repeated="1021"/>
        </table:table-row>
        <table:table-row table:style-name="ro1">
          <table:table-cell office:value-type="string">
            <text:p>Zwycięstwa Piłsudskiego</text:p>
          </table:table-cell>
          <table:table-cell table:style-name="ce9" office:value-type="string">
            <text:p> 5:37v</text:p>
          </table:table-cell>
          <table:table-cell office:value-type="string">
            <text:p>6:07</text:p>
          </table:table-cell>
          <table:table-cell office:value-type="string">
            <text:p>6:22v</text:p>
          </table:table-cell>
          <table:table-cell office:value-type="string">
            <text:p>6:40v</text:p>
          </table:table-cell>
          <table:table-cell office:value-type="string">
            <text:p>6:49dv</text:p>
          </table:table-cell>
          <table:table-cell office:value-type="string">
            <text:p>6:59v</text:p>
          </table:table-cell>
          <table:table-cell office:value-type="string">
            <text:p>7:28v</text:p>
          </table:table-cell>
          <table:table-cell office:value-type="string">
            <text:p>7:39v</text:p>
          </table:table-cell>
          <table:table-cell office:value-type="string">
            <text:p>7:49dv</text:p>
          </table:table-cell>
          <table:table-cell office:value-type="string">
            <text:p>7:59</text:p>
          </table:table-cell>
          <table:table-cell office:value-type="string">
            <text:p>8:09dv</text:p>
          </table:table-cell>
          <table:table-cell office:value-type="string">
            <text:p>8:19v</text:p>
          </table:table-cell>
          <table:table-cell office:value-type="string">
            <text:p>8:39v</text:p>
          </table:table-cell>
          <table:table-cell office:value-type="string">
            <text:p>8:59dv</text:p>
          </table:table-cell>
          <table:table-cell office:value-type="string">
            <text:p>9:14</text:p>
          </table:table-cell>
          <table:table-cell office:value-type="string">
            <text:p>9:39dv</text:p>
          </table:table-cell>
          <table:table-cell office:value-type="string">
            <text:p>9:54v</text:p>
          </table:table-cell>
          <table:table-cell office:value-type="string">
            <text:p>10:19d</text:p>
          </table:table-cell>
          <table:table-cell office:value-type="string">
            <text:p>10:34v</text:p>
          </table:table-cell>
          <table:table-cell office:value-type="string">
            <text:p>10:59dv</text:p>
          </table:table-cell>
          <table:table-cell office:value-type="string">
            <text:p>11:14</text:p>
          </table:table-cell>
          <table:table-cell office:value-type="string">
            <text:p>11:39dv</text:p>
          </table:table-cell>
          <table:table-cell office:value-type="string">
            <text:p>11:54v</text:p>
          </table:table-cell>
          <table:table-cell office:value-type="string">
            <text:p>12:19d</text:p>
          </table:table-cell>
          <table:table-cell office:value-type="string">
            <text:p>12:39v</text:p>
          </table:table-cell>
          <table:table-cell office:value-type="string">
            <text:p>12:59v</text:p>
          </table:table-cell>
          <table:table-cell office:value-type="string">
            <text:p>13:19</text:p>
          </table:table-cell>
          <table:table-cell office:value-type="string">
            <text:p>13:55dv</text:p>
          </table:table-cell>
          <table:table-cell office:value-type="string">
            <text:p>14:10dv</text:p>
          </table:table-cell>
          <table:table-cell office:value-type="string">
            <text:p>14:20v</text:p>
          </table:table-cell>
          <table:table-cell office:value-type="string">
            <text:p>14:30d</text:p>
          </table:table-cell>
          <table:table-cell office:value-type="string">
            <text:p>14:40v</text:p>
          </table:table-cell>
          <table:table-cell office:value-type="string">
            <text:p>14:50dv</text:p>
          </table:table-cell>
          <table:table-cell office:value-type="string">
            <text:p>15:05v</text:p>
          </table:table-cell>
          <table:table-cell office:value-type="string">
            <text:p>15:20</text:p>
          </table:table-cell>
          <table:table-cell office:value-type="string">
            <text:p>15:30dv</text:p>
          </table:table-cell>
          <table:table-cell office:value-type="string">
            <text:p>15:55dv</text:p>
          </table:table-cell>
          <table:table-cell office:value-type="string">
            <text:p>16:10dv</text:p>
          </table:table-cell>
          <table:table-cell office:value-type="string">
            <text:p>16:20v</text:p>
          </table:table-cell>
          <table:table-cell office:value-type="string">
            <text:p>16:30d</text:p>
          </table:table-cell>
          <table:table-cell office:value-type="string">
            <text:p>16:40v</text:p>
          </table:table-cell>
          <table:table-cell office:value-type="string">
            <text:p>16:50dv</text:p>
          </table:table-cell>
          <table:table-cell office:value-type="string">
            <text:p>17:05v</text:p>
          </table:table-cell>
          <table:table-cell office:value-type="string">
            <text:p>17:19d</text:p>
          </table:table-cell>
          <table:table-cell office:value-type="string">
            <text:p>17:29dv</text:p>
          </table:table-cell>
          <table:table-cell office:value-type="string">
            <text:p>17:54dv</text:p>
          </table:table-cell>
          <table:table-cell office:value-type="string">
            <text:p>18:09v</text:p>
          </table:table-cell>
          <table:table-cell office:value-type="string">
            <text:p>18:19d</text:p>
          </table:table-cell>
          <table:table-cell office:value-type="string">
            <text:p>18:39dv</text:p>
          </table:table-cell>
          <table:table-cell office:value-type="string">
            <text:p>18:59dv</text:p>
          </table:table-cell>
          <table:table-cell office:value-type="string">
            <text:p>19:18d</text:p>
          </table:table-cell>
          <table:table-cell office:value-type="string">
            <text:p>19:44v</text:p>
          </table:table-cell>
          <table:table-cell office:value-type="string">
            <text:p>20:14d</text:p>
          </table:table-cell>
          <table:table-cell office:value-type="string">
            <text:p>20:44dv</text:p>
          </table:table-cell>
          <table:table-cell office:value-type="string">
            <text:p>21:27</text:p>
          </table:table-cell>
          <table:table-cell office:value-type="string">
            <text:p>22:27d</text:p>
          </table:table-cell>
          <table:table-cell table:number-columns-repeated="967"/>
        </table:table-row>
        <table:table-row table:style-name="ro1">
          <table:table-cell office:value-type="string">
            <text:p>Rynek Staromiejski</text:p>
          </table:table-cell>
          <table:table-cell table:style-name="ce9" office:value-type="string">
            <text:p> 5:39v</text:p>
          </table:table-cell>
          <table:table-cell office:value-type="string">
            <text:p>6:09</text:p>
          </table:table-cell>
          <table:table-cell office:value-type="string">
            <text:p>6:24v</text:p>
          </table:table-cell>
          <table:table-cell office:value-type="string">
            <text:p>6:42v</text:p>
          </table:table-cell>
          <table:table-cell office:value-type="string">
            <text:p>6:51dv</text:p>
          </table:table-cell>
          <table:table-cell office:value-type="string">
            <text:p>7:01v</text:p>
          </table:table-cell>
          <table:table-cell office:value-type="string">
            <text:p>7:17p</text:p>
          </table:table-cell>
          <table:table-cell office:value-type="string">
            <text:p>7:30v</text:p>
          </table:table-cell>
          <table:table-cell office:value-type="string">
            <text:p>7:41v</text:p>
          </table:table-cell>
          <table:table-cell office:value-type="string">
            <text:p>7:51dv</text:p>
          </table:table-cell>
          <table:table-cell office:value-type="string">
            <text:p>8:01</text:p>
          </table:table-cell>
          <table:table-cell office:value-type="string">
            <text:p>8:11dv</text:p>
          </table:table-cell>
          <table:table-cell office:value-type="string">
            <text:p>8:21v</text:p>
          </table:table-cell>
          <table:table-cell office:value-type="string">
            <text:p>8:41v</text:p>
          </table:table-cell>
          <table:table-cell office:value-type="string">
            <text:p>9:01dv</text:p>
          </table:table-cell>
          <table:table-cell office:value-type="string">
            <text:p>9:16</text:p>
          </table:table-cell>
          <table:table-cell office:value-type="string">
            <text:p>9:41dv</text:p>
          </table:table-cell>
          <table:table-cell office:value-type="string">
            <text:p>9:56v</text:p>
          </table:table-cell>
          <table:table-cell office:value-type="string">
            <text:p>10:21d</text:p>
          </table:table-cell>
          <table:table-cell office:value-type="string">
            <text:p>10:36v</text:p>
          </table:table-cell>
          <table:table-cell office:value-type="string">
            <text:p>11:01dv</text:p>
          </table:table-cell>
          <table:table-cell office:value-type="string">
            <text:p>11:16</text:p>
          </table:table-cell>
          <table:table-cell office:value-type="string">
            <text:p>11:41dv</text:p>
          </table:table-cell>
          <table:table-cell office:value-type="string">
            <text:p>11:56v</text:p>
          </table:table-cell>
          <table:table-cell office:value-type="string">
            <text:p>12:21d</text:p>
          </table:table-cell>
          <table:table-cell office:value-type="string">
            <text:p>12:41v</text:p>
          </table:table-cell>
          <table:table-cell office:value-type="string">
            <text:p>13:01v</text:p>
          </table:table-cell>
          <table:table-cell office:value-type="string">
            <text:p>13:21</text:p>
          </table:table-cell>
          <table:table-cell office:value-type="string">
            <text:p>13:57dv</text:p>
          </table:table-cell>
          <table:table-cell office:value-type="string">
            <text:p>14:12dv</text:p>
          </table:table-cell>
          <table:table-cell office:value-type="string">
            <text:p>14:22v</text:p>
          </table:table-cell>
          <table:table-cell office:value-type="string">
            <text:p>14:32d</text:p>
          </table:table-cell>
          <table:table-cell office:value-type="string">
            <text:p>14:42v</text:p>
          </table:table-cell>
          <table:table-cell office:value-type="string">
            <text:p>14:52dv</text:p>
          </table:table-cell>
          <table:table-cell office:value-type="string">
            <text:p>15:07v</text:p>
          </table:table-cell>
          <table:table-cell office:value-type="string">
            <text:p>15:22</text:p>
          </table:table-cell>
          <table:table-cell office:value-type="string">
            <text:p>15:32dv</text:p>
          </table:table-cell>
          <table:table-cell office:value-type="string">
            <text:p>15:44Sv</text:p>
          </table:table-cell>
          <table:table-cell office:value-type="string">
            <text:p>15:57dv</text:p>
          </table:table-cell>
          <table:table-cell office:value-type="string">
            <text:p>16:12dv</text:p>
          </table:table-cell>
          <table:table-cell office:value-type="string">
            <text:p>16:22v</text:p>
          </table:table-cell>
          <table:table-cell office:value-type="string">
            <text:p>16:32d</text:p>
          </table:table-cell>
          <table:table-cell office:value-type="string">
            <text:p>16:42v</text:p>
          </table:table-cell>
          <table:table-cell office:value-type="string">
            <text:p>16:52dv</text:p>
          </table:table-cell>
          <table:table-cell office:value-type="string">
            <text:p>17:07v</text:p>
          </table:table-cell>
          <table:table-cell office:value-type="string">
            <text:p>17:21d</text:p>
          </table:table-cell>
          <table:table-cell office:value-type="string">
            <text:p>17:31dv</text:p>
          </table:table-cell>
          <table:table-cell office:value-type="string">
            <text:p>17:56dv</text:p>
          </table:table-cell>
          <table:table-cell office:value-type="string">
            <text:p>18:11v</text:p>
          </table:table-cell>
          <table:table-cell office:value-type="string">
            <text:p>18:21d</text:p>
          </table:table-cell>
          <table:table-cell office:value-type="string">
            <text:p>18:41dv</text:p>
          </table:table-cell>
          <table:table-cell office:value-type="string">
            <text:p>19:01dv</text:p>
          </table:table-cell>
          <table:table-cell office:value-type="string">
            <text:p>19:20d</text:p>
          </table:table-cell>
          <table:table-cell office:value-type="string">
            <text:p>19:46v</text:p>
          </table:table-cell>
          <table:table-cell office:value-type="string">
            <text:p>20:16d</text:p>
          </table:table-cell>
          <table:table-cell office:value-type="string">
            <text:p>20:46dv</text:p>
          </table:table-cell>
          <table:table-cell office:value-type="string">
            <text:p>21:29</text:p>
          </table:table-cell>
          <table:table-cell office:value-type="string">
            <text:p>22:29d</text:p>
          </table:table-cell>
          <table:table-cell office:value-type="string">
            <text:p><text:s/></text:p>
          </table:table-cell>
          <table:table-cell table:number-columns-repeated="964"/>
        </table:table-row>
        <table:table-row table:style-name="ro1">
          <table:table-cell office:value-type="string">
            <text:p>Dworzec PKS</text:p>
          </table:table-cell>
          <table:table-cell table:style-name="ce9" office:value-type="string">
            <text:p> 5:41v</text:p>
          </table:table-cell>
          <table:table-cell office:value-type="string">
            <text:p>6:11</text:p>
          </table:table-cell>
          <table:table-cell office:value-type="string">
            <text:p>6:26v</text:p>
          </table:table-cell>
          <table:table-cell office:value-type="string">
            <text:p>6:44v</text:p>
          </table:table-cell>
          <table:table-cell office:value-type="string">
            <text:p>7:03v</text:p>
          </table:table-cell>
          <table:table-cell office:value-type="string">
            <text:p>7:32v</text:p>
          </table:table-cell>
          <table:table-cell office:value-type="string">
            <text:p>7:43v</text:p>
          </table:table-cell>
          <table:table-cell office:value-type="string">
            <text:p>8:03</text:p>
          </table:table-cell>
          <table:table-cell office:value-type="string">
            <text:p>8:23v</text:p>
          </table:table-cell>
          <table:table-cell office:value-type="string">
            <text:p>8:43v</text:p>
          </table:table-cell>
          <table:table-cell office:value-type="string">
            <text:p>9:18</text:p>
          </table:table-cell>
          <table:table-cell office:value-type="string">
            <text:p>9:58v</text:p>
          </table:table-cell>
          <table:table-cell office:value-type="string">
            <text:p>10:38v</text:p>
          </table:table-cell>
          <table:table-cell office:value-type="string">
            <text:p>11:18</text:p>
          </table:table-cell>
          <table:table-cell office:value-type="string">
            <text:p>11:58v</text:p>
          </table:table-cell>
          <table:table-cell office:value-type="string">
            <text:p>12:43v</text:p>
          </table:table-cell>
          <table:table-cell office:value-type="string">
            <text:p>13:03v</text:p>
          </table:table-cell>
          <table:table-cell office:value-type="string">
            <text:p>13:23</text:p>
          </table:table-cell>
          <table:table-cell office:value-type="string">
            <text:p>14:24v</text:p>
          </table:table-cell>
          <table:table-cell office:value-type="string">
            <text:p>14:44v</text:p>
          </table:table-cell>
          <table:table-cell office:value-type="string">
            <text:p>15:09v</text:p>
          </table:table-cell>
          <table:table-cell office:value-type="string">
            <text:p>15:24</text:p>
          </table:table-cell>
          <table:table-cell office:value-type="string">
            <text:p>15:46Sv</text:p>
          </table:table-cell>
          <table:table-cell office:value-type="string">
            <text:p>16:24v</text:p>
          </table:table-cell>
          <table:table-cell office:value-type="string">
            <text:p>16:44v</text:p>
          </table:table-cell>
          <table:table-cell office:value-type="string">
            <text:p>17:09v</text:p>
          </table:table-cell>
          <table:table-cell office:value-type="string">
            <text:p>18:13v</text:p>
          </table:table-cell>
          <table:table-cell office:value-type="string">
            <text:p>19:48v</text:p>
          </table:table-cell>
          <table:table-cell office:value-type="string">
            <text:p>21:31</text:p>
          </table:table-cell>
          <table:table-cell table:number-columns-repeated="994"/>
        </table:table-row>
        <table:table-row table:style-name="ro1">
          <table:table-cell office:value-type="string">
            <text:p>Szczecińska Mieszka I</text:p>
          </table:table-cell>
          <table:table-cell table:style-name="ce9" office:value-type="string">
            <text:p> 5:42v</text:p>
          </table:table-cell>
          <table:table-cell office:value-type="string">
            <text:p>6:12</text:p>
          </table:table-cell>
          <table:table-cell office:value-type="string">
            <text:p>6:27v</text:p>
          </table:table-cell>
          <table:table-cell office:value-type="string">
            <text:p>6:46v</text:p>
          </table:table-cell>
          <table:table-cell office:value-type="string">
            <text:p>7:05v</text:p>
          </table:table-cell>
          <table:table-cell office:value-type="string">
            <text:p>7:34v</text:p>
          </table:table-cell>
          <table:table-cell office:value-type="string">
            <text:p>7:45v</text:p>
          </table:table-cell>
          <table:table-cell office:value-type="string">
            <text:p>8:05</text:p>
          </table:table-cell>
          <table:table-cell office:value-type="string">
            <text:p>8:25v</text:p>
          </table:table-cell>
          <table:table-cell office:value-type="string">
            <text:p>8:45v</text:p>
          </table:table-cell>
          <table:table-cell office:value-type="string">
            <text:p>9:20</text:p>
          </table:table-cell>
          <table:table-cell office:value-type="string">
            <text:p>10:00v</text:p>
          </table:table-cell>
          <table:table-cell office:value-type="string">
            <text:p>10:40v</text:p>
          </table:table-cell>
          <table:table-cell office:value-type="string">
            <text:p>11:20</text:p>
          </table:table-cell>
          <table:table-cell office:value-type="string">
            <text:p>12:00v</text:p>
          </table:table-cell>
          <table:table-cell office:value-type="string">
            <text:p>12:45v</text:p>
          </table:table-cell>
          <table:table-cell office:value-type="string">
            <text:p>13:05v</text:p>
          </table:table-cell>
          <table:table-cell office:value-type="string">
            <text:p>13:25</text:p>
          </table:table-cell>
          <table:table-cell office:value-type="string">
            <text:p>14:26v</text:p>
          </table:table-cell>
          <table:table-cell office:value-type="string">
            <text:p>14:46v</text:p>
          </table:table-cell>
          <table:table-cell office:value-type="string">
            <text:p>15:11v</text:p>
          </table:table-cell>
          <table:table-cell office:value-type="string">
            <text:p>15:26</text:p>
          </table:table-cell>
          <table:table-cell office:value-type="string">
            <text:p>15:47Sv</text:p>
          </table:table-cell>
          <table:table-cell office:value-type="string">
            <text:p>16:26v</text:p>
          </table:table-cell>
          <table:table-cell office:value-type="string">
            <text:p>16:46v</text:p>
          </table:table-cell>
          <table:table-cell office:value-type="string">
            <text:p>17:11v</text:p>
          </table:table-cell>
          <table:table-cell office:value-type="string">
            <text:p>18:14v</text:p>
          </table:table-cell>
          <table:table-cell office:value-type="string">
            <text:p>19:49v</text:p>
          </table:table-cell>
          <table:table-cell office:value-type="string">
            <text:p>21:32</text:p>
          </table:table-cell>
          <table:table-cell table:number-columns-repeated="994"/>
        </table:table-row>
        <table:table-row table:style-name="ro1">
          <table:table-cell office:value-type="string">
            <text:p>Szczecińska Brzozowa</text:p>
          </table:table-cell>
          <table:table-cell table:style-name="ce9" office:value-type="string">
            <text:p> 5:43v</text:p>
          </table:table-cell>
          <table:table-cell office:value-type="string">
            <text:p>6:13</text:p>
          </table:table-cell>
          <table:table-cell office:value-type="string">
            <text:p>6:28v</text:p>
          </table:table-cell>
          <table:table-cell office:value-type="string">
            <text:p>6:47v</text:p>
          </table:table-cell>
          <table:table-cell office:value-type="string">
            <text:p>7:06v</text:p>
          </table:table-cell>
          <table:table-cell office:value-type="string">
            <text:p>7:35v</text:p>
          </table:table-cell>
          <table:table-cell office:value-type="string">
            <text:p>7:46v</text:p>
          </table:table-cell>
          <table:table-cell office:value-type="string">
            <text:p>8:06</text:p>
          </table:table-cell>
          <table:table-cell office:value-type="string">
            <text:p>8:26v</text:p>
          </table:table-cell>
          <table:table-cell office:value-type="string">
            <text:p>8:46v</text:p>
          </table:table-cell>
          <table:table-cell office:value-type="string">
            <text:p>9:21</text:p>
          </table:table-cell>
          <table:table-cell office:value-type="string">
            <text:p>10:01v</text:p>
          </table:table-cell>
          <table:table-cell office:value-type="string">
            <text:p>10:41v</text:p>
          </table:table-cell>
          <table:table-cell office:value-type="string">
            <text:p>11:21</text:p>
          </table:table-cell>
          <table:table-cell office:value-type="string">
            <text:p>12:01v</text:p>
          </table:table-cell>
          <table:table-cell office:value-type="string">
            <text:p>12:46v</text:p>
          </table:table-cell>
          <table:table-cell office:value-type="string">
            <text:p>13:06v</text:p>
          </table:table-cell>
          <table:table-cell office:value-type="string">
            <text:p>13:26</text:p>
          </table:table-cell>
          <table:table-cell office:value-type="string">
            <text:p>14:27v</text:p>
          </table:table-cell>
          <table:table-cell office:value-type="string">
            <text:p>14:47v</text:p>
          </table:table-cell>
          <table:table-cell office:value-type="string">
            <text:p>15:12v</text:p>
          </table:table-cell>
          <table:table-cell office:value-type="string">
            <text:p>15:27</text:p>
          </table:table-cell>
          <table:table-cell office:value-type="string">
            <text:p>15:48Sv</text:p>
          </table:table-cell>
          <table:table-cell office:value-type="string">
            <text:p>16:27v</text:p>
          </table:table-cell>
          <table:table-cell office:value-type="string">
            <text:p>16:47v</text:p>
          </table:table-cell>
          <table:table-cell office:value-type="string">
            <text:p>17:12v</text:p>
          </table:table-cell>
          <table:table-cell office:value-type="string">
            <text:p>18:15v</text:p>
          </table:table-cell>
          <table:table-cell office:value-type="string">
            <text:p>19:50v</text:p>
          </table:table-cell>
          <table:table-cell office:value-type="string">
            <text:p>21:33</text:p>
          </table:table-cell>
          <table:table-cell table:number-columns-repeated="994"/>
        </table:table-row>
        <table:table-row table:style-name="ro1">
          <table:table-cell office:value-type="string">
            <text:p>Szczecińska Syrenki</text:p>
          </table:table-cell>
          <table:table-cell table:style-name="ce9" office:value-type="string">
            <text:p> 5:44v</text:p>
          </table:table-cell>
          <table:table-cell office:value-type="string">
            <text:p>6:14</text:p>
          </table:table-cell>
          <table:table-cell office:value-type="string">
            <text:p>6:29v</text:p>
          </table:table-cell>
          <table:table-cell office:value-type="string">
            <text:p>6:48v</text:p>
          </table:table-cell>
          <table:table-cell office:value-type="string">
            <text:p>7:07v</text:p>
          </table:table-cell>
          <table:table-cell office:value-type="string">
            <text:p>7:36v</text:p>
          </table:table-cell>
          <table:table-cell office:value-type="string">
            <text:p>7:47v</text:p>
          </table:table-cell>
          <table:table-cell office:value-type="string">
            <text:p>8:07</text:p>
          </table:table-cell>
          <table:table-cell office:value-type="string">
            <text:p>8:27v</text:p>
          </table:table-cell>
          <table:table-cell office:value-type="string">
            <text:p>8:47v</text:p>
          </table:table-cell>
          <table:table-cell office:value-type="string">
            <text:p>9:22</text:p>
          </table:table-cell>
          <table:table-cell office:value-type="string">
            <text:p>10:02v</text:p>
          </table:table-cell>
          <table:table-cell office:value-type="string">
            <text:p>10:42v</text:p>
          </table:table-cell>
          <table:table-cell office:value-type="string">
            <text:p>11:22</text:p>
          </table:table-cell>
          <table:table-cell office:value-type="string">
            <text:p>12:02v</text:p>
          </table:table-cell>
          <table:table-cell office:value-type="string">
            <text:p>12:47v</text:p>
          </table:table-cell>
          <table:table-cell office:value-type="string">
            <text:p>13:07v</text:p>
          </table:table-cell>
          <table:table-cell office:value-type="string">
            <text:p>13:27</text:p>
          </table:table-cell>
          <table:table-cell office:value-type="string">
            <text:p>14:28v</text:p>
          </table:table-cell>
          <table:table-cell office:value-type="string">
            <text:p>14:48v</text:p>
          </table:table-cell>
          <table:table-cell office:value-type="string">
            <text:p>15:13v</text:p>
          </table:table-cell>
          <table:table-cell office:value-type="string">
            <text:p>15:28</text:p>
          </table:table-cell>
          <table:table-cell office:value-type="string">
            <text:p>15:49Sv</text:p>
          </table:table-cell>
          <table:table-cell office:value-type="string">
            <text:p>16:28v</text:p>
          </table:table-cell>
          <table:table-cell office:value-type="string">
            <text:p>16:48v</text:p>
          </table:table-cell>
          <table:table-cell office:value-type="string">
            <text:p>17:13v</text:p>
          </table:table-cell>
          <table:table-cell office:value-type="string">
            <text:p>18:16v</text:p>
          </table:table-cell>
          <table:table-cell office:value-type="string">
            <text:p>19:51v</text:p>
          </table:table-cell>
          <table:table-cell office:value-type="string">
            <text:p>21:34</text:p>
          </table:table-cell>
          <table:table-cell table:number-columns-repeated="994"/>
        </table:table-row>
        <table:table-row table:style-name="ro1">
          <table:table-cell office:value-type="string">
            <text:p>Szczecińska Zakłady Usługowe</text:p>
          </table:table-cell>
          <table:table-cell table:style-name="ce9" office:value-type="string">
            <text:p> 5:46v</text:p>
          </table:table-cell>
          <table:table-cell office:value-type="string">
            <text:p>6:16</text:p>
          </table:table-cell>
          <table:table-cell office:value-type="string">
            <text:p>6:31v</text:p>
          </table:table-cell>
          <table:table-cell office:value-type="string">
            <text:p>6:50v</text:p>
          </table:table-cell>
          <table:table-cell office:value-type="string">
            <text:p>7:09v</text:p>
          </table:table-cell>
          <table:table-cell office:value-type="string">
            <text:p>7:38v</text:p>
          </table:table-cell>
          <table:table-cell office:value-type="string">
            <text:p>7:49v</text:p>
          </table:table-cell>
          <table:table-cell office:value-type="string">
            <text:p>8:09</text:p>
          </table:table-cell>
          <table:table-cell office:value-type="string">
            <text:p>8:30v</text:p>
          </table:table-cell>
          <table:table-cell office:value-type="string">
            <text:p>8:50v</text:p>
          </table:table-cell>
          <table:table-cell office:value-type="string">
            <text:p>9:25</text:p>
          </table:table-cell>
          <table:table-cell office:value-type="string">
            <text:p>10:05v</text:p>
          </table:table-cell>
          <table:table-cell office:value-type="string">
            <text:p>10:45v</text:p>
          </table:table-cell>
          <table:table-cell office:value-type="string">
            <text:p>11:25</text:p>
          </table:table-cell>
          <table:table-cell office:value-type="string">
            <text:p>12:05v</text:p>
          </table:table-cell>
          <table:table-cell office:value-type="string">
            <text:p>12:50v</text:p>
          </table:table-cell>
          <table:table-cell office:value-type="string">
            <text:p>13:10v</text:p>
          </table:table-cell>
          <table:table-cell office:value-type="string">
            <text:p>13:30</text:p>
          </table:table-cell>
          <table:table-cell office:value-type="string">
            <text:p>14:31v</text:p>
          </table:table-cell>
          <table:table-cell office:value-type="string">
            <text:p>14:51v</text:p>
          </table:table-cell>
          <table:table-cell office:value-type="string">
            <text:p>15:16v</text:p>
          </table:table-cell>
          <table:table-cell office:value-type="string">
            <text:p>15:31</text:p>
          </table:table-cell>
          <table:table-cell office:value-type="string">
            <text:p>15:51Sv</text:p>
          </table:table-cell>
          <table:table-cell office:value-type="string">
            <text:p>16:31v</text:p>
          </table:table-cell>
          <table:table-cell office:value-type="string">
            <text:p>16:51v</text:p>
          </table:table-cell>
          <table:table-cell office:value-type="string">
            <text:p>17:16v</text:p>
          </table:table-cell>
          <table:table-cell office:value-type="string">
            <text:p>18:19v</text:p>
          </table:table-cell>
          <table:table-cell office:value-type="string">
            <text:p>19:53v</text:p>
          </table:table-cell>
          <table:table-cell office:value-type="string">
            <text:p>21:36</text:p>
          </table:table-cell>
          <table:table-cell table:number-columns-repeated="99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 table:print="false">
        <office:forms form:automatic-focus="false" form:apply-design-mode="false"/>
        <table:table-column table:style-name="co14" table:default-cell-style-name="Default"/>
        <table:table-column table:style-name="co13" table:number-columns-repeated="5" table:default-cell-style-name="ce6"/>
        <table:table-column table:style-name="co13" table:default-cell-style-name="Default"/>
        <table:table-column table:style-name="co13" table:default-cell-style-name="ce6"/>
        <table:table-column table:style-name="co13" table:default-cell-style-name="Default"/>
        <table:table-column table:style-name="co13" table:default-cell-style-name="ce6"/>
        <table:table-column table:style-name="co13" table:default-cell-style-name="Default"/>
        <table:table-column table:style-name="co13" table:default-cell-style-name="ce6"/>
        <table:table-column table:style-name="co13" table:default-cell-style-name="Default"/>
        <table:table-column table:style-name="co13" table:default-cell-style-name="ce6"/>
        <table:table-column table:style-name="co13" table:default-cell-style-name="Default"/>
        <table:table-column table:style-name="co13" table:number-columns-repeated="3" table:default-cell-style-name="ce6"/>
        <table:table-column table:style-name="co13" table:number-columns-repeated="1006" table:default-cell-style-name="Default"/>
        <table:table-row table:style-name="ro1">
          <table:table-cell office:value-type="string">
            <text:p>Władysława IV Pętla</text:p>
          </table:table-cell>
          <table:table-cell office:value-type="string">
            <text:p>5:27</text:p>
          </table:table-cell>
          <table:table-cell office:value-type="string">
            <text:p>6:32</text:p>
          </table:table-cell>
          <table:table-cell office:value-type="string">
            <text:p>7:02</text:p>
          </table:table-cell>
          <table:table-cell office:value-type="string">
            <text:p>7:32</text:p>
          </table:table-cell>
          <table:table-cell office:value-type="string">
            <text:p>8:02</text:p>
          </table:table-cell>
          <table:table-cell office:value-type="string">
            <text:p>8:32d</text:p>
          </table:table-cell>
          <table:table-cell office:value-type="string">
            <text:p>9:02</text:p>
          </table:table-cell>
          <table:table-cell office:value-type="string">
            <text:p>9:32d</text:p>
          </table:table-cell>
          <table:table-cell office:value-type="string">
            <text:p>10:02</text:p>
          </table:table-cell>
          <table:table-cell office:value-type="string">
            <text:p>10:32d</text:p>
          </table:table-cell>
          <table:table-cell office:value-type="string">
            <text:p>11:02</text:p>
          </table:table-cell>
          <table:table-cell office:value-type="string">
            <text:p>11:32d</text:p>
          </table:table-cell>
          <table:table-cell office:value-type="string">
            <text:p>12:02</text:p>
          </table:table-cell>
          <table:table-cell office:value-type="string">
            <text:p>12:32d</text:p>
          </table:table-cell>
          <table:table-cell office:value-type="string">
            <text:p>13:02</text:p>
          </table:table-cell>
          <table:table-cell office:value-type="string">
            <text:p>13:27</text:p>
          </table:table-cell>
          <table:table-cell office:value-type="string">
            <text:p>14:02</text:p>
          </table:table-cell>
          <table:table-cell office:value-type="string">
            <text:p>14:32d</text:p>
          </table:table-cell>
          <table:table-cell table:style-name="ce6" office:value-type="string">
            <text:p>15:02</text:p>
          </table:table-cell>
          <table:table-cell office:value-type="string">
            <text:p>15:32d</text:p>
          </table:table-cell>
          <table:table-cell table:style-name="ce6" office:value-type="string">
            <text:p>16:02</text:p>
          </table:table-cell>
          <table:table-cell office:value-type="string">
            <text:p>16:32d</text:p>
          </table:table-cell>
          <table:table-cell table:style-name="ce6" office:value-type="string">
            <text:p>17:02</text:p>
          </table:table-cell>
          <table:table-cell office:value-type="string">
            <text:p>17:32d</text:p>
          </table:table-cell>
          <table:table-cell table:style-name="ce6" office:value-type="string">
            <text:p>18:02</text:p>
          </table:table-cell>
          <table:table-cell office:value-type="string">
            <text:p>18:32d</text:p>
          </table:table-cell>
          <table:table-cell office:value-type="string">
            <text:p>19:02d</text:p>
          </table:table-cell>
          <table:table-cell table:style-name="ce6" office:value-type="string">
            <text:p>19:32</text:p>
          </table:table-cell>
          <table:table-cell office:value-type="string">
            <text:p>20:02d</text:p>
          </table:table-cell>
          <table:table-cell office:value-type="string">
            <text:p>20:32d</text:p>
          </table:table-cell>
          <table:table-cell table:style-name="ce6" office:value-type="string">
            <text:p>21:15</text:p>
          </table:table-cell>
          <table:table-cell office:value-type="string">
            <text:p>22:15d</text:p>
          </table:table-cell>
          <table:table-cell table:number-columns-repeated="991"/>
        </table:table-row>
        <table:table-row table:style-name="ro1">
          <table:table-cell office:value-type="string">
            <text:p>Władysława IV Kwiatkowskiego</text:p>
          </table:table-cell>
          <table:table-cell office:value-type="string">
            <text:p>5:29</text:p>
          </table:table-cell>
          <table:table-cell office:value-type="string">
            <text:p>6:34</text:p>
          </table:table-cell>
          <table:table-cell office:value-type="string">
            <text:p>7:04</text:p>
          </table:table-cell>
          <table:table-cell office:value-type="string">
            <text:p>7:34</text:p>
          </table:table-cell>
          <table:table-cell office:value-type="string">
            <text:p>8:04</text:p>
          </table:table-cell>
          <table:table-cell office:value-type="string">
            <text:p>8:34d</text:p>
          </table:table-cell>
          <table:table-cell office:value-type="string">
            <text:p>9:04</text:p>
          </table:table-cell>
          <table:table-cell office:value-type="string">
            <text:p>9:34d</text:p>
          </table:table-cell>
          <table:table-cell office:value-type="string">
            <text:p>10:04</text:p>
          </table:table-cell>
          <table:table-cell office:value-type="string">
            <text:p>10:34d</text:p>
          </table:table-cell>
          <table:table-cell office:value-type="string">
            <text:p>11:04</text:p>
          </table:table-cell>
          <table:table-cell office:value-type="string">
            <text:p>11:34d</text:p>
          </table:table-cell>
          <table:table-cell office:value-type="string">
            <text:p>12:04</text:p>
          </table:table-cell>
          <table:table-cell office:value-type="string">
            <text:p>12:34d</text:p>
          </table:table-cell>
          <table:table-cell office:value-type="string">
            <text:p>13:04</text:p>
          </table:table-cell>
          <table:table-cell office:value-type="string">
            <text:p>13:29</text:p>
          </table:table-cell>
          <table:table-cell office:value-type="string">
            <text:p>14:04</text:p>
          </table:table-cell>
          <table:table-cell office:value-type="string">
            <text:p>14:34d</text:p>
          </table:table-cell>
          <table:table-cell table:style-name="ce6" office:value-type="string">
            <text:p>15:04</text:p>
          </table:table-cell>
          <table:table-cell office:value-type="string">
            <text:p>15:34d</text:p>
          </table:table-cell>
          <table:table-cell table:style-name="ce6" office:value-type="string">
            <text:p>16:04</text:p>
          </table:table-cell>
          <table:table-cell office:value-type="string">
            <text:p>16:34d</text:p>
          </table:table-cell>
          <table:table-cell table:style-name="ce6" office:value-type="string">
            <text:p>17:04</text:p>
          </table:table-cell>
          <table:table-cell office:value-type="string">
            <text:p>17:34d</text:p>
          </table:table-cell>
          <table:table-cell table:style-name="ce6" office:value-type="string">
            <text:p>18:04</text:p>
          </table:table-cell>
          <table:table-cell office:value-type="string">
            <text:p>18:34d</text:p>
          </table:table-cell>
          <table:table-cell office:value-type="string">
            <text:p>19:04d</text:p>
          </table:table-cell>
          <table:table-cell table:style-name="ce6" office:value-type="string">
            <text:p>19:34</text:p>
          </table:table-cell>
          <table:table-cell office:value-type="string">
            <text:p>20:04d</text:p>
          </table:table-cell>
          <table:table-cell office:value-type="string">
            <text:p>20:34d</text:p>
          </table:table-cell>
          <table:table-cell table:style-name="ce6" office:value-type="string">
            <text:p>21:17</text:p>
          </table:table-cell>
          <table:table-cell office:value-type="string">
            <text:p>22:17d</text:p>
          </table:table-cell>
          <table:table-cell table:number-columns-repeated="991"/>
        </table:table-row>
        <table:table-row table:style-name="ro1">
          <table:table-cell office:value-type="string">
            <text:p>Władysława IV Sikorskiego</text:p>
          </table:table-cell>
          <table:table-cell office:value-type="string">
            <text:p>5:30</text:p>
          </table:table-cell>
          <table:table-cell office:value-type="string">
            <text:p>6:35</text:p>
          </table:table-cell>
          <table:table-cell office:value-type="string">
            <text:p>7:05</text:p>
          </table:table-cell>
          <table:table-cell office:value-type="string">
            <text:p>7:35</text:p>
          </table:table-cell>
          <table:table-cell office:value-type="string">
            <text:p>8:05</text:p>
          </table:table-cell>
          <table:table-cell office:value-type="string">
            <text:p>8:35d</text:p>
          </table:table-cell>
          <table:table-cell office:value-type="string">
            <text:p>9:05</text:p>
          </table:table-cell>
          <table:table-cell office:value-type="string">
            <text:p>9:35d</text:p>
          </table:table-cell>
          <table:table-cell office:value-type="string">
            <text:p>10:05</text:p>
          </table:table-cell>
          <table:table-cell office:value-type="string">
            <text:p>10:35d</text:p>
          </table:table-cell>
          <table:table-cell office:value-type="string">
            <text:p>11:05</text:p>
          </table:table-cell>
          <table:table-cell office:value-type="string">
            <text:p>11:35d</text:p>
          </table:table-cell>
          <table:table-cell office:value-type="string">
            <text:p>12:05</text:p>
          </table:table-cell>
          <table:table-cell office:value-type="string">
            <text:p>12:35d</text:p>
          </table:table-cell>
          <table:table-cell office:value-type="string">
            <text:p>13:05</text:p>
          </table:table-cell>
          <table:table-cell office:value-type="string">
            <text:p>13:30</text:p>
          </table:table-cell>
          <table:table-cell office:value-type="string">
            <text:p>14:05</text:p>
          </table:table-cell>
          <table:table-cell office:value-type="string">
            <text:p>14:35d</text:p>
          </table:table-cell>
          <table:table-cell table:style-name="ce6" office:value-type="string">
            <text:p>15:05</text:p>
          </table:table-cell>
          <table:table-cell office:value-type="string">
            <text:p>15:35d</text:p>
          </table:table-cell>
          <table:table-cell table:style-name="ce6" office:value-type="string">
            <text:p>16:05</text:p>
          </table:table-cell>
          <table:table-cell office:value-type="string">
            <text:p>16:35d</text:p>
          </table:table-cell>
          <table:table-cell table:style-name="ce6" office:value-type="string">
            <text:p>17:05</text:p>
          </table:table-cell>
          <table:table-cell office:value-type="string">
            <text:p>17:35d</text:p>
          </table:table-cell>
          <table:table-cell table:style-name="ce6" office:value-type="string">
            <text:p>18:05</text:p>
          </table:table-cell>
          <table:table-cell office:value-type="string">
            <text:p>18:35d</text:p>
          </table:table-cell>
          <table:table-cell office:value-type="string">
            <text:p>19:05d</text:p>
          </table:table-cell>
          <table:table-cell table:style-name="ce6" office:value-type="string">
            <text:p>19:35</text:p>
          </table:table-cell>
          <table:table-cell office:value-type="string">
            <text:p>20:05d</text:p>
          </table:table-cell>
          <table:table-cell office:value-type="string">
            <text:p>20:35d</text:p>
          </table:table-cell>
          <table:table-cell table:style-name="ce6" office:value-type="string">
            <text:p>21:18</text:p>
          </table:table-cell>
          <table:table-cell office:value-type="string">
            <text:p>22:18d</text:p>
          </table:table-cell>
          <table:table-cell table:number-columns-repeated="991"/>
        </table:table-row>
        <table:table-row table:style-name="ro1">
          <table:table-cell office:value-type="string">
            <text:p>Władysława IV Kutrzeby</text:p>
          </table:table-cell>
          <table:table-cell office:value-type="string">
            <text:p>5:31</text:p>
          </table:table-cell>
          <table:table-cell office:value-type="string">
            <text:p>6:36</text:p>
          </table:table-cell>
          <table:table-cell office:value-type="string">
            <text:p>7:06</text:p>
          </table:table-cell>
          <table:table-cell office:value-type="string">
            <text:p>7:36</text:p>
          </table:table-cell>
          <table:table-cell office:value-type="string">
            <text:p>8:06</text:p>
          </table:table-cell>
          <table:table-cell office:value-type="string">
            <text:p>8:36d</text:p>
          </table:table-cell>
          <table:table-cell office:value-type="string">
            <text:p>9:06</text:p>
          </table:table-cell>
          <table:table-cell office:value-type="string">
            <text:p>9:36d</text:p>
          </table:table-cell>
          <table:table-cell office:value-type="string">
            <text:p>10:06</text:p>
          </table:table-cell>
          <table:table-cell office:value-type="string">
            <text:p>10:36d</text:p>
          </table:table-cell>
          <table:table-cell office:value-type="string">
            <text:p>11:06</text:p>
          </table:table-cell>
          <table:table-cell office:value-type="string">
            <text:p>11:36d</text:p>
          </table:table-cell>
          <table:table-cell office:value-type="string">
            <text:p>12:06</text:p>
          </table:table-cell>
          <table:table-cell office:value-type="string">
            <text:p>12:36d</text:p>
          </table:table-cell>
          <table:table-cell office:value-type="string">
            <text:p>13:06</text:p>
          </table:table-cell>
          <table:table-cell office:value-type="string">
            <text:p>13:31</text:p>
          </table:table-cell>
          <table:table-cell office:value-type="string">
            <text:p>14:06</text:p>
          </table:table-cell>
          <table:table-cell office:value-type="string">
            <text:p>14:36d</text:p>
          </table:table-cell>
          <table:table-cell table:style-name="ce6" office:value-type="string">
            <text:p>15:06</text:p>
          </table:table-cell>
          <table:table-cell office:value-type="string">
            <text:p>15:36d</text:p>
          </table:table-cell>
          <table:table-cell table:style-name="ce6" office:value-type="string">
            <text:p>16:06</text:p>
          </table:table-cell>
          <table:table-cell office:value-type="string">
            <text:p>16:36d</text:p>
          </table:table-cell>
          <table:table-cell table:style-name="ce6" office:value-type="string">
            <text:p>17:06</text:p>
          </table:table-cell>
          <table:table-cell office:value-type="string">
            <text:p>17:36d</text:p>
          </table:table-cell>
          <table:table-cell table:style-name="ce6" office:value-type="string">
            <text:p>18:06</text:p>
          </table:table-cell>
          <table:table-cell office:value-type="string">
            <text:p>18:36d</text:p>
          </table:table-cell>
          <table:table-cell office:value-type="string">
            <text:p>19:06d</text:p>
          </table:table-cell>
          <table:table-cell table:style-name="ce6" office:value-type="string">
            <text:p>19:36</text:p>
          </table:table-cell>
          <table:table-cell office:value-type="string">
            <text:p>20:06d</text:p>
          </table:table-cell>
          <table:table-cell office:value-type="string">
            <text:p>20:36d</text:p>
          </table:table-cell>
          <table:table-cell table:style-name="ce6" office:value-type="string">
            <text:p>21:19</text:p>
          </table:table-cell>
          <table:table-cell office:value-type="string">
            <text:p>22:19d</text:p>
          </table:table-cell>
          <table:table-cell table:number-columns-repeated="991"/>
        </table:table-row>
        <table:table-row table:style-name="ro1">
          <table:table-cell office:value-type="string">
            <text:p>Monte Cassino Młyńska</text:p>
          </table:table-cell>
          <table:table-cell office:value-type="string">
            <text:p>5:33</text:p>
          </table:table-cell>
          <table:table-cell office:value-type="string">
            <text:p>6:38</text:p>
          </table:table-cell>
          <table:table-cell office:value-type="string">
            <text:p>7:08</text:p>
          </table:table-cell>
          <table:table-cell office:value-type="string">
            <text:p>7:38</text:p>
          </table:table-cell>
          <table:table-cell office:value-type="string">
            <text:p>8:08</text:p>
          </table:table-cell>
          <table:table-cell office:value-type="string">
            <text:p>8:38d</text:p>
          </table:table-cell>
          <table:table-cell office:value-type="string">
            <text:p>9:08</text:p>
          </table:table-cell>
          <table:table-cell office:value-type="string">
            <text:p>9:38d</text:p>
          </table:table-cell>
          <table:table-cell office:value-type="string">
            <text:p>10:08</text:p>
          </table:table-cell>
          <table:table-cell office:value-type="string">
            <text:p>10:38d</text:p>
          </table:table-cell>
          <table:table-cell office:value-type="string">
            <text:p>11:08</text:p>
          </table:table-cell>
          <table:table-cell office:value-type="string">
            <text:p>11:38d</text:p>
          </table:table-cell>
          <table:table-cell office:value-type="string">
            <text:p>12:08</text:p>
          </table:table-cell>
          <table:table-cell office:value-type="string">
            <text:p>12:38d</text:p>
          </table:table-cell>
          <table:table-cell office:value-type="string">
            <text:p>13:08</text:p>
          </table:table-cell>
          <table:table-cell office:value-type="string">
            <text:p>13:33</text:p>
          </table:table-cell>
          <table:table-cell office:value-type="string">
            <text:p>14:08</text:p>
          </table:table-cell>
          <table:table-cell office:value-type="string">
            <text:p>14:38d</text:p>
          </table:table-cell>
          <table:table-cell table:style-name="ce6" office:value-type="string">
            <text:p>15:08</text:p>
          </table:table-cell>
          <table:table-cell office:value-type="string">
            <text:p>15:38d</text:p>
          </table:table-cell>
          <table:table-cell table:style-name="ce6" office:value-type="string">
            <text:p>16:08</text:p>
          </table:table-cell>
          <table:table-cell office:value-type="string">
            <text:p>16:38d</text:p>
          </table:table-cell>
          <table:table-cell table:style-name="ce6" office:value-type="string">
            <text:p>17:08</text:p>
          </table:table-cell>
          <table:table-cell office:value-type="string">
            <text:p>17:38d</text:p>
          </table:table-cell>
          <table:table-cell table:style-name="ce6" office:value-type="string">
            <text:p>18:08</text:p>
          </table:table-cell>
          <table:table-cell office:value-type="string">
            <text:p>18:38d</text:p>
          </table:table-cell>
          <table:table-cell office:value-type="string">
            <text:p>19:08d</text:p>
          </table:table-cell>
          <table:table-cell table:style-name="ce6" office:value-type="string">
            <text:p>19:38</text:p>
          </table:table-cell>
          <table:table-cell office:value-type="string">
            <text:p>20:08d</text:p>
          </table:table-cell>
          <table:table-cell office:value-type="string">
            <text:p>20:38d</text:p>
          </table:table-cell>
          <table:table-cell table:style-name="ce6" office:value-type="string">
            <text:p>21:21</text:p>
          </table:table-cell>
          <table:table-cell office:value-type="string">
            <text:p>22:21d</text:p>
          </table:table-cell>
          <table:table-cell table:number-columns-repeated="991"/>
        </table:table-row>
        <table:table-row table:style-name="ro1">
          <table:table-cell office:value-type="string">
            <text:p>Waryńskiego</text:p>
          </table:table-cell>
          <table:table-cell office:value-type="string">
            <text:p>5:35</text:p>
          </table:table-cell>
          <table:table-cell office:value-type="string">
            <text:p>6:40</text:p>
          </table:table-cell>
          <table:table-cell office:value-type="string">
            <text:p>7:10</text:p>
          </table:table-cell>
          <table:table-cell office:value-type="string">
            <text:p>7:40</text:p>
          </table:table-cell>
          <table:table-cell office:value-type="string">
            <text:p>8:10</text:p>
          </table:table-cell>
          <table:table-cell office:value-type="string">
            <text:p>8:40d</text:p>
          </table:table-cell>
          <table:table-cell office:value-type="string">
            <text:p>9:10</text:p>
          </table:table-cell>
          <table:table-cell office:value-type="string">
            <text:p>9:40d</text:p>
          </table:table-cell>
          <table:table-cell office:value-type="string">
            <text:p>10:10</text:p>
          </table:table-cell>
          <table:table-cell office:value-type="string">
            <text:p>10:40d</text:p>
          </table:table-cell>
          <table:table-cell office:value-type="string">
            <text:p>11:10</text:p>
          </table:table-cell>
          <table:table-cell office:value-type="string">
            <text:p>11:40d</text:p>
          </table:table-cell>
          <table:table-cell office:value-type="string">
            <text:p>12:10</text:p>
          </table:table-cell>
          <table:table-cell office:value-type="string">
            <text:p>12:40d</text:p>
          </table:table-cell>
          <table:table-cell office:value-type="string">
            <text:p>13:10</text:p>
          </table:table-cell>
          <table:table-cell office:value-type="string">
            <text:p>13:35</text:p>
          </table:table-cell>
          <table:table-cell office:value-type="string">
            <text:p>14:10</text:p>
          </table:table-cell>
          <table:table-cell office:value-type="string">
            <text:p>14:40d</text:p>
          </table:table-cell>
          <table:table-cell table:style-name="ce6" office:value-type="string">
            <text:p>15:10</text:p>
          </table:table-cell>
          <table:table-cell office:value-type="string">
            <text:p>15:40d</text:p>
          </table:table-cell>
          <table:table-cell table:style-name="ce6" office:value-type="string">
            <text:p>16:10</text:p>
          </table:table-cell>
          <table:table-cell office:value-type="string">
            <text:p>16:40d</text:p>
          </table:table-cell>
          <table:table-cell table:style-name="ce6" office:value-type="string">
            <text:p>17:10</text:p>
          </table:table-cell>
          <table:table-cell office:value-type="string">
            <text:p>17:40d</text:p>
          </table:table-cell>
          <table:table-cell table:style-name="ce6" office:value-type="string">
            <text:p>18:10</text:p>
          </table:table-cell>
          <table:table-cell office:value-type="string">
            <text:p>18:40d</text:p>
          </table:table-cell>
          <table:table-cell office:value-type="string">
            <text:p>19:10d</text:p>
          </table:table-cell>
          <table:table-cell table:style-name="ce6" office:value-type="string">
            <text:p>19:40</text:p>
          </table:table-cell>
          <table:table-cell office:value-type="string">
            <text:p>20:10d</text:p>
          </table:table-cell>
          <table:table-cell office:value-type="string">
            <text:p>20:40d</text:p>
          </table:table-cell>
          <table:table-cell table:style-name="ce6" office:value-type="string">
            <text:p>21:23</text:p>
          </table:table-cell>
          <table:table-cell office:value-type="string">
            <text:p>22:23d</text:p>
          </table:table-cell>
          <table:table-cell table:number-columns-repeated="991"/>
        </table:table-row>
        <table:table-row table:style-name="ro1">
          <table:table-cell office:value-type="string">
            <text:p>Zwycięstwa Waryńskiego</text:p>
          </table:table-cell>
          <table:table-cell office:value-type="string">
            <text:p>5:37</text:p>
          </table:table-cell>
          <table:table-cell office:value-type="string">
            <text:p>6:42</text:p>
          </table:table-cell>
          <table:table-cell office:value-type="string">
            <text:p>7:12</text:p>
          </table:table-cell>
          <table:table-cell office:value-type="string">
            <text:p>7:42</text:p>
          </table:table-cell>
          <table:table-cell office:value-type="string">
            <text:p>8:12</text:p>
          </table:table-cell>
          <table:table-cell office:value-type="string">
            <text:p>8:42d</text:p>
          </table:table-cell>
          <table:table-cell office:value-type="string">
            <text:p>9:12</text:p>
          </table:table-cell>
          <table:table-cell office:value-type="string">
            <text:p>9:42d</text:p>
          </table:table-cell>
          <table:table-cell office:value-type="string">
            <text:p>10:12</text:p>
          </table:table-cell>
          <table:table-cell office:value-type="string">
            <text:p>10:42d</text:p>
          </table:table-cell>
          <table:table-cell office:value-type="string">
            <text:p>11:12</text:p>
          </table:table-cell>
          <table:table-cell office:value-type="string">
            <text:p>11:42d</text:p>
          </table:table-cell>
          <table:table-cell office:value-type="string">
            <text:p>12:12</text:p>
          </table:table-cell>
          <table:table-cell office:value-type="string">
            <text:p>12:42d</text:p>
          </table:table-cell>
          <table:table-cell office:value-type="string">
            <text:p>13:12</text:p>
          </table:table-cell>
          <table:table-cell office:value-type="string">
            <text:p>13:37</text:p>
          </table:table-cell>
          <table:table-cell office:value-type="string">
            <text:p>14:12</text:p>
          </table:table-cell>
          <table:table-cell office:value-type="string">
            <text:p>14:42d</text:p>
          </table:table-cell>
          <table:table-cell table:style-name="ce6" office:value-type="string">
            <text:p>15:12</text:p>
          </table:table-cell>
          <table:table-cell office:value-type="string">
            <text:p>15:42d</text:p>
          </table:table-cell>
          <table:table-cell table:style-name="ce6" office:value-type="string">
            <text:p>16:12</text:p>
          </table:table-cell>
          <table:table-cell office:value-type="string">
            <text:p>16:42d</text:p>
          </table:table-cell>
          <table:table-cell table:style-name="ce6" office:value-type="string">
            <text:p>17:12</text:p>
          </table:table-cell>
          <table:table-cell office:value-type="string">
            <text:p>17:42d</text:p>
          </table:table-cell>
          <table:table-cell table:style-name="ce6" office:value-type="string">
            <text:p>18:12</text:p>
          </table:table-cell>
          <table:table-cell office:value-type="string">
            <text:p>18:42d</text:p>
          </table:table-cell>
          <table:table-cell office:value-type="string">
            <text:p>19:12d</text:p>
          </table:table-cell>
          <table:table-cell table:style-name="ce6" office:value-type="string">
            <text:p>19:42</text:p>
          </table:table-cell>
          <table:table-cell office:value-type="string">
            <text:p>20:12d</text:p>
          </table:table-cell>
          <table:table-cell office:value-type="string">
            <text:p>20:42d</text:p>
          </table:table-cell>
          <table:table-cell table:style-name="ce6" office:value-type="string">
            <text:p>21:25</text:p>
          </table:table-cell>
          <table:table-cell office:value-type="string">
            <text:p>22:25d</text:p>
          </table:table-cell>
          <table:table-cell table:number-columns-repeated="991"/>
        </table:table-row>
        <table:table-row table:style-name="ro1">
          <table:table-cell office:value-type="string">
            <text:p>Stawisińskiego Andersa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Stawisińskiego Racławicka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I Maja Andersa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string">
            <text:p>Zwycięstwa Piłsudskiego</text:p>
          </table:table-cell>
          <table:table-cell office:value-type="string">
            <text:p>5:39</text:p>
          </table:table-cell>
          <table:table-cell office:value-type="string">
            <text:p>6:44</text:p>
          </table:table-cell>
          <table:table-cell office:value-type="string">
            <text:p>7:14</text:p>
          </table:table-cell>
          <table:table-cell office:value-type="string">
            <text:p>7:44</text:p>
          </table:table-cell>
          <table:table-cell office:value-type="string">
            <text:p>8:14</text:p>
          </table:table-cell>
          <table:table-cell office:value-type="string">
            <text:p>8:44d</text:p>
          </table:table-cell>
          <table:table-cell office:value-type="string">
            <text:p>9:14</text:p>
          </table:table-cell>
          <table:table-cell office:value-type="string">
            <text:p>9:44d</text:p>
          </table:table-cell>
          <table:table-cell office:value-type="string">
            <text:p>10:14</text:p>
          </table:table-cell>
          <table:table-cell office:value-type="string">
            <text:p>10:44d</text:p>
          </table:table-cell>
          <table:table-cell office:value-type="string">
            <text:p>11:14</text:p>
          </table:table-cell>
          <table:table-cell office:value-type="string">
            <text:p>11:44d</text:p>
          </table:table-cell>
          <table:table-cell office:value-type="string">
            <text:p>12:14</text:p>
          </table:table-cell>
          <table:table-cell office:value-type="string">
            <text:p>12:44d</text:p>
          </table:table-cell>
          <table:table-cell office:value-type="string">
            <text:p>13:14</text:p>
          </table:table-cell>
          <table:table-cell office:value-type="string">
            <text:p>13:39</text:p>
          </table:table-cell>
          <table:table-cell office:value-type="string">
            <text:p>14:14</text:p>
          </table:table-cell>
          <table:table-cell office:value-type="string">
            <text:p>14:44d</text:p>
          </table:table-cell>
          <table:table-cell table:style-name="ce6" office:value-type="string">
            <text:p>15:14</text:p>
          </table:table-cell>
          <table:table-cell office:value-type="string">
            <text:p>15:44d</text:p>
          </table:table-cell>
          <table:table-cell table:style-name="ce6" office:value-type="string">
            <text:p>16:14</text:p>
          </table:table-cell>
          <table:table-cell office:value-type="string">
            <text:p>16:44d</text:p>
          </table:table-cell>
          <table:table-cell table:style-name="ce6" office:value-type="string">
            <text:p>17:14</text:p>
          </table:table-cell>
          <table:table-cell office:value-type="string">
            <text:p>17:44d</text:p>
          </table:table-cell>
          <table:table-cell table:style-name="ce6" office:value-type="string">
            <text:p>18:14</text:p>
          </table:table-cell>
          <table:table-cell office:value-type="string">
            <text:p>18:44d</text:p>
          </table:table-cell>
          <table:table-cell office:value-type="string">
            <text:p>19:14d</text:p>
          </table:table-cell>
          <table:table-cell table:style-name="ce6" office:value-type="string">
            <text:p>19:44</text:p>
          </table:table-cell>
          <table:table-cell office:value-type="string">
            <text:p>20:14d</text:p>
          </table:table-cell>
          <table:table-cell office:value-type="string">
            <text:p>20:44d</text:p>
          </table:table-cell>
          <table:table-cell table:style-name="ce6" office:value-type="string">
            <text:p>21:27</text:p>
          </table:table-cell>
          <table:table-cell office:value-type="string">
            <text:p>22:27d</text:p>
          </table:table-cell>
          <table:table-cell table:number-columns-repeated="991"/>
        </table:table-row>
        <table:table-row table:style-name="ro1">
          <table:table-cell office:value-type="string">
            <text:p>Rynek Staromiejski</text:p>
          </table:table-cell>
          <table:table-cell office:value-type="string">
            <text:p>5:41</text:p>
          </table:table-cell>
          <table:table-cell office:value-type="string">
            <text:p>6:46</text:p>
          </table:table-cell>
          <table:table-cell office:value-type="string">
            <text:p>7:16</text:p>
          </table:table-cell>
          <table:table-cell office:value-type="string">
            <text:p>7:46</text:p>
          </table:table-cell>
          <table:table-cell office:value-type="string">
            <text:p>8:16</text:p>
          </table:table-cell>
          <table:table-cell office:value-type="string">
            <text:p>8:46d</text:p>
          </table:table-cell>
          <table:table-cell office:value-type="string">
            <text:p>9:16</text:p>
          </table:table-cell>
          <table:table-cell office:value-type="string">
            <text:p>9:46d</text:p>
          </table:table-cell>
          <table:table-cell office:value-type="string">
            <text:p>10:16</text:p>
          </table:table-cell>
          <table:table-cell office:value-type="string">
            <text:p>10:46d</text:p>
          </table:table-cell>
          <table:table-cell office:value-type="string">
            <text:p>11:16</text:p>
          </table:table-cell>
          <table:table-cell office:value-type="string">
            <text:p>11:46d</text:p>
          </table:table-cell>
          <table:table-cell office:value-type="string">
            <text:p>12:16</text:p>
          </table:table-cell>
          <table:table-cell office:value-type="string">
            <text:p>12:46d</text:p>
          </table:table-cell>
          <table:table-cell office:value-type="string">
            <text:p>13:16</text:p>
          </table:table-cell>
          <table:table-cell office:value-type="string">
            <text:p>13:41</text:p>
          </table:table-cell>
          <table:table-cell office:value-type="string">
            <text:p>14:16</text:p>
          </table:table-cell>
          <table:table-cell office:value-type="string">
            <text:p>14:46d</text:p>
          </table:table-cell>
          <table:table-cell table:style-name="ce6" office:value-type="string">
            <text:p>15:16</text:p>
          </table:table-cell>
          <table:table-cell office:value-type="string">
            <text:p>15:46d</text:p>
          </table:table-cell>
          <table:table-cell table:style-name="ce6" office:value-type="string">
            <text:p>16:16</text:p>
          </table:table-cell>
          <table:table-cell office:value-type="string">
            <text:p>16:46d</text:p>
          </table:table-cell>
          <table:table-cell table:style-name="ce6" office:value-type="string">
            <text:p>17:16</text:p>
          </table:table-cell>
          <table:table-cell office:value-type="string">
            <text:p>17:46d</text:p>
          </table:table-cell>
          <table:table-cell table:style-name="ce6" office:value-type="string">
            <text:p>18:16</text:p>
          </table:table-cell>
          <table:table-cell office:value-type="string">
            <text:p>18:46d</text:p>
          </table:table-cell>
          <table:table-cell office:value-type="string">
            <text:p>19:16d</text:p>
          </table:table-cell>
          <table:table-cell table:style-name="ce6" office:value-type="string">
            <text:p>19:46</text:p>
          </table:table-cell>
          <table:table-cell office:value-type="string">
            <text:p>20:16d</text:p>
          </table:table-cell>
          <table:table-cell office:value-type="string">
            <text:p>20:46d</text:p>
          </table:table-cell>
          <table:table-cell table:style-name="ce6" office:value-type="string">
            <text:p>21:29</text:p>
          </table:table-cell>
          <table:table-cell office:value-type="string">
            <text:p>22:29d</text:p>
          </table:table-cell>
          <table:table-cell table:number-columns-repeated="991"/>
        </table:table-row>
        <table:table-row table:style-name="ro1">
          <table:table-cell office:value-type="string">
            <text:p>Dworzec PKS</text:p>
          </table:table-cell>
          <table:table-cell office:value-type="string">
            <text:p>5:43</text:p>
          </table:table-cell>
          <table:table-cell office:value-type="string">
            <text:p>6:48</text:p>
          </table:table-cell>
          <table:table-cell office:value-type="string">
            <text:p>7:18</text:p>
          </table:table-cell>
          <table:table-cell office:value-type="string">
            <text:p>7:48</text:p>
          </table:table-cell>
          <table:table-cell office:value-type="string">
            <text:p>8:18</text:p>
          </table:table-cell>
          <table:table-cell table:style-name="ce6" office:value-type="string">
            <text:p>9:18</text:p>
          </table:table-cell>
          <table:table-cell office:value-type="string">
            <text:p>10:18</text:p>
          </table:table-cell>
          <table:table-cell table:style-name="ce6" office:value-type="string">
            <text:p>11:18</text:p>
          </table:table-cell>
          <table:table-cell office:value-type="string">
            <text:p>12:18</text:p>
          </table:table-cell>
          <table:table-cell table:style-name="ce6" office:value-type="string">
            <text:p>13:18</text:p>
          </table:table-cell>
          <table:table-cell office:value-type="string">
            <text:p>13:43</text:p>
          </table:table-cell>
          <table:table-cell table:style-name="ce6" office:value-type="string">
            <text:p>14:18</text:p>
          </table:table-cell>
          <table:table-cell office:value-type="string">
            <text:p>15:18</text:p>
          </table:table-cell>
          <table:table-cell table:style-name="ce6" office:value-type="string">
            <text:p>16:18</text:p>
          </table:table-cell>
          <table:table-cell office:value-type="string">
            <text:p>17:18</text:p>
          </table:table-cell>
          <table:table-cell office:value-type="string">
            <text:p>18:18</text:p>
          </table:table-cell>
          <table:table-cell office:value-type="string">
            <text:p>19:48</text:p>
          </table:table-cell>
          <table:table-cell table:style-name="ce6" office:value-type="string">
            <text:p>21:31</text:p>
          </table:table-cell>
          <table:table-cell table:number-columns-repeated="1005"/>
        </table:table-row>
        <table:table-row table:style-name="ro1">
          <table:table-cell office:value-type="string">
            <text:p>Szczecińska Mieszka I</text:p>
          </table:table-cell>
          <table:table-cell office:value-type="string">
            <text:p>5:44</text:p>
          </table:table-cell>
          <table:table-cell office:value-type="string">
            <text:p>6:49</text:p>
          </table:table-cell>
          <table:table-cell office:value-type="string">
            <text:p>7:19</text:p>
          </table:table-cell>
          <table:table-cell office:value-type="string">
            <text:p>7:49</text:p>
          </table:table-cell>
          <table:table-cell office:value-type="string">
            <text:p>8:19</text:p>
          </table:table-cell>
          <table:table-cell table:style-name="ce6" office:value-type="string">
            <text:p>9:19</text:p>
          </table:table-cell>
          <table:table-cell office:value-type="string">
            <text:p>10:19</text:p>
          </table:table-cell>
          <table:table-cell table:style-name="ce6" office:value-type="string">
            <text:p>11:19</text:p>
          </table:table-cell>
          <table:table-cell office:value-type="string">
            <text:p>12:19</text:p>
          </table:table-cell>
          <table:table-cell table:style-name="ce6" office:value-type="string">
            <text:p>13:19</text:p>
          </table:table-cell>
          <table:table-cell office:value-type="string">
            <text:p>13:44</text:p>
          </table:table-cell>
          <table:table-cell table:style-name="ce6" office:value-type="string">
            <text:p>14:19</text:p>
          </table:table-cell>
          <table:table-cell office:value-type="string">
            <text:p>15:19</text:p>
          </table:table-cell>
          <table:table-cell table:style-name="ce6" office:value-type="string">
            <text:p>16:19</text:p>
          </table:table-cell>
          <table:table-cell office:value-type="string">
            <text:p>17:19</text:p>
          </table:table-cell>
          <table:table-cell office:value-type="string">
            <text:p>18:19</text:p>
          </table:table-cell>
          <table:table-cell office:value-type="string">
            <text:p>19:49</text:p>
          </table:table-cell>
          <table:table-cell table:style-name="ce6" office:value-type="string">
            <text:p>21:32</text:p>
          </table:table-cell>
          <table:table-cell table:number-columns-repeated="1005"/>
        </table:table-row>
        <table:table-row table:style-name="ro1">
          <table:table-cell office:value-type="string">
            <text:p>Szczecińska Brzozowa</text:p>
          </table:table-cell>
          <table:table-cell office:value-type="string">
            <text:p>5:45</text:p>
          </table:table-cell>
          <table:table-cell office:value-type="string">
            <text:p>6:50</text:p>
          </table:table-cell>
          <table:table-cell office:value-type="string">
            <text:p>7:20</text:p>
          </table:table-cell>
          <table:table-cell office:value-type="string">
            <text:p>7:50</text:p>
          </table:table-cell>
          <table:table-cell office:value-type="string">
            <text:p>8:20</text:p>
          </table:table-cell>
          <table:table-cell table:style-name="ce6" office:value-type="string">
            <text:p>9:20</text:p>
          </table:table-cell>
          <table:table-cell office:value-type="string">
            <text:p>10:20</text:p>
          </table:table-cell>
          <table:table-cell table:style-name="ce6" office:value-type="string">
            <text:p>11:20</text:p>
          </table:table-cell>
          <table:table-cell office:value-type="string">
            <text:p>12:20</text:p>
          </table:table-cell>
          <table:table-cell table:style-name="ce6" office:value-type="string">
            <text:p>13:20</text:p>
          </table:table-cell>
          <table:table-cell office:value-type="string">
            <text:p>13:45</text:p>
          </table:table-cell>
          <table:table-cell table:style-name="ce6" office:value-type="string">
            <text:p>14:20</text:p>
          </table:table-cell>
          <table:table-cell office:value-type="string">
            <text:p>15:20</text:p>
          </table:table-cell>
          <table:table-cell table:style-name="ce6" office:value-type="string">
            <text:p>16:20</text:p>
          </table:table-cell>
          <table:table-cell office:value-type="string">
            <text:p>17:20</text:p>
          </table:table-cell>
          <table:table-cell office:value-type="string">
            <text:p>18:20</text:p>
          </table:table-cell>
          <table:table-cell office:value-type="string">
            <text:p>19:50</text:p>
          </table:table-cell>
          <table:table-cell table:style-name="ce6" office:value-type="string">
            <text:p>21:33</text:p>
          </table:table-cell>
          <table:table-cell table:number-columns-repeated="1005"/>
        </table:table-row>
        <table:table-row table:style-name="ro1">
          <table:table-cell office:value-type="string">
            <text:p>Szczecińska Syrenki</text:p>
          </table:table-cell>
          <table:table-cell office:value-type="string">
            <text:p>5:46</text:p>
          </table:table-cell>
          <table:table-cell office:value-type="string">
            <text:p>6:51</text:p>
          </table:table-cell>
          <table:table-cell office:value-type="string">
            <text:p>7:21</text:p>
          </table:table-cell>
          <table:table-cell office:value-type="string">
            <text:p>7:51</text:p>
          </table:table-cell>
          <table:table-cell office:value-type="string">
            <text:p>8:21</text:p>
          </table:table-cell>
          <table:table-cell table:style-name="ce6" office:value-type="string">
            <text:p>9:21</text:p>
          </table:table-cell>
          <table:table-cell office:value-type="string">
            <text:p>10:21</text:p>
          </table:table-cell>
          <table:table-cell table:style-name="ce6" office:value-type="string">
            <text:p>11:21</text:p>
          </table:table-cell>
          <table:table-cell office:value-type="string">
            <text:p>12:21</text:p>
          </table:table-cell>
          <table:table-cell table:style-name="ce6" office:value-type="string">
            <text:p>13:21</text:p>
          </table:table-cell>
          <table:table-cell office:value-type="string">
            <text:p>13:46</text:p>
          </table:table-cell>
          <table:table-cell table:style-name="ce6" office:value-type="string">
            <text:p>14:21</text:p>
          </table:table-cell>
          <table:table-cell office:value-type="string">
            <text:p>15:21</text:p>
          </table:table-cell>
          <table:table-cell table:style-name="ce6" office:value-type="string">
            <text:p>16:21</text:p>
          </table:table-cell>
          <table:table-cell office:value-type="string">
            <text:p>17:21</text:p>
          </table:table-cell>
          <table:table-cell office:value-type="string">
            <text:p>18:21</text:p>
          </table:table-cell>
          <table:table-cell office:value-type="string">
            <text:p>19:51</text:p>
          </table:table-cell>
          <table:table-cell table:style-name="ce6" office:value-type="string">
            <text:p>21:34</text:p>
          </table:table-cell>
          <table:table-cell table:number-columns-repeated="1005"/>
        </table:table-row>
        <table:table-row table:style-name="ro1">
          <table:table-cell office:value-type="string">
            <text:p>Szczecińska Zakłady Usługowe</text:p>
          </table:table-cell>
          <table:table-cell office:value-type="string">
            <text:p>5:48</text:p>
          </table:table-cell>
          <table:table-cell office:value-type="string">
            <text:p>6:53</text:p>
          </table:table-cell>
          <table:table-cell office:value-type="string">
            <text:p>7:23</text:p>
          </table:table-cell>
          <table:table-cell office:value-type="string">
            <text:p>7:53</text:p>
          </table:table-cell>
          <table:table-cell office:value-type="string">
            <text:p>8:23</text:p>
          </table:table-cell>
          <table:table-cell table:style-name="ce6" office:value-type="string">
            <text:p>9:23</text:p>
          </table:table-cell>
          <table:table-cell office:value-type="string">
            <text:p>10:23</text:p>
          </table:table-cell>
          <table:table-cell table:style-name="ce6" office:value-type="string">
            <text:p>11:23</text:p>
          </table:table-cell>
          <table:table-cell office:value-type="string">
            <text:p>12:23</text:p>
          </table:table-cell>
          <table:table-cell table:style-name="ce6" office:value-type="string">
            <text:p>13:23</text:p>
          </table:table-cell>
          <table:table-cell office:value-type="string">
            <text:p>13:48</text:p>
          </table:table-cell>
          <table:table-cell table:style-name="ce6" office:value-type="string">
            <text:p>14:23</text:p>
          </table:table-cell>
          <table:table-cell office:value-type="string">
            <text:p>15:23</text:p>
          </table:table-cell>
          <table:table-cell table:style-name="ce6" office:value-type="string">
            <text:p>16:23</text:p>
          </table:table-cell>
          <table:table-cell office:value-type="string">
            <text:p>17:23</text:p>
          </table:table-cell>
          <table:table-cell office:value-type="string">
            <text:p>18:23</text:p>
          </table:table-cell>
          <table:table-cell office:value-type="string">
            <text:p>19:53</text:p>
          </table:table-cell>
          <table:table-cell table:style-name="ce6" office:value-type="string">
            <text:p>21:36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</table:table>
      <table:table table:name="2_3" table:style-name="ta1" table:print="false">
        <office:forms form:automatic-focus="false" form:apply-design-mode="false"/>
        <table:table-column table:style-name="co14" table:default-cell-style-name="Default"/>
        <table:table-column table:style-name="co13" table:default-cell-style-name="ce6"/>
        <table:table-column table:style-name="co13" table:number-columns-repeated="5" table:default-cell-style-name="Default"/>
        <table:table-column table:style-name="co13" table:default-cell-style-name="ce6"/>
        <table:table-column table:style-name="co13" table:number-columns-repeated="1016" table:default-cell-style-name="Default"/>
        <table:table-row table:style-name="ro1">
          <table:table-cell office:value-type="string">
            <text:p>Władysława IV Pętla</text:p>
          </table:table-cell>
          <table:table-cell office:value-type="string">
            <text:p>5:27</text:p>
          </table:table-cell>
          <table:table-cell office:value-type="string">
            <text:p>6:35d</text:p>
          </table:table-cell>
          <table:table-cell office:value-type="string">
            <text:p>7:35d</text:p>
          </table:table-cell>
          <table:table-cell office:value-type="string">
            <text:p>8:32d</text:p>
          </table:table-cell>
          <table:table-cell office:value-type="string">
            <text:p>9:02d</text:p>
          </table:table-cell>
          <table:table-cell office:value-type="string">
            <text:p>9:32d</text:p>
          </table:table-cell>
          <table:table-cell office:value-type="string">
            <text:p>10:02</text:p>
          </table:table-cell>
          <table:table-cell office:value-type="string">
            <text:p>10:32d</text:p>
          </table:table-cell>
          <table:table-cell office:value-type="string">
            <text:p>11:02d</text:p>
          </table:table-cell>
          <table:table-cell office:value-type="string">
            <text:p>11:32d</text:p>
          </table:table-cell>
          <table:table-cell table:style-name="ce6" office:value-type="string">
            <text:p>12:02</text:p>
          </table:table-cell>
          <table:table-cell office:value-type="string">
            <text:p>12:32d</text:p>
          </table:table-cell>
          <table:table-cell office:value-type="string">
            <text:p>13:02d</text:p>
          </table:table-cell>
          <table:table-cell table:style-name="ce6" office:value-type="string">
            <text:p>13:27</text:p>
          </table:table-cell>
          <table:table-cell table:style-name="ce6" office:value-type="string">
            <text:p>14:02</text:p>
          </table:table-cell>
          <table:table-cell office:value-type="string">
            <text:p>14:32d</text:p>
          </table:table-cell>
          <table:table-cell office:value-type="string">
            <text:p>15:02d</text:p>
          </table:table-cell>
          <table:table-cell office:value-type="string">
            <text:p>15:32d</text:p>
          </table:table-cell>
          <table:table-cell table:style-name="ce6" office:value-type="string">
            <text:p>16:02</text:p>
          </table:table-cell>
          <table:table-cell office:value-type="string">
            <text:p>16:32d</text:p>
          </table:table-cell>
          <table:table-cell office:value-type="string">
            <text:p>17:02d</text:p>
          </table:table-cell>
          <table:table-cell office:value-type="string">
            <text:p>17:32d</text:p>
          </table:table-cell>
          <table:table-cell table:style-name="ce6" office:value-type="string">
            <text:p>18:02</text:p>
          </table:table-cell>
          <table:table-cell office:value-type="string">
            <text:p>18:32d</text:p>
          </table:table-cell>
          <table:table-cell office:value-type="string">
            <text:p>19:02d</text:p>
          </table:table-cell>
          <table:table-cell office:value-type="string">
            <text:p>20:15d</text:p>
          </table:table-cell>
          <table:table-cell table:style-name="ce6" office:value-type="string">
            <text:p>21:15</text:p>
          </table:table-cell>
          <table:table-cell office:value-type="string">
            <text:p>22:15d</text:p>
          </table:table-cell>
          <table:table-cell table:number-columns-repeated="995"/>
        </table:table-row>
        <table:table-row table:style-name="ro1">
          <table:table-cell office:value-type="string">
            <text:p>Władysława IV Kwiatkowskiego</text:p>
          </table:table-cell>
          <table:table-cell office:value-type="string">
            <text:p>5:29</text:p>
          </table:table-cell>
          <table:table-cell office:value-type="string">
            <text:p>6:37d</text:p>
          </table:table-cell>
          <table:table-cell office:value-type="string">
            <text:p>7:37d</text:p>
          </table:table-cell>
          <table:table-cell office:value-type="string">
            <text:p>8:34d</text:p>
          </table:table-cell>
          <table:table-cell office:value-type="string">
            <text:p>9:04d</text:p>
          </table:table-cell>
          <table:table-cell office:value-type="string">
            <text:p>9:34d</text:p>
          </table:table-cell>
          <table:table-cell office:value-type="string">
            <text:p>10:04</text:p>
          </table:table-cell>
          <table:table-cell office:value-type="string">
            <text:p>10:34d</text:p>
          </table:table-cell>
          <table:table-cell office:value-type="string">
            <text:p>11:04d</text:p>
          </table:table-cell>
          <table:table-cell office:value-type="string">
            <text:p>11:34d</text:p>
          </table:table-cell>
          <table:table-cell table:style-name="ce6" office:value-type="string">
            <text:p>12:04</text:p>
          </table:table-cell>
          <table:table-cell office:value-type="string">
            <text:p>12:34d</text:p>
          </table:table-cell>
          <table:table-cell office:value-type="string">
            <text:p>13:04d</text:p>
          </table:table-cell>
          <table:table-cell table:style-name="ce6" office:value-type="string">
            <text:p>13:29</text:p>
          </table:table-cell>
          <table:table-cell table:style-name="ce6" office:value-type="string">
            <text:p>14:04</text:p>
          </table:table-cell>
          <table:table-cell office:value-type="string">
            <text:p>14:34d</text:p>
          </table:table-cell>
          <table:table-cell office:value-type="string">
            <text:p>15:04d</text:p>
          </table:table-cell>
          <table:table-cell office:value-type="string">
            <text:p>15:34d</text:p>
          </table:table-cell>
          <table:table-cell table:style-name="ce6" office:value-type="string">
            <text:p>16:04</text:p>
          </table:table-cell>
          <table:table-cell office:value-type="string">
            <text:p>16:34d</text:p>
          </table:table-cell>
          <table:table-cell office:value-type="string">
            <text:p>17:04d</text:p>
          </table:table-cell>
          <table:table-cell office:value-type="string">
            <text:p>17:34d</text:p>
          </table:table-cell>
          <table:table-cell table:style-name="ce6" office:value-type="string">
            <text:p>18:04</text:p>
          </table:table-cell>
          <table:table-cell office:value-type="string">
            <text:p>18:34d</text:p>
          </table:table-cell>
          <table:table-cell office:value-type="string">
            <text:p>19:04d</text:p>
          </table:table-cell>
          <table:table-cell office:value-type="string">
            <text:p>20:17d</text:p>
          </table:table-cell>
          <table:table-cell table:style-name="ce6" office:value-type="string">
            <text:p>21:17</text:p>
          </table:table-cell>
          <table:table-cell office:value-type="string">
            <text:p>22:17d</text:p>
          </table:table-cell>
          <table:table-cell table:number-columns-repeated="995"/>
        </table:table-row>
        <table:table-row table:style-name="ro1">
          <table:table-cell office:value-type="string">
            <text:p>Władysława IV Sikorskiego</text:p>
          </table:table-cell>
          <table:table-cell office:value-type="string">
            <text:p>5:30</text:p>
          </table:table-cell>
          <table:table-cell office:value-type="string">
            <text:p>6:38d</text:p>
          </table:table-cell>
          <table:table-cell office:value-type="string">
            <text:p>7:38d</text:p>
          </table:table-cell>
          <table:table-cell office:value-type="string">
            <text:p>8:35d</text:p>
          </table:table-cell>
          <table:table-cell office:value-type="string">
            <text:p>9:05d</text:p>
          </table:table-cell>
          <table:table-cell office:value-type="string">
            <text:p>9:35d</text:p>
          </table:table-cell>
          <table:table-cell office:value-type="string">
            <text:p>10:05</text:p>
          </table:table-cell>
          <table:table-cell office:value-type="string">
            <text:p>10:35d</text:p>
          </table:table-cell>
          <table:table-cell office:value-type="string">
            <text:p>11:05d</text:p>
          </table:table-cell>
          <table:table-cell office:value-type="string">
            <text:p>11:35d</text:p>
          </table:table-cell>
          <table:table-cell table:style-name="ce6" office:value-type="string">
            <text:p>12:05</text:p>
          </table:table-cell>
          <table:table-cell office:value-type="string">
            <text:p>12:35d</text:p>
          </table:table-cell>
          <table:table-cell office:value-type="string">
            <text:p>13:05d</text:p>
          </table:table-cell>
          <table:table-cell table:style-name="ce6" office:value-type="string">
            <text:p>13:30</text:p>
          </table:table-cell>
          <table:table-cell table:style-name="ce6" office:value-type="string">
            <text:p>14:05</text:p>
          </table:table-cell>
          <table:table-cell office:value-type="string">
            <text:p>14:35d</text:p>
          </table:table-cell>
          <table:table-cell office:value-type="string">
            <text:p>15:05d</text:p>
          </table:table-cell>
          <table:table-cell office:value-type="string">
            <text:p>15:35d</text:p>
          </table:table-cell>
          <table:table-cell table:style-name="ce6" office:value-type="string">
            <text:p>16:05</text:p>
          </table:table-cell>
          <table:table-cell office:value-type="string">
            <text:p>16:35d</text:p>
          </table:table-cell>
          <table:table-cell office:value-type="string">
            <text:p>17:05d</text:p>
          </table:table-cell>
          <table:table-cell office:value-type="string">
            <text:p>17:35d</text:p>
          </table:table-cell>
          <table:table-cell table:style-name="ce6" office:value-type="string">
            <text:p>18:05</text:p>
          </table:table-cell>
          <table:table-cell office:value-type="string">
            <text:p>18:35d</text:p>
          </table:table-cell>
          <table:table-cell office:value-type="string">
            <text:p>19:05d</text:p>
          </table:table-cell>
          <table:table-cell office:value-type="string">
            <text:p>20:18d</text:p>
          </table:table-cell>
          <table:table-cell table:style-name="ce6" office:value-type="string">
            <text:p>21:18</text:p>
          </table:table-cell>
          <table:table-cell office:value-type="string">
            <text:p>22:18d</text:p>
          </table:table-cell>
          <table:table-cell table:number-columns-repeated="995"/>
        </table:table-row>
        <table:table-row table:style-name="ro1">
          <table:table-cell office:value-type="string">
            <text:p>Władysława IV Kutrzeby</text:p>
          </table:table-cell>
          <table:table-cell office:value-type="string">
            <text:p>5:31</text:p>
          </table:table-cell>
          <table:table-cell office:value-type="string">
            <text:p>6:39d</text:p>
          </table:table-cell>
          <table:table-cell office:value-type="string">
            <text:p>7:39d</text:p>
          </table:table-cell>
          <table:table-cell office:value-type="string">
            <text:p>8:36d</text:p>
          </table:table-cell>
          <table:table-cell office:value-type="string">
            <text:p>9:06d</text:p>
          </table:table-cell>
          <table:table-cell office:value-type="string">
            <text:p>9:36d</text:p>
          </table:table-cell>
          <table:table-cell office:value-type="string">
            <text:p>10:06</text:p>
          </table:table-cell>
          <table:table-cell office:value-type="string">
            <text:p>10:36d</text:p>
          </table:table-cell>
          <table:table-cell office:value-type="string">
            <text:p>11:06d</text:p>
          </table:table-cell>
          <table:table-cell office:value-type="string">
            <text:p>11:36d</text:p>
          </table:table-cell>
          <table:table-cell table:style-name="ce6" office:value-type="string">
            <text:p>12:06</text:p>
          </table:table-cell>
          <table:table-cell office:value-type="string">
            <text:p>12:36d</text:p>
          </table:table-cell>
          <table:table-cell office:value-type="string">
            <text:p>13:06d</text:p>
          </table:table-cell>
          <table:table-cell table:style-name="ce6" office:value-type="string">
            <text:p>13:31</text:p>
          </table:table-cell>
          <table:table-cell table:style-name="ce6" office:value-type="string">
            <text:p>14:06</text:p>
          </table:table-cell>
          <table:table-cell office:value-type="string">
            <text:p>14:36d</text:p>
          </table:table-cell>
          <table:table-cell office:value-type="string">
            <text:p>15:06d</text:p>
          </table:table-cell>
          <table:table-cell office:value-type="string">
            <text:p>15:36d</text:p>
          </table:table-cell>
          <table:table-cell table:style-name="ce6" office:value-type="string">
            <text:p>16:06</text:p>
          </table:table-cell>
          <table:table-cell office:value-type="string">
            <text:p>16:36d</text:p>
          </table:table-cell>
          <table:table-cell office:value-type="string">
            <text:p>17:06d</text:p>
          </table:table-cell>
          <table:table-cell office:value-type="string">
            <text:p>17:36d</text:p>
          </table:table-cell>
          <table:table-cell table:style-name="ce6" office:value-type="string">
            <text:p>18:06</text:p>
          </table:table-cell>
          <table:table-cell office:value-type="string">
            <text:p>18:36d</text:p>
          </table:table-cell>
          <table:table-cell office:value-type="string">
            <text:p>19:06d</text:p>
          </table:table-cell>
          <table:table-cell office:value-type="string">
            <text:p>20:19d</text:p>
          </table:table-cell>
          <table:table-cell table:style-name="ce6" office:value-type="string">
            <text:p>21:19</text:p>
          </table:table-cell>
          <table:table-cell office:value-type="string">
            <text:p>22:19d</text:p>
          </table:table-cell>
          <table:table-cell table:number-columns-repeated="995"/>
        </table:table-row>
        <table:table-row table:style-name="ro1">
          <table:table-cell office:value-type="string">
            <text:p>Monte Cassino Młyńska</text:p>
          </table:table-cell>
          <table:table-cell office:value-type="string">
            <text:p>5:33</text:p>
          </table:table-cell>
          <table:table-cell office:value-type="string">
            <text:p>6:41d</text:p>
          </table:table-cell>
          <table:table-cell office:value-type="string">
            <text:p>7:41d</text:p>
          </table:table-cell>
          <table:table-cell office:value-type="string">
            <text:p>8:38d</text:p>
          </table:table-cell>
          <table:table-cell office:value-type="string">
            <text:p>9:08d</text:p>
          </table:table-cell>
          <table:table-cell office:value-type="string">
            <text:p>9:38d</text:p>
          </table:table-cell>
          <table:table-cell office:value-type="string">
            <text:p>10:08</text:p>
          </table:table-cell>
          <table:table-cell office:value-type="string">
            <text:p>10:38d</text:p>
          </table:table-cell>
          <table:table-cell office:value-type="string">
            <text:p>11:08d</text:p>
          </table:table-cell>
          <table:table-cell office:value-type="string">
            <text:p>11:38d</text:p>
          </table:table-cell>
          <table:table-cell table:style-name="ce6" office:value-type="string">
            <text:p>12:08</text:p>
          </table:table-cell>
          <table:table-cell office:value-type="string">
            <text:p>12:38d</text:p>
          </table:table-cell>
          <table:table-cell office:value-type="string">
            <text:p>13:08d</text:p>
          </table:table-cell>
          <table:table-cell table:style-name="ce6" office:value-type="string">
            <text:p>13:33</text:p>
          </table:table-cell>
          <table:table-cell table:style-name="ce6" office:value-type="string">
            <text:p>14:08</text:p>
          </table:table-cell>
          <table:table-cell office:value-type="string">
            <text:p>14:38d</text:p>
          </table:table-cell>
          <table:table-cell office:value-type="string">
            <text:p>15:08d</text:p>
          </table:table-cell>
          <table:table-cell office:value-type="string">
            <text:p>15:38d</text:p>
          </table:table-cell>
          <table:table-cell table:style-name="ce6" office:value-type="string">
            <text:p>16:08</text:p>
          </table:table-cell>
          <table:table-cell office:value-type="string">
            <text:p>16:38d</text:p>
          </table:table-cell>
          <table:table-cell office:value-type="string">
            <text:p>17:08d</text:p>
          </table:table-cell>
          <table:table-cell office:value-type="string">
            <text:p>17:38d</text:p>
          </table:table-cell>
          <table:table-cell table:style-name="ce6" office:value-type="string">
            <text:p>18:08</text:p>
          </table:table-cell>
          <table:table-cell office:value-type="string">
            <text:p>18:38d</text:p>
          </table:table-cell>
          <table:table-cell office:value-type="string">
            <text:p>19:08d</text:p>
          </table:table-cell>
          <table:table-cell office:value-type="string">
            <text:p>20:21d</text:p>
          </table:table-cell>
          <table:table-cell table:style-name="ce6" office:value-type="string">
            <text:p>21:21</text:p>
          </table:table-cell>
          <table:table-cell office:value-type="string">
            <text:p>22:21d</text:p>
          </table:table-cell>
          <table:table-cell table:number-columns-repeated="995"/>
        </table:table-row>
        <table:table-row table:style-name="ro1">
          <table:table-cell office:value-type="string">
            <text:p>Waryńskiego</text:p>
          </table:table-cell>
          <table:table-cell office:value-type="string">
            <text:p>5:35</text:p>
          </table:table-cell>
          <table:table-cell office:value-type="string">
            <text:p>6:43d</text:p>
          </table:table-cell>
          <table:table-cell office:value-type="string">
            <text:p>7:43d</text:p>
          </table:table-cell>
          <table:table-cell office:value-type="string">
            <text:p>8:40d</text:p>
          </table:table-cell>
          <table:table-cell office:value-type="string">
            <text:p>9:10d</text:p>
          </table:table-cell>
          <table:table-cell office:value-type="string">
            <text:p>9:40d</text:p>
          </table:table-cell>
          <table:table-cell office:value-type="string">
            <text:p>10:10</text:p>
          </table:table-cell>
          <table:table-cell office:value-type="string">
            <text:p>10:40d</text:p>
          </table:table-cell>
          <table:table-cell office:value-type="string">
            <text:p>11:10d</text:p>
          </table:table-cell>
          <table:table-cell office:value-type="string">
            <text:p>11:40d</text:p>
          </table:table-cell>
          <table:table-cell table:style-name="ce6" office:value-type="string">
            <text:p>12:10</text:p>
          </table:table-cell>
          <table:table-cell office:value-type="string">
            <text:p>12:40d</text:p>
          </table:table-cell>
          <table:table-cell office:value-type="string">
            <text:p>13:10d</text:p>
          </table:table-cell>
          <table:table-cell table:style-name="ce6" office:value-type="string">
            <text:p>13:35</text:p>
          </table:table-cell>
          <table:table-cell table:style-name="ce6" office:value-type="string">
            <text:p>14:10</text:p>
          </table:table-cell>
          <table:table-cell office:value-type="string">
            <text:p>14:40d</text:p>
          </table:table-cell>
          <table:table-cell office:value-type="string">
            <text:p>15:10d</text:p>
          </table:table-cell>
          <table:table-cell office:value-type="string">
            <text:p>15:40d</text:p>
          </table:table-cell>
          <table:table-cell table:style-name="ce6" office:value-type="string">
            <text:p>16:10</text:p>
          </table:table-cell>
          <table:table-cell office:value-type="string">
            <text:p>16:40d</text:p>
          </table:table-cell>
          <table:table-cell office:value-type="string">
            <text:p>17:10d</text:p>
          </table:table-cell>
          <table:table-cell office:value-type="string">
            <text:p>17:40d</text:p>
          </table:table-cell>
          <table:table-cell table:style-name="ce6" office:value-type="string">
            <text:p>18:10</text:p>
          </table:table-cell>
          <table:table-cell office:value-type="string">
            <text:p>18:40d</text:p>
          </table:table-cell>
          <table:table-cell office:value-type="string">
            <text:p>19:10d</text:p>
          </table:table-cell>
          <table:table-cell office:value-type="string">
            <text:p>20:23d</text:p>
          </table:table-cell>
          <table:table-cell table:style-name="ce6" office:value-type="string">
            <text:p>21:23</text:p>
          </table:table-cell>
          <table:table-cell office:value-type="string">
            <text:p>22:23d</text:p>
          </table:table-cell>
          <table:table-cell table:number-columns-repeated="995"/>
        </table:table-row>
        <table:table-row table:style-name="ro1">
          <table:table-cell office:value-type="string">
            <text:p>Zwycięstwa Waryńskiego</text:p>
          </table:table-cell>
          <table:table-cell office:value-type="string">
            <text:p>5:37</text:p>
          </table:table-cell>
          <table:table-cell office:value-type="string">
            <text:p>6:45d</text:p>
          </table:table-cell>
          <table:table-cell office:value-type="string">
            <text:p>7:45d</text:p>
          </table:table-cell>
          <table:table-cell office:value-type="string">
            <text:p>8:42d</text:p>
          </table:table-cell>
          <table:table-cell office:value-type="string">
            <text:p>9:12d</text:p>
          </table:table-cell>
          <table:table-cell office:value-type="string">
            <text:p>9:42d</text:p>
          </table:table-cell>
          <table:table-cell office:value-type="string">
            <text:p>10:12</text:p>
          </table:table-cell>
          <table:table-cell office:value-type="string">
            <text:p>10:42d</text:p>
          </table:table-cell>
          <table:table-cell office:value-type="string">
            <text:p>11:12d</text:p>
          </table:table-cell>
          <table:table-cell office:value-type="string">
            <text:p>11:42d</text:p>
          </table:table-cell>
          <table:table-cell table:style-name="ce6" office:value-type="string">
            <text:p>12:12</text:p>
          </table:table-cell>
          <table:table-cell office:value-type="string">
            <text:p>12:42d</text:p>
          </table:table-cell>
          <table:table-cell office:value-type="string">
            <text:p>13:12d</text:p>
          </table:table-cell>
          <table:table-cell table:style-name="ce6" office:value-type="string">
            <text:p>13:37</text:p>
          </table:table-cell>
          <table:table-cell table:style-name="ce6" office:value-type="string">
            <text:p>14:12</text:p>
          </table:table-cell>
          <table:table-cell office:value-type="string">
            <text:p>14:42d</text:p>
          </table:table-cell>
          <table:table-cell office:value-type="string">
            <text:p>15:12d</text:p>
          </table:table-cell>
          <table:table-cell office:value-type="string">
            <text:p>15:42d</text:p>
          </table:table-cell>
          <table:table-cell table:style-name="ce6" office:value-type="string">
            <text:p>16:12</text:p>
          </table:table-cell>
          <table:table-cell office:value-type="string">
            <text:p>16:42d</text:p>
          </table:table-cell>
          <table:table-cell office:value-type="string">
            <text:p>17:12d</text:p>
          </table:table-cell>
          <table:table-cell office:value-type="string">
            <text:p>17:42d</text:p>
          </table:table-cell>
          <table:table-cell table:style-name="ce6" office:value-type="string">
            <text:p>18:12</text:p>
          </table:table-cell>
          <table:table-cell office:value-type="string">
            <text:p>18:42d</text:p>
          </table:table-cell>
          <table:table-cell office:value-type="string">
            <text:p>19:12d</text:p>
          </table:table-cell>
          <table:table-cell office:value-type="string">
            <text:p>20:25d</text:p>
          </table:table-cell>
          <table:table-cell table:style-name="ce6" office:value-type="string">
            <text:p>21:25</text:p>
          </table:table-cell>
          <table:table-cell office:value-type="string">
            <text:p>22:25d</text:p>
          </table:table-cell>
          <table:table-cell table:number-columns-repeated="995"/>
        </table:table-row>
        <table:table-row table:style-name="ro1">
          <table:table-cell office:value-type="string">
            <text:p>Stawisińskiego Andersa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string">
            <text:p>Stawisińskiego Racławicka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string">
            <text:p>I Maja Andersa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string">
            <text:p>Zwycięstwa Piłsudskiego</text:p>
          </table:table-cell>
          <table:table-cell office:value-type="string">
            <text:p>5:39</text:p>
          </table:table-cell>
          <table:table-cell office:value-type="string">
            <text:p>6:47d</text:p>
          </table:table-cell>
          <table:table-cell office:value-type="string">
            <text:p>7:47d</text:p>
          </table:table-cell>
          <table:table-cell office:value-type="string">
            <text:p>8:44d</text:p>
          </table:table-cell>
          <table:table-cell office:value-type="string">
            <text:p>9:14d</text:p>
          </table:table-cell>
          <table:table-cell office:value-type="string">
            <text:p>9:44d</text:p>
          </table:table-cell>
          <table:table-cell office:value-type="string">
            <text:p>10:14</text:p>
          </table:table-cell>
          <table:table-cell office:value-type="string">
            <text:p>10:44d</text:p>
          </table:table-cell>
          <table:table-cell office:value-type="string">
            <text:p>11:14d</text:p>
          </table:table-cell>
          <table:table-cell office:value-type="string">
            <text:p>11:44d</text:p>
          </table:table-cell>
          <table:table-cell table:style-name="ce6" office:value-type="string">
            <text:p>12:14</text:p>
          </table:table-cell>
          <table:table-cell office:value-type="string">
            <text:p>12:44d</text:p>
          </table:table-cell>
          <table:table-cell office:value-type="string">
            <text:p>13:14d</text:p>
          </table:table-cell>
          <table:table-cell table:style-name="ce6" office:value-type="string">
            <text:p>13:39</text:p>
          </table:table-cell>
          <table:table-cell table:style-name="ce6" office:value-type="string">
            <text:p>14:14</text:p>
          </table:table-cell>
          <table:table-cell office:value-type="string">
            <text:p>14:44d</text:p>
          </table:table-cell>
          <table:table-cell office:value-type="string">
            <text:p>15:14d</text:p>
          </table:table-cell>
          <table:table-cell office:value-type="string">
            <text:p>15:44d</text:p>
          </table:table-cell>
          <table:table-cell table:style-name="ce6" office:value-type="string">
            <text:p>16:14</text:p>
          </table:table-cell>
          <table:table-cell office:value-type="string">
            <text:p>16:44d</text:p>
          </table:table-cell>
          <table:table-cell office:value-type="string">
            <text:p>17:14d</text:p>
          </table:table-cell>
          <table:table-cell office:value-type="string">
            <text:p>17:44d</text:p>
          </table:table-cell>
          <table:table-cell table:style-name="ce6" office:value-type="string">
            <text:p>18:14</text:p>
          </table:table-cell>
          <table:table-cell office:value-type="string">
            <text:p>18:44d</text:p>
          </table:table-cell>
          <table:table-cell office:value-type="string">
            <text:p>19:14d</text:p>
          </table:table-cell>
          <table:table-cell office:value-type="string">
            <text:p>20:27d</text:p>
          </table:table-cell>
          <table:table-cell table:style-name="ce6" office:value-type="string">
            <text:p>21:27</text:p>
          </table:table-cell>
          <table:table-cell office:value-type="string">
            <text:p>22:27d</text:p>
          </table:table-cell>
          <table:table-cell table:number-columns-repeated="995"/>
        </table:table-row>
        <table:table-row table:style-name="ro1">
          <table:table-cell office:value-type="string">
            <text:p>Rynek Staromiejski</text:p>
          </table:table-cell>
          <table:table-cell office:value-type="string">
            <text:p>5:41</text:p>
          </table:table-cell>
          <table:table-cell office:value-type="string">
            <text:p>6:49d</text:p>
          </table:table-cell>
          <table:table-cell office:value-type="string">
            <text:p>7:49d</text:p>
          </table:table-cell>
          <table:table-cell office:value-type="string">
            <text:p>8:46d</text:p>
          </table:table-cell>
          <table:table-cell office:value-type="string">
            <text:p>9:16d</text:p>
          </table:table-cell>
          <table:table-cell office:value-type="string">
            <text:p>9:46d</text:p>
          </table:table-cell>
          <table:table-cell office:value-type="string">
            <text:p>10:16</text:p>
          </table:table-cell>
          <table:table-cell office:value-type="string">
            <text:p>10:46d</text:p>
          </table:table-cell>
          <table:table-cell office:value-type="string">
            <text:p>11:16d</text:p>
          </table:table-cell>
          <table:table-cell office:value-type="string">
            <text:p>11:46d</text:p>
          </table:table-cell>
          <table:table-cell table:style-name="ce6" office:value-type="string">
            <text:p>12:16</text:p>
          </table:table-cell>
          <table:table-cell office:value-type="string">
            <text:p>12:46d</text:p>
          </table:table-cell>
          <table:table-cell office:value-type="string">
            <text:p>13:16d</text:p>
          </table:table-cell>
          <table:table-cell table:style-name="ce6" office:value-type="string">
            <text:p>13:41</text:p>
          </table:table-cell>
          <table:table-cell table:style-name="ce6" office:value-type="string">
            <text:p>14:16</text:p>
          </table:table-cell>
          <table:table-cell office:value-type="string">
            <text:p>14:46d</text:p>
          </table:table-cell>
          <table:table-cell office:value-type="string">
            <text:p>15:16d</text:p>
          </table:table-cell>
          <table:table-cell office:value-type="string">
            <text:p>15:46d</text:p>
          </table:table-cell>
          <table:table-cell table:style-name="ce6" office:value-type="string">
            <text:p>16:16</text:p>
          </table:table-cell>
          <table:table-cell office:value-type="string">
            <text:p>16:46d</text:p>
          </table:table-cell>
          <table:table-cell office:value-type="string">
            <text:p>17:16d</text:p>
          </table:table-cell>
          <table:table-cell office:value-type="string">
            <text:p>17:46d</text:p>
          </table:table-cell>
          <table:table-cell table:style-name="ce6" office:value-type="string">
            <text:p>18:16</text:p>
          </table:table-cell>
          <table:table-cell office:value-type="string">
            <text:p>18:46d</text:p>
          </table:table-cell>
          <table:table-cell office:value-type="string">
            <text:p>19:16d</text:p>
          </table:table-cell>
          <table:table-cell office:value-type="string">
            <text:p>20:29d</text:p>
          </table:table-cell>
          <table:table-cell table:style-name="ce6" office:value-type="string">
            <text:p>21:29</text:p>
          </table:table-cell>
          <table:table-cell office:value-type="string">
            <text:p>22:29d</text:p>
          </table:table-cell>
          <table:table-cell table:number-columns-repeated="995"/>
        </table:table-row>
        <table:table-row table:style-name="ro1">
          <table:table-cell office:value-type="string">
            <text:p>Dworzec PKS</text:p>
          </table:table-cell>
          <table:table-cell office:value-type="string">
            <text:p>5:43</text:p>
          </table:table-cell>
          <table:table-cell table:style-name="ce6" office:value-type="string">
            <text:p>10:18</text:p>
          </table:table-cell>
          <table:table-cell table:style-name="ce6" office:value-type="string">
            <text:p>12:18</text:p>
          </table:table-cell>
          <table:table-cell table:style-name="ce6" office:value-type="string">
            <text:p>13:43</text:p>
          </table:table-cell>
          <table:table-cell table:style-name="ce6" office:value-type="string">
            <text:p>14:18</text:p>
          </table:table-cell>
          <table:table-cell table:style-name="ce6" office:value-type="string">
            <text:p>16:18</text:p>
          </table:table-cell>
          <table:table-cell office:value-type="string">
            <text:p>18:18</text:p>
          </table:table-cell>
          <table:table-cell table:style-name="ce6" office:value-type="string">
            <text:p>21:31</text:p>
          </table:table-cell>
          <table:table-cell table:number-columns-repeated="1015"/>
        </table:table-row>
        <table:table-row table:style-name="ro1">
          <table:table-cell office:value-type="string">
            <text:p>Szczecińska Mieszka I</text:p>
          </table:table-cell>
          <table:table-cell office:value-type="string">
            <text:p>5:44</text:p>
          </table:table-cell>
          <table:table-cell table:style-name="ce6" office:value-type="string">
            <text:p>10:19</text:p>
          </table:table-cell>
          <table:table-cell table:style-name="ce6" office:value-type="string">
            <text:p>12:19</text:p>
          </table:table-cell>
          <table:table-cell table:style-name="ce6" office:value-type="string">
            <text:p>13:44</text:p>
          </table:table-cell>
          <table:table-cell table:style-name="ce6" office:value-type="string">
            <text:p>14:19</text:p>
          </table:table-cell>
          <table:table-cell table:style-name="ce6" office:value-type="string">
            <text:p>16:19</text:p>
          </table:table-cell>
          <table:table-cell office:value-type="string">
            <text:p>18:19</text:p>
          </table:table-cell>
          <table:table-cell table:style-name="ce6" office:value-type="string">
            <text:p>21:32</text:p>
          </table:table-cell>
          <table:table-cell table:number-columns-repeated="1015"/>
        </table:table-row>
        <table:table-row table:style-name="ro1">
          <table:table-cell office:value-type="string">
            <text:p>Szczecińska Brzozowa</text:p>
          </table:table-cell>
          <table:table-cell office:value-type="string">
            <text:p>5:45</text:p>
          </table:table-cell>
          <table:table-cell table:style-name="ce6" office:value-type="string">
            <text:p>10:20</text:p>
          </table:table-cell>
          <table:table-cell table:style-name="ce6" office:value-type="string">
            <text:p>12:20</text:p>
          </table:table-cell>
          <table:table-cell table:style-name="ce6" office:value-type="string">
            <text:p>13:45</text:p>
          </table:table-cell>
          <table:table-cell table:style-name="ce6" office:value-type="string">
            <text:p>14:20</text:p>
          </table:table-cell>
          <table:table-cell table:style-name="ce6" office:value-type="string">
            <text:p>16:20</text:p>
          </table:table-cell>
          <table:table-cell office:value-type="string">
            <text:p>18:20</text:p>
          </table:table-cell>
          <table:table-cell table:style-name="ce6" office:value-type="string">
            <text:p>21:33</text:p>
          </table:table-cell>
          <table:table-cell table:number-columns-repeated="1015"/>
        </table:table-row>
        <table:table-row table:style-name="ro1">
          <table:table-cell office:value-type="string">
            <text:p>Szczecińska Syrenki</text:p>
          </table:table-cell>
          <table:table-cell office:value-type="string">
            <text:p>5:46</text:p>
          </table:table-cell>
          <table:table-cell table:style-name="ce6" office:value-type="string">
            <text:p>10:21</text:p>
          </table:table-cell>
          <table:table-cell table:style-name="ce6" office:value-type="string">
            <text:p>12:21</text:p>
          </table:table-cell>
          <table:table-cell table:style-name="ce6" office:value-type="string">
            <text:p>13:46</text:p>
          </table:table-cell>
          <table:table-cell table:style-name="ce6" office:value-type="string">
            <text:p>14:21</text:p>
          </table:table-cell>
          <table:table-cell table:style-name="ce6" office:value-type="string">
            <text:p>16:21</text:p>
          </table:table-cell>
          <table:table-cell office:value-type="string">
            <text:p>18:21</text:p>
          </table:table-cell>
          <table:table-cell table:style-name="ce6" office:value-type="string">
            <text:p>21:34</text:p>
          </table:table-cell>
          <table:table-cell table:number-columns-repeated="1015"/>
        </table:table-row>
        <table:table-row table:style-name="ro1">
          <table:table-cell office:value-type="string">
            <text:p>Szczecińska Zakłady Usługowe</text:p>
          </table:table-cell>
          <table:table-cell office:value-type="string">
            <text:p>5:48</text:p>
          </table:table-cell>
          <table:table-cell table:style-name="ce6" office:value-type="string">
            <text:p>10:23</text:p>
          </table:table-cell>
          <table:table-cell table:style-name="ce6" office:value-type="string">
            <text:p>12:23</text:p>
          </table:table-cell>
          <table:table-cell table:style-name="ce6" office:value-type="string">
            <text:p>13:48</text:p>
          </table:table-cell>
          <table:table-cell table:style-name="ce6" office:value-type="string">
            <text:p>14:23</text:p>
          </table:table-cell>
          <table:table-cell table:style-name="ce6" office:value-type="string">
            <text:p>16:23</text:p>
          </table:table-cell>
          <table:table-cell office:value-type="string">
            <text:p>18:23</text:p>
          </table:table-cell>
          <table:table-cell table:style-name="ce6" office:value-type="string">
            <text:p>21:36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style-name="ce6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6"/>
          <table:table-cell table:number-columns-repeated="4"/>
          <table:table-cell table:style-name="Default"/>
          <table:table-cell table:number-columns-repeated="1016"/>
        </table:table-row>
      </table:table>
      <table:database-ranges>
        <table:database-range table:name="__Anonymous_Sheet_DB__1" table:target-range-address="1_1.B1:1_1.AH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.06.2011</text:date>, <text:time>15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3M17S</meta:editing-duration>
    <meta:editing-cycles>121</meta:editing-cycles>
    <meta:generator>LibreOffice/3.4$Win32 LibreOffice_project/340m1$Build-12</meta:generator>
    <dc:date>2011-06-29T15:38:23.06</dc:date>
    <dc:creator>Patryk </dc:creator>
    <meta:document-statistic meta:table-count="7" meta:cell-count="2848" meta:object-count="0"/>
    <meta:user-defined meta:name="Info 1"/>
    <meta:user-defined meta:name="Info 2"/>
    <meta:user-defined meta:name="Info 3"/>
    <meta:user-defined meta:name="Info 4"/>
  </office:meta>
</office:document-meta>
</file>